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paragraph-properties fo:text-align="justify" style:justify-single-word="false" fo:padding="0cm" fo:border="none" style:shadow="none" style:join-border="false"/>
    </style:style>
    <style:style style:name="P41" style:family="paragraph" style:parent-style-name="Text_20_body">
      <style:paragraph-properties fo:text-align="justify" style:justify-single-word="false" fo:padding="0cm" fo:border="none" style:shadow="none" style:join-border="false"/>
      <style:text-properties officeooo:paragraph-rsid="0136c708"/>
    </style:style>
    <style:style style:name="P42" style:family="paragraph" style:parent-style-name="Text_20_body">
      <style:paragraph-properties fo:text-align="justify" style:justify-single-word="false" fo:padding="0cm" fo:border="none" style:shadow="none" style:join-border="false"/>
      <style:text-properties officeooo:paragraph-rsid="014f8123"/>
    </style:style>
    <style:style style:name="P43" style:family="paragraph" style:parent-style-name="Text_20_body">
      <style:paragraph-properties fo:text-align="justify" style:justify-single-word="false" fo:padding="0cm" fo:border="none" style:shadow="none" style:join-border="false"/>
      <style:text-properties officeooo:paragraph-rsid="027397fe"/>
    </style:style>
    <style:style style:name="P44" style:family="paragraph" style:parent-style-name="Text_20_body">
      <style:paragraph-properties fo:text-align="justify" style:justify-single-word="false" fo:padding="0cm" fo:border="none" style:shadow="none" style:join-border="false"/>
      <style:text-properties officeooo:paragraph-rsid="02740f01"/>
    </style:style>
    <style:style style:name="P45" style:family="paragraph" style:parent-style-name="Text_20_body">
      <style:paragraph-properties fo:text-align="justify" style:justify-single-word="false" fo:padding="0cm" fo:border="none" style:shadow="none" style:join-border="false"/>
      <style:text-properties fo:background-color="#ffff00"/>
    </style:style>
    <style:style style:name="P46"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47"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48"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49"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0" style:family="paragraph" style:parent-style-name="Text_20_body">
      <style:paragraph-properties fo:text-align="center" style:justify-single-word="false" fo:padding="0cm" fo:border="none" style:shadow="none" style:join-border="false"/>
    </style:style>
    <style:style style:name="P51"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2"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3"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4"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77"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79" style:family="paragraph" style:parent-style-name="Text_20_body">
      <style:paragraph-properties fo:text-align="justify" style:justify-single-word="false" fo:padding="0cm" fo:border="none" style:shadow="none" style:join-border="false"/>
      <style:text-properties fo:background-color="transparent"/>
    </style:style>
    <style:style style:name="P80"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1"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2"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3"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4"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85" style:family="paragraph" style:parent-style-name="Text_20_body">
      <style:paragraph-properties fo:text-align="center" style:justify-single-word="false" fo:padding="0cm" fo:border="none" style:shadow="none" style:join-border="false"/>
      <style:text-properties fo:background-color="transparent"/>
    </style:style>
    <style:style style:name="P86"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0"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1"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9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98"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1"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66"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68"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4"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07"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35"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45"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47"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48"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49"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0"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2"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background-color="#00ccff"/>
    </style:style>
    <style:style style:name="P282" style:family="paragraph" style:parent-style-name="Text_20_body">
      <style:paragraph-properties fo:text-align="justify" style:justify-single-word="false" fo:padding="0cm" fo:border="none" style:shadow="none" style:join-border="false"/>
      <style:text-properties fo:background-color="#ffffff"/>
    </style:style>
    <style:style style:name="P283"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84"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285"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286"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287"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288"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289"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290"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291"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292"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293"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294"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295"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296"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297"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298"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299"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00"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01"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02"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03"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304"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305"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306"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307"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308"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309"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310"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311"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312"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313"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314"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315"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316"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17"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18"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19"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20"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21"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22"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23"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24"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25"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26"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27"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28"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29"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30"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31"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32"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33"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34"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35"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36"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37"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38"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39"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40"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41"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42"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43"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44"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45" style:family="paragraph" style:parent-style-name="Text_20_body">
      <style:paragraph-properties fo:text-align="justify" style:justify-single-word="false" fo:padding="0cm" fo:border="none" style:shadow="none" style:join-border="false"/>
      <style:text-properties fo:color="#0000ff"/>
    </style:style>
    <style:style style:name="P346"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47"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48"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49"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50"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51"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52"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53"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54"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55"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56"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57"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58"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59"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60"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61"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62"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63"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64"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65"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66"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67"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68"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69"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70"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71"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72"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73"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74"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75"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76"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77"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37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80"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1" style:family="paragraph" style:parent-style-name="Quotations">
      <style:text-properties officeooo:paragraph-rsid="00fe743f"/>
    </style:style>
    <style:style style:name="P382" style:family="paragraph" style:parent-style-name="Quotations">
      <style:text-properties officeooo:rsid="00fc4b86" officeooo:paragraph-rsid="00fe743f"/>
    </style:style>
    <style:style style:name="P383"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384"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85"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86"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387"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388" style:family="paragraph" style:parent-style-name="Heading_20_1">
      <style:paragraph-properties fo:text-align="center" style:justify-single-word="false"/>
    </style:style>
    <style:style style:name="P389"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390" style:family="paragraph" style:parent-style-name="Heading_20_2">
      <style:paragraph-properties fo:text-align="center" style:justify-single-word="false"/>
    </style:style>
    <style:style style:name="P391"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officeooo:rsid="0326ecf5" fo:background-color="#ffff00" loext:char-shading-value="0"/>
    </style:style>
    <style:style style:name="T51" style:family="text">
      <style:text-properties officeooo:rsid="0327668f" fo:background-color="#ffff00" loext:char-shading-value="0"/>
    </style:style>
    <style:style style:name="T52" style:family="text">
      <style:text-properties officeooo:rsid="0327ebab" fo:background-color="#ffff00" loext:char-shading-value="0"/>
    </style:style>
    <style:style style:name="T53" style:family="text">
      <style:text-properties officeooo:rsid="02f7fdef" fo:background-color="#ffff00" loext:char-shading-value="0"/>
    </style:style>
    <style:style style:name="T54" style:family="text">
      <style:text-properties officeooo:rsid="033c98b4" fo:background-color="#ffff00" loext:char-shading-value="0"/>
    </style:style>
    <style:style style:name="T55" style:family="text">
      <style:text-properties officeooo:rsid="033e9162" fo:background-color="#ffff00" loext:char-shading-value="0"/>
    </style:style>
    <style:style style:name="T56" style:family="text">
      <style:text-properties style:use-window-font-color="true" fo:background-color="transparent" loext:char-shading-value="0"/>
    </style:style>
    <style:style style:name="T57" style:family="text">
      <style:text-properties style:use-window-font-color="true" officeooo:rsid="027c7d8d" fo:background-color="transparent" loext:char-shading-value="0"/>
    </style:style>
    <style:style style:name="T58" style:family="text">
      <style:text-properties style:use-window-font-color="true" fo:language="ru" fo:country="RU"/>
    </style:style>
    <style:style style:name="T59" style:family="text">
      <style:text-properties style:use-window-font-color="true" fo:language="ru" fo:country="RU" fo:font-style="normal" fo:font-weight="normal" style:font-style-asian="normal" style:font-weight-asian="normal" style:font-style-complex="normal" style:font-weight-complex="normal"/>
    </style:style>
    <style:style style:name="T60" style:family="text">
      <style:text-properties style:use-window-font-color="true" fo:language="ru" fo:country="RU" fo:font-weight="normal" style:font-weight-asian="normal" style:font-weight-complex="normal"/>
    </style:style>
    <style:style style:name="T61" style:family="text">
      <style:text-properties style:use-window-font-color="true" fo:language="ru" fo:country="RU" fo:font-weight="normal" fo:background-color="#ffff00" loext:char-shading-value="0" style:font-weight-asian="normal" style:font-weight-complex="normal"/>
    </style:style>
    <style:style style:name="T62" style:family="text">
      <style:text-properties style:use-window-font-color="true" fo:language="uk" fo:country="UA"/>
    </style:style>
    <style:style style:name="T63" style:family="text">
      <style:text-properties style:use-window-font-color="true" fo:language="uk" fo:country="UA" fo:font-weight="normal" style:font-weight-asian="normal" style:font-weight-complex="normal"/>
    </style:style>
    <style:style style:name="T64" style:family="text">
      <style:text-properties style:use-window-font-color="true" fo:background-color="#ffff00" loext:char-shading-value="0"/>
    </style:style>
    <style:style style:name="T65" style:family="text">
      <style:text-properties style:use-window-font-color="true" fo:background-color="#ff00cc" loext:char-shading-value="0"/>
    </style:style>
    <style:style style:name="T66" style:family="text">
      <style:text-properties fo:font-weight="bold" style:font-weight-asian="bold" style:font-weight-complex="bold"/>
    </style:style>
    <style:style style:name="T67" style:family="text">
      <style:text-properties fo:font-weight="bold" officeooo:rsid="01d9a4f0" style:font-weight-asian="bold" style:font-weight-complex="bold"/>
    </style:style>
    <style:style style:name="T68" style:family="text">
      <style:text-properties fo:background-color="#ffffff" loext:char-shading-value="0"/>
    </style:style>
    <style:style style:name="T69" style:family="text">
      <style:text-properties officeooo:rsid="01891d84" fo:background-color="#ffffff" loext:char-shading-value="0"/>
    </style:style>
    <style:style style:name="T70" style:family="text">
      <style:text-properties officeooo:rsid="01c042e1" fo:background-color="#ffffff" loext:char-shading-value="0"/>
    </style:style>
    <style:style style:name="T71" style:family="text">
      <style:text-properties officeooo:rsid="026e0510" fo:background-color="#ffffff" loext:char-shading-value="0"/>
    </style:style>
    <style:style style:name="T72" style:family="text">
      <style:text-properties officeooo:rsid="03468d3d" fo:background-color="#ffffff" loext:char-shading-value="0"/>
    </style:style>
    <style:style style:name="T73" style:family="text">
      <style:text-properties officeooo:rsid="0347e3a6" fo:background-color="#ffffff" loext:char-shading-value="0"/>
    </style:style>
    <style:style style:name="T74" style:family="text">
      <style:text-properties officeooo:rsid="0348b785" fo:background-color="#ffffff" loext:char-shading-value="0"/>
    </style:style>
    <style:style style:name="T75" style:family="text">
      <style:text-properties fo:language="ru" fo:country="RU"/>
    </style:style>
    <style:style style:name="T76" style:family="text">
      <style:text-properties fo:language="ru" fo:country="RU" fo:background-color="#ffff00" loext:char-shading-value="0"/>
    </style:style>
    <style:style style:name="T77" style:family="text">
      <style:text-properties style:text-line-through-style="solid" style:text-line-through-type="single"/>
    </style:style>
    <style:style style:name="T78" style:family="text">
      <style:text-properties fo:language="en" fo:country="US"/>
    </style:style>
    <style:style style:name="T79" style:family="text">
      <style:text-properties officeooo:rsid="00096716"/>
    </style:style>
    <style:style style:name="T80" style:family="text">
      <style:text-properties officeooo:rsid="000ac609"/>
    </style:style>
    <style:style style:name="T81" style:family="text">
      <style:text-properties officeooo:rsid="000bbf06"/>
    </style:style>
    <style:style style:name="T82" style:family="text">
      <style:text-properties officeooo:rsid="00137d5f"/>
    </style:style>
    <style:style style:name="T83" style:family="text">
      <style:text-properties officeooo:rsid="00140454"/>
    </style:style>
    <style:style style:name="T84" style:family="text">
      <style:text-properties officeooo:rsid="00186ca0"/>
    </style:style>
    <style:style style:name="T85" style:family="text">
      <style:text-properties officeooo:rsid="001909b5"/>
    </style:style>
    <style:style style:name="T86" style:family="text">
      <style:text-properties officeooo:rsid="001a96c4"/>
    </style:style>
    <style:style style:name="T87" style:family="text">
      <style:text-properties officeooo:rsid="001c6172"/>
    </style:style>
    <style:style style:name="T88" style:family="text">
      <style:text-properties officeooo:rsid="001d0cd1"/>
    </style:style>
    <style:style style:name="T89" style:family="text">
      <style:text-properties officeooo:rsid="001de839"/>
    </style:style>
    <style:style style:name="T90" style:family="text">
      <style:text-properties officeooo:rsid="0022926c"/>
    </style:style>
    <style:style style:name="T91" style:family="text">
      <style:text-properties officeooo:rsid="00240954"/>
    </style:style>
    <style:style style:name="T92" style:family="text">
      <style:text-properties officeooo:rsid="0025eaca"/>
    </style:style>
    <style:style style:name="T93" style:family="text">
      <style:text-properties officeooo:rsid="00272c41"/>
    </style:style>
    <style:style style:name="T94" style:family="text">
      <style:text-properties officeooo:rsid="00279d56"/>
    </style:style>
    <style:style style:name="T95" style:family="text">
      <style:text-properties officeooo:rsid="00279d79"/>
    </style:style>
    <style:style style:name="T96" style:family="text">
      <style:text-properties officeooo:rsid="002c52c5"/>
    </style:style>
    <style:style style:name="T97" style:family="text">
      <style:text-properties officeooo:rsid="002e9744"/>
    </style:style>
    <style:style style:name="T98" style:family="text">
      <style:text-properties officeooo:rsid="002ea5fc"/>
    </style:style>
    <style:style style:name="T99" style:family="text">
      <style:text-properties officeooo:rsid="002feb82"/>
    </style:style>
    <style:style style:name="T100" style:family="text">
      <style:text-properties officeooo:rsid="00333b78"/>
    </style:style>
    <style:style style:name="T101" style:family="text">
      <style:text-properties officeooo:rsid="0033d052"/>
    </style:style>
    <style:style style:name="T102" style:family="text">
      <style:text-properties officeooo:rsid="00358c9c"/>
    </style:style>
    <style:style style:name="T103" style:family="text">
      <style:text-properties officeooo:rsid="003be7cd"/>
    </style:style>
    <style:style style:name="T104" style:family="text">
      <style:text-properties officeooo:rsid="003cacee"/>
    </style:style>
    <style:style style:name="T105" style:family="text">
      <style:text-properties officeooo:rsid="003ddbef"/>
    </style:style>
    <style:style style:name="T106" style:family="text">
      <style:text-properties officeooo:rsid="003e8aff"/>
    </style:style>
    <style:style style:name="T107" style:family="text">
      <style:text-properties officeooo:rsid="00409a9a"/>
    </style:style>
    <style:style style:name="T108" style:family="text">
      <style:text-properties officeooo:rsid="004101f2"/>
    </style:style>
    <style:style style:name="T109" style:family="text">
      <style:text-properties officeooo:rsid="0042f8d2"/>
    </style:style>
    <style:style style:name="T110" style:family="text">
      <style:text-properties officeooo:rsid="0042fcac"/>
    </style:style>
    <style:style style:name="T111" style:family="text">
      <style:text-properties officeooo:rsid="0043b5d2"/>
    </style:style>
    <style:style style:name="T112" style:family="text">
      <style:text-properties officeooo:rsid="001683d2"/>
    </style:style>
    <style:style style:name="T113" style:family="text">
      <style:text-properties officeooo:rsid="004b3245"/>
    </style:style>
    <style:style style:name="T114" style:family="text">
      <style:text-properties officeooo:rsid="004ff6ab"/>
    </style:style>
    <style:style style:name="T115" style:family="text">
      <style:text-properties officeooo:rsid="0053aad7"/>
    </style:style>
    <style:style style:name="T116" style:family="text">
      <style:text-properties officeooo:rsid="0054ff23"/>
    </style:style>
    <style:style style:name="T117" style:family="text">
      <style:text-properties officeooo:rsid="00563a94"/>
    </style:style>
    <style:style style:name="T118" style:family="text">
      <style:text-properties officeooo:rsid="005adcc8"/>
    </style:style>
    <style:style style:name="T119" style:family="text">
      <style:text-properties officeooo:rsid="005b3c2d"/>
    </style:style>
    <style:style style:name="T120" style:family="text">
      <style:text-properties officeooo:rsid="0062ad45"/>
    </style:style>
    <style:style style:name="T121" style:family="text">
      <style:text-properties officeooo:rsid="0062c750"/>
    </style:style>
    <style:style style:name="T122" style:family="text">
      <style:text-properties officeooo:rsid="00649d47"/>
    </style:style>
    <style:style style:name="T123" style:family="text">
      <style:text-properties officeooo:rsid="00675eee"/>
    </style:style>
    <style:style style:name="T124" style:family="text">
      <style:text-properties officeooo:rsid="006bb55a"/>
    </style:style>
    <style:style style:name="T125" style:family="text">
      <style:text-properties officeooo:rsid="006dee70"/>
    </style:style>
    <style:style style:name="T126" style:family="text">
      <style:text-properties officeooo:rsid="006e350b"/>
    </style:style>
    <style:style style:name="T127" style:family="text">
      <style:text-properties officeooo:rsid="006fd570"/>
    </style:style>
    <style:style style:name="T128" style:family="text">
      <style:text-properties officeooo:rsid="00732bb8"/>
    </style:style>
    <style:style style:name="T129" style:family="text">
      <style:text-properties officeooo:rsid="00781539"/>
    </style:style>
    <style:style style:name="T130" style:family="text">
      <style:text-properties officeooo:rsid="0079f069"/>
    </style:style>
    <style:style style:name="T131" style:family="text">
      <style:text-properties officeooo:rsid="007adf15"/>
    </style:style>
    <style:style style:name="T132" style:family="text">
      <style:text-properties officeooo:rsid="007f2f56"/>
    </style:style>
    <style:style style:name="T133" style:family="text">
      <style:text-properties officeooo:rsid="0081fa11"/>
    </style:style>
    <style:style style:name="T134" style:family="text">
      <style:text-properties officeooo:rsid="0085db15"/>
    </style:style>
    <style:style style:name="T135" style:family="text">
      <style:text-properties officeooo:rsid="0089dfab"/>
    </style:style>
    <style:style style:name="T136" style:family="text">
      <style:text-properties officeooo:rsid="008bb206"/>
    </style:style>
    <style:style style:name="T137" style:family="text">
      <style:text-properties officeooo:rsid="008f1c5f"/>
    </style:style>
    <style:style style:name="T138" style:family="text">
      <style:text-properties officeooo:rsid="00931c70"/>
    </style:style>
    <style:style style:name="T139" style:family="text">
      <style:text-properties officeooo:rsid="009b2c4e"/>
    </style:style>
    <style:style style:name="T140" style:family="text">
      <style:text-properties officeooo:rsid="009cf693"/>
    </style:style>
    <style:style style:name="T141" style:family="text">
      <style:text-properties officeooo:rsid="009e7727"/>
    </style:style>
    <style:style style:name="T142" style:family="text">
      <style:text-properties officeooo:rsid="009f0f49"/>
    </style:style>
    <style:style style:name="T143" style:family="text">
      <style:text-properties officeooo:rsid="00a0250c"/>
    </style:style>
    <style:style style:name="T144" style:family="text">
      <style:text-properties officeooo:rsid="00a06c7e"/>
    </style:style>
    <style:style style:name="T145" style:family="text">
      <style:text-properties officeooo:rsid="00a335dd"/>
    </style:style>
    <style:style style:name="T146" style:family="text">
      <style:text-properties officeooo:rsid="00a3d065"/>
    </style:style>
    <style:style style:name="T147" style:family="text">
      <style:text-properties officeooo:rsid="00a582bc"/>
    </style:style>
    <style:style style:name="T148" style:family="text">
      <style:text-properties officeooo:rsid="00aa1acf"/>
    </style:style>
    <style:style style:name="T149" style:family="text">
      <style:text-properties officeooo:rsid="00ab5403"/>
    </style:style>
    <style:style style:name="T150" style:family="text">
      <style:text-properties officeooo:rsid="00af0d86"/>
    </style:style>
    <style:style style:name="T151" style:family="text">
      <style:text-properties officeooo:rsid="00b059ee"/>
    </style:style>
    <style:style style:name="T152" style:family="text">
      <style:text-properties officeooo:rsid="00b1146f"/>
    </style:style>
    <style:style style:name="T153" style:family="text">
      <style:text-properties officeooo:rsid="00b151ed"/>
    </style:style>
    <style:style style:name="T154" style:family="text">
      <style:text-properties officeooo:rsid="00b28a06"/>
    </style:style>
    <style:style style:name="T155" style:family="text">
      <style:text-properties officeooo:rsid="00b2a3a7"/>
    </style:style>
    <style:style style:name="T156" style:family="text">
      <style:text-properties officeooo:rsid="00b834d9"/>
    </style:style>
    <style:style style:name="T157" style:family="text">
      <style:text-properties officeooo:rsid="00bae8b0"/>
    </style:style>
    <style:style style:name="T158" style:family="text">
      <style:text-properties officeooo:rsid="00bbe755"/>
    </style:style>
    <style:style style:name="T159" style:family="text">
      <style:text-properties officeooo:rsid="00bd68b4"/>
    </style:style>
    <style:style style:name="T160" style:family="text">
      <style:text-properties officeooo:rsid="00c1e470"/>
    </style:style>
    <style:style style:name="T161" style:family="text">
      <style:text-properties officeooo:rsid="00c3f4c3"/>
    </style:style>
    <style:style style:name="T162" style:family="text">
      <style:text-properties officeooo:rsid="00c6c719"/>
    </style:style>
    <style:style style:name="T163" style:family="text">
      <style:text-properties officeooo:rsid="00cebabf"/>
    </style:style>
    <style:style style:name="T164" style:family="text">
      <style:text-properties officeooo:rsid="00d18751"/>
    </style:style>
    <style:style style:name="T165" style:family="text">
      <style:text-properties officeooo:rsid="00d2f8d8"/>
    </style:style>
    <style:style style:name="T166" style:family="text">
      <style:text-properties officeooo:rsid="00d66348"/>
    </style:style>
    <style:style style:name="T167" style:family="text">
      <style:text-properties officeooo:rsid="00d82149"/>
    </style:style>
    <style:style style:name="T168" style:family="text">
      <style:text-properties officeooo:rsid="00d9930c"/>
    </style:style>
    <style:style style:name="T169" style:family="text">
      <style:text-properties officeooo:rsid="00da051f"/>
    </style:style>
    <style:style style:name="T170" style:family="text">
      <style:text-properties officeooo:rsid="00da41ef"/>
    </style:style>
    <style:style style:name="T171" style:family="text">
      <style:text-properties officeooo:rsid="00dbb737"/>
    </style:style>
    <style:style style:name="T172" style:family="text">
      <style:text-properties officeooo:rsid="00e00fdb"/>
    </style:style>
    <style:style style:name="T173" style:family="text">
      <style:text-properties officeooo:rsid="00e3ae1f"/>
    </style:style>
    <style:style style:name="T174" style:family="text">
      <style:text-properties officeooo:rsid="00ee66fa"/>
    </style:style>
    <style:style style:name="T175" style:family="text">
      <style:text-properties officeooo:rsid="00ee8ade"/>
    </style:style>
    <style:style style:name="T176" style:family="text">
      <style:text-properties officeooo:rsid="00f5173d"/>
    </style:style>
    <style:style style:name="T177" style:family="text">
      <style:text-properties officeooo:rsid="00f55537"/>
    </style:style>
    <style:style style:name="T178" style:family="text">
      <style:text-properties officeooo:rsid="00f5fdf4"/>
    </style:style>
    <style:style style:name="T179" style:family="text">
      <style:text-properties officeooo:rsid="00f9f817"/>
    </style:style>
    <style:style style:name="T180" style:family="text">
      <style:text-properties officeooo:rsid="00fb60aa"/>
    </style:style>
    <style:style style:name="T181" style:family="text">
      <style:text-properties officeooo:rsid="00fc4b86"/>
    </style:style>
    <style:style style:name="T182" style:family="text">
      <style:text-properties officeooo:rsid="00fe743f"/>
    </style:style>
    <style:style style:name="T183" style:family="text">
      <style:text-properties officeooo:rsid="00ff3d49"/>
    </style:style>
    <style:style style:name="T184" style:family="text">
      <style:text-properties officeooo:rsid="0102990d"/>
    </style:style>
    <style:style style:name="T185" style:family="text">
      <style:text-properties officeooo:rsid="010435d7"/>
    </style:style>
    <style:style style:name="T186" style:family="text">
      <style:text-properties officeooo:rsid="0104ba60"/>
    </style:style>
    <style:style style:name="T187" style:family="text">
      <style:text-properties officeooo:rsid="0104e5f8"/>
    </style:style>
    <style:style style:name="T188" style:family="text">
      <style:text-properties officeooo:rsid="0106cd53"/>
    </style:style>
    <style:style style:name="T189" style:family="text">
      <style:text-properties officeooo:rsid="010bf4c2"/>
    </style:style>
    <style:style style:name="T190" style:family="text">
      <style:text-properties officeooo:rsid="01140b24"/>
    </style:style>
    <style:style style:name="T191" style:family="text">
      <style:text-properties officeooo:rsid="0114daa7"/>
    </style:style>
    <style:style style:name="T192" style:family="text">
      <style:text-properties officeooo:rsid="0119a128"/>
    </style:style>
    <style:style style:name="T193" style:family="text">
      <style:text-properties officeooo:rsid="011a42d5"/>
    </style:style>
    <style:style style:name="T194" style:family="text">
      <style:text-properties officeooo:rsid="011b6308"/>
    </style:style>
    <style:style style:name="T195" style:family="text">
      <style:text-properties officeooo:rsid="011c1bfb"/>
    </style:style>
    <style:style style:name="T196" style:family="text">
      <style:text-properties officeooo:rsid="0121d115"/>
    </style:style>
    <style:style style:name="T197" style:family="text">
      <style:text-properties officeooo:rsid="0123161d"/>
    </style:style>
    <style:style style:name="T198" style:family="text">
      <style:text-properties officeooo:rsid="01251545"/>
    </style:style>
    <style:style style:name="T199" style:family="text">
      <style:text-properties officeooo:rsid="0125b438"/>
    </style:style>
    <style:style style:name="T200" style:family="text">
      <style:text-properties officeooo:rsid="0127101c"/>
    </style:style>
    <style:style style:name="T201" style:family="text">
      <style:text-properties officeooo:rsid="01277552"/>
    </style:style>
    <style:style style:name="T202" style:family="text">
      <style:text-properties officeooo:rsid="012a4b4d"/>
    </style:style>
    <style:style style:name="T203" style:family="text">
      <style:text-properties officeooo:rsid="012b62e0"/>
    </style:style>
    <style:style style:name="T204" style:family="text">
      <style:text-properties officeooo:rsid="0131084f"/>
    </style:style>
    <style:style style:name="T205" style:family="text">
      <style:text-properties officeooo:rsid="01327d5d"/>
    </style:style>
    <style:style style:name="T206" style:family="text">
      <style:text-properties officeooo:rsid="01340e39"/>
    </style:style>
    <style:style style:name="T207" style:family="text">
      <style:text-properties officeooo:rsid="0136c708"/>
    </style:style>
    <style:style style:name="T208" style:family="text">
      <style:text-properties officeooo:rsid="013aa7af"/>
    </style:style>
    <style:style style:name="T209" style:family="text">
      <style:text-properties officeooo:rsid="013d7dd4"/>
    </style:style>
    <style:style style:name="T210" style:family="text">
      <style:text-properties officeooo:rsid="013dea79"/>
    </style:style>
    <style:style style:name="T211" style:family="text">
      <style:text-properties officeooo:rsid="013e91d8"/>
    </style:style>
    <style:style style:name="T212" style:family="text">
      <style:text-properties officeooo:rsid="0140c0d0"/>
    </style:style>
    <style:style style:name="T213" style:family="text">
      <style:text-properties officeooo:rsid="0147383d"/>
    </style:style>
    <style:style style:name="T214" style:family="text">
      <style:text-properties officeooo:rsid="014b08f9"/>
    </style:style>
    <style:style style:name="T215" style:family="text">
      <style:text-properties officeooo:rsid="014b9752"/>
    </style:style>
    <style:style style:name="T216" style:family="text">
      <style:text-properties officeooo:rsid="014d8eb4"/>
    </style:style>
    <style:style style:name="T217" style:family="text">
      <style:text-properties officeooo:rsid="014fd7ee"/>
    </style:style>
    <style:style style:name="T218" style:family="text">
      <style:text-properties officeooo:rsid="01517c47"/>
    </style:style>
    <style:style style:name="T219" style:family="text">
      <style:text-properties officeooo:rsid="01526f5a"/>
    </style:style>
    <style:style style:name="T220" style:family="text">
      <style:text-properties officeooo:rsid="0155c7ba"/>
    </style:style>
    <style:style style:name="T221" style:family="text">
      <style:text-properties officeooo:rsid="01561143"/>
    </style:style>
    <style:style style:name="T222" style:family="text">
      <style:text-properties officeooo:rsid="01567f6a"/>
    </style:style>
    <style:style style:name="T223" style:family="text">
      <style:text-properties officeooo:rsid="0157bf78"/>
    </style:style>
    <style:style style:name="T224" style:family="text">
      <style:text-properties officeooo:rsid="015aea7e"/>
    </style:style>
    <style:style style:name="T225" style:family="text">
      <style:text-properties officeooo:rsid="015bdab9"/>
    </style:style>
    <style:style style:name="T226" style:family="text">
      <style:text-properties officeooo:rsid="015ca7c6"/>
    </style:style>
    <style:style style:name="T227" style:family="text">
      <style:text-properties officeooo:rsid="015d7618"/>
    </style:style>
    <style:style style:name="T228" style:family="text">
      <style:text-properties officeooo:rsid="015e9b8f"/>
    </style:style>
    <style:style style:name="T229" style:family="text">
      <style:text-properties officeooo:rsid="015ee398"/>
    </style:style>
    <style:style style:name="T230" style:family="text">
      <style:text-properties officeooo:rsid="015f855b"/>
    </style:style>
    <style:style style:name="T231" style:family="text">
      <style:text-properties officeooo:rsid="01616937"/>
    </style:style>
    <style:style style:name="T232" style:family="text">
      <style:text-properties officeooo:rsid="0162c676"/>
    </style:style>
    <style:style style:name="T233" style:family="text">
      <style:text-properties officeooo:rsid="016378c0"/>
    </style:style>
    <style:style style:name="T234" style:family="text">
      <style:text-properties officeooo:rsid="0165b278"/>
    </style:style>
    <style:style style:name="T235" style:family="text">
      <style:text-properties officeooo:rsid="0169868d"/>
    </style:style>
    <style:style style:name="T236" style:family="text">
      <style:text-properties officeooo:rsid="016aa1a0"/>
    </style:style>
    <style:style style:name="T237" style:family="text">
      <style:text-properties officeooo:rsid="016f8833"/>
    </style:style>
    <style:style style:name="T238" style:family="text">
      <style:text-properties officeooo:rsid="017043c2"/>
    </style:style>
    <style:style style:name="T239" style:family="text">
      <style:text-properties officeooo:rsid="01737d12"/>
    </style:style>
    <style:style style:name="T240" style:family="text">
      <style:text-properties officeooo:rsid="017643af"/>
    </style:style>
    <style:style style:name="T241" style:family="text">
      <style:text-properties officeooo:rsid="01771d7d"/>
    </style:style>
    <style:style style:name="T242" style:family="text">
      <style:text-properties officeooo:rsid="01782681"/>
    </style:style>
    <style:style style:name="T243" style:family="text">
      <style:text-properties officeooo:rsid="01798467"/>
    </style:style>
    <style:style style:name="T244" style:family="text">
      <style:text-properties officeooo:rsid="0179c58a"/>
    </style:style>
    <style:style style:name="T245" style:family="text">
      <style:text-properties officeooo:rsid="017c38e5"/>
    </style:style>
    <style:style style:name="T246" style:family="text">
      <style:text-properties officeooo:rsid="017cb1ad"/>
    </style:style>
    <style:style style:name="T247" style:family="text">
      <style:text-properties officeooo:rsid="017db6e2"/>
    </style:style>
    <style:style style:name="T248" style:family="text">
      <style:text-properties officeooo:rsid="017e51db"/>
    </style:style>
    <style:style style:name="T249" style:family="text">
      <style:text-properties officeooo:rsid="017e65da"/>
    </style:style>
    <style:style style:name="T250" style:family="text">
      <style:text-properties officeooo:rsid="017ed1d3"/>
    </style:style>
    <style:style style:name="T251" style:family="text">
      <style:text-properties officeooo:rsid="018049f0"/>
    </style:style>
    <style:style style:name="T252" style:family="text">
      <style:text-properties officeooo:rsid="0183b5b0"/>
    </style:style>
    <style:style style:name="T253" style:family="text">
      <style:text-properties officeooo:rsid="0184d407"/>
    </style:style>
    <style:style style:name="T254" style:family="text">
      <style:text-properties officeooo:rsid="0185a315"/>
    </style:style>
    <style:style style:name="T255" style:family="text">
      <style:text-properties officeooo:rsid="018c5deb"/>
    </style:style>
    <style:style style:name="T256" style:family="text">
      <style:text-properties officeooo:rsid="018e08d7"/>
    </style:style>
    <style:style style:name="T257" style:family="text">
      <style:text-properties officeooo:rsid="0191729f"/>
    </style:style>
    <style:style style:name="T258" style:family="text">
      <style:text-properties officeooo:rsid="01927bcf"/>
    </style:style>
    <style:style style:name="T259" style:family="text">
      <style:text-properties officeooo:rsid="0193d468"/>
    </style:style>
    <style:style style:name="T260" style:family="text">
      <style:text-properties officeooo:rsid="0194e45f"/>
    </style:style>
    <style:style style:name="T261" style:family="text">
      <style:text-properties officeooo:rsid="01969dea"/>
    </style:style>
    <style:style style:name="T262" style:family="text">
      <style:text-properties officeooo:rsid="01981fee"/>
    </style:style>
    <style:style style:name="T263" style:family="text">
      <style:text-properties officeooo:rsid="01986194"/>
    </style:style>
    <style:style style:name="T264" style:family="text">
      <style:text-properties officeooo:rsid="019a93bc"/>
    </style:style>
    <style:style style:name="T265" style:family="text">
      <style:text-properties officeooo:rsid="019f7c45"/>
    </style:style>
    <style:style style:name="T266" style:family="text">
      <style:text-properties officeooo:rsid="01a164a0"/>
    </style:style>
    <style:style style:name="T267" style:family="text">
      <style:text-properties officeooo:rsid="01a18a51"/>
    </style:style>
    <style:style style:name="T268" style:family="text">
      <style:text-properties officeooo:rsid="01a4eb0e"/>
    </style:style>
    <style:style style:name="T269" style:family="text">
      <style:text-properties officeooo:rsid="01a5e7e9"/>
    </style:style>
    <style:style style:name="T270" style:family="text">
      <style:text-properties officeooo:rsid="01a724c4"/>
    </style:style>
    <style:style style:name="T271" style:family="text">
      <style:text-properties officeooo:rsid="01a81282"/>
    </style:style>
    <style:style style:name="T272" style:family="text">
      <style:text-properties officeooo:rsid="01a88ea1"/>
    </style:style>
    <style:style style:name="T273" style:family="text">
      <style:text-properties officeooo:rsid="01a8f631"/>
    </style:style>
    <style:style style:name="T274" style:family="text">
      <style:text-properties officeooo:rsid="01a9e777"/>
    </style:style>
    <style:style style:name="T275" style:family="text">
      <style:text-properties officeooo:rsid="01ae31ae"/>
    </style:style>
    <style:style style:name="T276" style:family="text">
      <style:text-properties officeooo:rsid="01afe974"/>
    </style:style>
    <style:style style:name="T277" style:family="text">
      <style:text-properties officeooo:rsid="01b2f8ed"/>
    </style:style>
    <style:style style:name="T278" style:family="text">
      <style:text-properties officeooo:rsid="01b665b1"/>
    </style:style>
    <style:style style:name="T279" style:family="text">
      <style:text-properties officeooo:rsid="01b73021"/>
    </style:style>
    <style:style style:name="T280" style:family="text">
      <style:text-properties officeooo:rsid="01b8b71a"/>
    </style:style>
    <style:style style:name="T281" style:family="text">
      <style:text-properties officeooo:rsid="01ba5d23"/>
    </style:style>
    <style:style style:name="T282" style:family="text">
      <style:text-properties officeooo:rsid="01bb9efc"/>
    </style:style>
    <style:style style:name="T283" style:family="text">
      <style:text-properties officeooo:rsid="01bd5a11"/>
    </style:style>
    <style:style style:name="T284" style:family="text">
      <style:text-properties officeooo:rsid="01c0ea37"/>
    </style:style>
    <style:style style:name="T285" style:family="text">
      <style:text-properties officeooo:rsid="01c3bd75"/>
    </style:style>
    <style:style style:name="T286" style:family="text">
      <style:text-properties officeooo:rsid="01c6f86e"/>
    </style:style>
    <style:style style:name="T287" style:family="text">
      <style:text-properties officeooo:rsid="01c97e67"/>
    </style:style>
    <style:style style:name="T288" style:family="text">
      <style:text-properties officeooo:rsid="01cc9f28"/>
    </style:style>
    <style:style style:name="T289" style:family="text">
      <style:text-properties officeooo:rsid="01cd27fe"/>
    </style:style>
    <style:style style:name="T290" style:family="text">
      <style:text-properties officeooo:rsid="01cdfd57"/>
    </style:style>
    <style:style style:name="T291" style:family="text">
      <style:text-properties officeooo:rsid="01d0556b"/>
    </style:style>
    <style:style style:name="T292" style:family="text">
      <style:text-properties officeooo:rsid="01d46789"/>
    </style:style>
    <style:style style:name="T293" style:family="text">
      <style:text-properties officeooo:rsid="01e1971a"/>
    </style:style>
    <style:style style:name="T294" style:family="text">
      <style:text-properties officeooo:rsid="01e243c9"/>
    </style:style>
    <style:style style:name="T295" style:family="text">
      <style:text-properties officeooo:rsid="01e25b63"/>
    </style:style>
    <style:style style:name="T296" style:family="text">
      <style:text-properties officeooo:rsid="01e35d03"/>
    </style:style>
    <style:style style:name="T297" style:family="text">
      <style:text-properties officeooo:rsid="01e3c32d"/>
    </style:style>
    <style:style style:name="T298" style:family="text">
      <style:text-properties officeooo:rsid="01e6effd"/>
    </style:style>
    <style:style style:name="T299" style:family="text">
      <style:text-properties officeooo:rsid="01e95d38"/>
    </style:style>
    <style:style style:name="T300" style:family="text">
      <style:text-properties officeooo:rsid="01f2344b"/>
    </style:style>
    <style:style style:name="T301" style:family="text">
      <style:text-properties officeooo:rsid="01f83cdf"/>
    </style:style>
    <style:style style:name="T302" style:family="text">
      <style:text-properties officeooo:rsid="01fdd98e"/>
    </style:style>
    <style:style style:name="T303" style:family="text">
      <style:text-properties officeooo:rsid="0200870e"/>
    </style:style>
    <style:style style:name="T304" style:family="text">
      <style:text-properties officeooo:rsid="0201156e"/>
    </style:style>
    <style:style style:name="T305" style:family="text">
      <style:text-properties officeooo:rsid="02019e2b"/>
    </style:style>
    <style:style style:name="T306" style:family="text">
      <style:text-properties officeooo:rsid="02038f91"/>
    </style:style>
    <style:style style:name="T307" style:family="text">
      <style:text-properties officeooo:rsid="0209fc16"/>
    </style:style>
    <style:style style:name="T308" style:family="text">
      <style:text-properties officeooo:rsid="020b1fb4"/>
    </style:style>
    <style:style style:name="T309" style:family="text">
      <style:text-properties officeooo:rsid="020b2f4f"/>
    </style:style>
    <style:style style:name="T310" style:family="text">
      <style:text-properties officeooo:rsid="02125eac"/>
    </style:style>
    <style:style style:name="T311" style:family="text">
      <style:text-properties officeooo:rsid="02154316"/>
    </style:style>
    <style:style style:name="T312" style:family="text">
      <style:text-properties officeooo:rsid="0218e78d"/>
    </style:style>
    <style:style style:name="T313" style:family="text">
      <style:text-properties officeooo:rsid="02250bad"/>
    </style:style>
    <style:style style:name="T314" style:family="text">
      <style:text-properties officeooo:rsid="02262f52"/>
    </style:style>
    <style:style style:name="T315" style:family="text">
      <style:text-properties officeooo:rsid="0228811d"/>
    </style:style>
    <style:style style:name="T316" style:family="text">
      <style:text-properties officeooo:rsid="022b0a6e"/>
    </style:style>
    <style:style style:name="T317" style:family="text">
      <style:text-properties officeooo:rsid="022bb642"/>
    </style:style>
    <style:style style:name="T318" style:family="text">
      <style:text-properties officeooo:rsid="022efb92"/>
    </style:style>
    <style:style style:name="T319" style:family="text">
      <style:text-properties officeooo:rsid="0231cec8"/>
    </style:style>
    <style:style style:name="T320" style:family="text">
      <style:text-properties officeooo:rsid="0238053e"/>
    </style:style>
    <style:style style:name="T321" style:family="text">
      <style:text-properties officeooo:rsid="023ac4a9"/>
    </style:style>
    <style:style style:name="T322" style:family="text">
      <style:text-properties officeooo:rsid="023f0b4b"/>
    </style:style>
    <style:style style:name="T323" style:family="text">
      <style:text-properties officeooo:rsid="0241f4f4"/>
    </style:style>
    <style:style style:name="T324" style:family="text">
      <style:text-properties officeooo:rsid="0243956e"/>
    </style:style>
    <style:style style:name="T325" style:family="text">
      <style:text-properties officeooo:rsid="024a4ba9"/>
    </style:style>
    <style:style style:name="T326" style:family="text">
      <style:text-properties officeooo:rsid="024b0967"/>
    </style:style>
    <style:style style:name="T327" style:family="text">
      <style:text-properties officeooo:rsid="024e2d59"/>
    </style:style>
    <style:style style:name="T328" style:family="text">
      <style:text-properties officeooo:rsid="024fb042"/>
    </style:style>
    <style:style style:name="T329" style:family="text">
      <style:text-properties officeooo:rsid="0255093b"/>
    </style:style>
    <style:style style:name="T330" style:family="text">
      <style:text-properties officeooo:rsid="0255f848"/>
    </style:style>
    <style:style style:name="T331" style:family="text">
      <style:text-properties officeooo:rsid="0256404c"/>
    </style:style>
    <style:style style:name="T332" style:family="text">
      <style:text-properties officeooo:rsid="025fa479"/>
    </style:style>
    <style:style style:name="T333" style:family="text">
      <style:text-properties officeooo:rsid="026104ee"/>
    </style:style>
    <style:style style:name="T334" style:family="text">
      <style:text-properties officeooo:rsid="0261be22"/>
    </style:style>
    <style:style style:name="T335" style:family="text">
      <style:text-properties officeooo:rsid="02659f13"/>
    </style:style>
    <style:style style:name="T336" style:family="text">
      <style:text-properties officeooo:rsid="026a5669"/>
    </style:style>
    <style:style style:name="T337" style:family="text">
      <style:text-properties officeooo:rsid="026ecb69"/>
    </style:style>
    <style:style style:name="T338" style:family="text">
      <style:text-properties officeooo:rsid="027052f3"/>
    </style:style>
    <style:style style:name="T339" style:family="text">
      <style:text-properties officeooo:rsid="02740f01"/>
    </style:style>
    <style:style style:name="T340" style:family="text">
      <style:text-properties officeooo:rsid="02750862"/>
    </style:style>
    <style:style style:name="T341" style:family="text">
      <style:text-properties officeooo:rsid="02753e9f"/>
    </style:style>
    <style:style style:name="T342" style:family="text">
      <style:text-properties officeooo:rsid="02776fb7"/>
    </style:style>
    <style:style style:name="T343" style:family="text">
      <style:text-properties officeooo:rsid="02794aa4"/>
    </style:style>
    <style:style style:name="T344" style:family="text">
      <style:text-properties officeooo:rsid="027c7d8d"/>
    </style:style>
    <style:style style:name="T345" style:family="text">
      <style:text-properties officeooo:rsid="027cc76d"/>
    </style:style>
    <style:style style:name="T346" style:family="text">
      <style:text-properties officeooo:rsid="027d013f"/>
    </style:style>
    <style:style style:name="T347" style:family="text">
      <style:text-properties officeooo:rsid="027e3ab3"/>
    </style:style>
    <style:style style:name="T348" style:family="text">
      <style:text-properties officeooo:rsid="0280d18c"/>
    </style:style>
    <style:style style:name="T349" style:family="text">
      <style:text-properties officeooo:rsid="0281e0f4"/>
    </style:style>
    <style:style style:name="T350" style:family="text">
      <style:text-properties officeooo:rsid="0285791f"/>
    </style:style>
    <style:style style:name="T351" style:family="text">
      <style:text-properties officeooo:rsid="0286f82f"/>
    </style:style>
    <style:style style:name="T352" style:family="text">
      <style:text-properties officeooo:rsid="0288a4a3"/>
    </style:style>
    <style:style style:name="T353" style:family="text">
      <style:text-properties officeooo:rsid="028cf859"/>
    </style:style>
    <style:style style:name="T354" style:family="text">
      <style:text-properties officeooo:rsid="0290a407"/>
    </style:style>
    <style:style style:name="T355" style:family="text">
      <style:text-properties officeooo:rsid="02933afa"/>
    </style:style>
    <style:style style:name="T356" style:family="text">
      <style:text-properties officeooo:rsid="0294e315"/>
    </style:style>
    <style:style style:name="T357" style:family="text">
      <style:text-properties officeooo:rsid="0294fba5"/>
    </style:style>
    <style:style style:name="T358" style:family="text">
      <style:text-properties officeooo:rsid="029db829"/>
    </style:style>
    <style:style style:name="T359" style:family="text">
      <style:text-properties officeooo:rsid="029f9ea4"/>
    </style:style>
    <style:style style:name="T360" style:family="text">
      <style:text-properties officeooo:rsid="02a5098d"/>
    </style:style>
    <style:style style:name="T361" style:family="text">
      <style:text-properties officeooo:rsid="02a778f3"/>
    </style:style>
    <style:style style:name="T362" style:family="text">
      <style:text-properties officeooo:rsid="02abcdbc"/>
    </style:style>
    <style:style style:name="T363" style:family="text">
      <style:text-properties officeooo:rsid="02afb198"/>
    </style:style>
    <style:style style:name="T364" style:family="text">
      <style:text-properties officeooo:rsid="02b0779d"/>
    </style:style>
    <style:style style:name="T365" style:family="text">
      <style:text-properties officeooo:rsid="02b1f007"/>
    </style:style>
    <style:style style:name="T366" style:family="text">
      <style:text-properties officeooo:rsid="02b2ad7d"/>
    </style:style>
    <style:style style:name="T367" style:family="text">
      <style:text-properties fo:font-style="italic" style:font-style-asian="italic" style:font-style-complex="italic"/>
    </style:style>
    <style:style style:name="T368" style:family="text">
      <style:text-properties fo:font-style="italic" officeooo:rsid="02c9b7fd" style:font-style-asian="italic" style:font-style-complex="italic"/>
    </style:style>
    <style:style style:name="T369" style:family="text">
      <style:text-properties fo:font-style="italic" officeooo:rsid="02ca849e" style:font-style-asian="italic" style:font-style-complex="italic"/>
    </style:style>
    <style:style style:name="T370" style:family="text">
      <style:text-properties fo:font-style="italic" officeooo:rsid="02cbdcf0" style:font-style-asian="italic" style:font-style-complex="italic"/>
    </style:style>
    <style:style style:name="T371" style:family="text">
      <style:text-properties fo:font-style="italic" officeooo:rsid="02cc733d" style:font-style-asian="italic" style:font-style-complex="italic"/>
    </style:style>
    <style:style style:name="T372" style:family="text">
      <style:text-properties fo:font-style="italic" officeooo:rsid="02cd2b90" style:font-style-asian="italic" style:font-style-complex="italic"/>
    </style:style>
    <style:style style:name="T373" style:family="text">
      <style:text-properties fo:font-style="italic" officeooo:rsid="02cf0b96" style:font-style-asian="italic" style:font-style-complex="italic"/>
    </style:style>
    <style:style style:name="T374" style:family="text">
      <style:text-properties fo:font-style="italic" officeooo:rsid="02d41e0e" style:font-style-asian="italic" style:font-style-complex="italic"/>
    </style:style>
    <style:style style:name="T375" style:family="text">
      <style:text-properties officeooo:rsid="02b4973b"/>
    </style:style>
    <style:style style:name="T376" style:family="text">
      <style:text-properties officeooo:rsid="02b6987c"/>
    </style:style>
    <style:style style:name="T377" style:family="text">
      <style:text-properties officeooo:rsid="02b7f1e9"/>
    </style:style>
    <style:style style:name="T378" style:family="text">
      <style:text-properties officeooo:rsid="02ba1854"/>
    </style:style>
    <style:style style:name="T379" style:family="text">
      <style:text-properties officeooo:rsid="02bfd9fa"/>
    </style:style>
    <style:style style:name="T380" style:family="text">
      <style:text-properties officeooo:rsid="02c156d1"/>
    </style:style>
    <style:style style:name="T381" style:family="text">
      <style:text-properties officeooo:rsid="02c4576e"/>
    </style:style>
    <style:style style:name="T382" style:family="text">
      <style:text-properties officeooo:rsid="02d606cb"/>
    </style:style>
    <style:style style:name="T383" style:family="text">
      <style:text-properties officeooo:rsid="02dc3758"/>
    </style:style>
    <style:style style:name="T384" style:family="text">
      <style:text-properties officeooo:rsid="02df7944"/>
    </style:style>
    <style:style style:name="T385" style:family="text">
      <style:text-properties officeooo:rsid="02e22b7f"/>
    </style:style>
    <style:style style:name="T386" style:family="text">
      <style:text-properties officeooo:rsid="02e6b475"/>
    </style:style>
    <style:style style:name="T387" style:family="text">
      <style:text-properties officeooo:rsid="02eb95e5"/>
    </style:style>
    <style:style style:name="T388" style:family="text">
      <style:text-properties officeooo:rsid="02f261f1"/>
    </style:style>
    <style:style style:name="T389" style:family="text">
      <style:text-properties officeooo:rsid="02f4e49c"/>
    </style:style>
    <style:style style:name="T390" style:family="text">
      <style:text-properties officeooo:rsid="02f7fdef"/>
    </style:style>
    <style:style style:name="T391" style:family="text">
      <style:text-properties officeooo:rsid="02f9470f"/>
    </style:style>
    <style:style style:name="T392" style:family="text">
      <style:text-properties officeooo:rsid="02f9ab46"/>
    </style:style>
    <style:style style:name="T393" style:family="text">
      <style:text-properties officeooo:rsid="02fcf98b"/>
    </style:style>
    <style:style style:name="T394" style:family="text">
      <style:text-properties officeooo:rsid="02ff0ce2"/>
    </style:style>
    <style:style style:name="T395" style:family="text">
      <style:text-properties officeooo:rsid="02ffd1d9"/>
    </style:style>
    <style:style style:name="T396" style:family="text">
      <style:text-properties officeooo:rsid="03003fb4"/>
    </style:style>
    <style:style style:name="T397" style:family="text">
      <style:text-properties officeooo:rsid="0304a5f0"/>
    </style:style>
    <style:style style:name="T398" style:family="text">
      <style:text-properties officeooo:rsid="030f7031"/>
    </style:style>
    <style:style style:name="T399" style:family="text">
      <style:text-properties officeooo:rsid="031431b6"/>
    </style:style>
    <style:style style:name="T400" style:family="text">
      <style:text-properties officeooo:rsid="0314df15"/>
    </style:style>
    <style:style style:name="T401" style:family="text">
      <style:text-properties officeooo:rsid="031af66d"/>
    </style:style>
    <style:style style:name="T402" style:family="text">
      <style:text-properties officeooo:rsid="031c2585"/>
    </style:style>
    <style:style style:name="T403" style:family="text">
      <style:text-properties officeooo:rsid="031d44c4"/>
    </style:style>
    <style:style style:name="T404" style:family="text">
      <style:text-properties officeooo:rsid="031febe5"/>
    </style:style>
    <style:style style:name="T405" style:family="text">
      <style:text-properties officeooo:rsid="0320130a"/>
    </style:style>
    <style:style style:name="T406" style:family="text">
      <style:text-properties officeooo:rsid="032377a2"/>
    </style:style>
    <style:style style:name="T407" style:family="text">
      <style:text-properties officeooo:rsid="0323ae03"/>
    </style:style>
    <style:style style:name="T408" style:family="text">
      <style:text-properties officeooo:rsid="0327e603"/>
    </style:style>
    <style:style style:name="T409" style:family="text">
      <style:text-properties officeooo:rsid="0327ebab"/>
    </style:style>
    <style:style style:name="T410" style:family="text">
      <style:text-properties officeooo:rsid="032a9753"/>
    </style:style>
    <style:style style:name="T411" style:family="text">
      <style:text-properties officeooo:rsid="033305cf"/>
    </style:style>
    <style:style style:name="T412" style:family="text">
      <style:text-properties officeooo:rsid="03387f3a"/>
    </style:style>
    <style:style style:name="T413" style:family="text">
      <style:text-properties officeooo:rsid="033c0c61"/>
    </style:style>
    <style:style style:name="T414" style:family="text">
      <style:text-properties officeooo:rsid="0341981a"/>
    </style:style>
    <style:style style:name="T415" style:family="text">
      <style:text-properties officeooo:rsid="0344d8cd"/>
    </style:style>
    <style:style style:name="T416" style:family="text">
      <style:text-properties officeooo:rsid="0344fcaa"/>
    </style:style>
    <style:style style:name="T417" style:family="text">
      <style:text-properties officeooo:rsid="03460bed"/>
    </style:style>
    <style:style style:name="T418" style:family="text">
      <style:text-properties officeooo:rsid="03468d3d"/>
    </style:style>
    <style:style style:name="T419" style:family="text">
      <style:text-properties officeooo:rsid="03496660"/>
    </style:style>
    <style:style style:name="T420" style:family="text">
      <style:text-properties officeooo:rsid="034a26d9"/>
    </style:style>
    <style:style style:name="T421" style:family="text">
      <style:text-properties officeooo:rsid="034b5aeb"/>
    </style:style>
    <style:style style:name="T422" style:family="text">
      <style:text-properties officeooo:rsid="034b9e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90" text:outline-level="2">1</text:h>
      <text:p text:style-name="P345">009 Sound System – DreamScape (<text:a xlink:type="simple" xlink:href="https://www.youtube.com/watch?v=TKfS5zVfGBc" text:style-name="Internet_20_link" text:visited-style-name="Visited_20_Internet_20_Link">https://www.youtube.com/watch?v=TKfS5zVfGBc</text:a>)</text:p>
      <text:p text:style-name="P34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17">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0">Я осторожно задвинул судно обратно под кровать Терминатору. Дело сделано. Теперь можно и заснуть.</text:p>
      <text:p text:style-name="P50"/>
      <text:p text:style-name="P50">~~~</text:p>
      <text:p text:style-name="P40"><text:a xlink:type="simple" xlink:href="https://www.youtube.com/watch?v=rvk5D1iI2LA" text:style-name="Internet_20_link" text:visited-style-name="Visited_20_Internet_20_Link">https://www.youtube.com/watch?v=rvk5D1iI2LA</text:a></text:p>
      <text:h text:style-name="P389" text:outline-level="1">Mark Knopfler - Marbletown - Córdoba 2010 </text:h>
      <text:p text:style-name="P40"/>
      <text:p text:style-name="P40">Джет нетерпеливо толкает меня копытом в плечо. &lt;<text:span text:style-name="T9">Её полное имя – Рэйнбоу Джет</text:span>&gt;</text:p>
      <text:p text:style-name="P40">- Хум, вставай! Хум! Пора собираться! Хум… Хуман!!!</text:p>
      <text:p text:style-name="P40">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0">&lt;<text:span text:style-name="T9">одеяло?</text:span>&gt;</text:p>
      <text:p text:style-name="P40"><text:soft-page-break/>- Они приближаются! Я слышала их горн<text:span text:style-name="T1">!</text:span>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0"/>
      <text:p text:style-name="P40">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5">Нет, Агамемнон – ерунда. За нами. Гонятся. Чёртовы. Чокнутые. Пони.</text:p>
      <text:p text:style-name="P45"/>
      <text:p text:style-name="P4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5"/>
      <text:p text:style-name="P45">Ну вот кто заставил тебя улыбаться Дейдре, Хуман? Ведь всё так неплохо шло…</text:p>
      <text:p text:style-name="P40"/>
      <text:p text:style-name="P50">***</text:p>
      <text:p text:style-name="P40">...</text:p>
      <text:p text:style-name="P40">- Привет, красавчики! &lt;<text:span text:style-name="T9">Развернуть характер Эпплхэт и её маленькой сестры Лейлы</text:span>&gt;</text:p>
      <text:p text:style-name="P40"><text:soft-page-break/></text:p>
      <text:p text:style-name="P40">Мы обернулись на голос и узрели с полдюжины копий, чуть ли не уткнувшихся нам в носы.</text:p>
      <text:p text:style-name="P40"/>
      <text:p text:style-name="P4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0"/>
      <text:p text:style-name="P4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0"/>
      <text:p text:style-name="P4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0">В незащищённую бронёй шею Джет упиралось копьё крохотной поньки с гривой ёршиком. &lt;<text:span text:style-name="T9">Развернуть характер Лейлы Блум</text:span>&gt;</text:p>
      <text:p text:style-name="P40"/>
      <text:p text:style-name="P40">- Хорошая попытка, летун, - расплылась в ехидной улыбке малютка, - но устраивать засады нас учат с младенчества. Крылатым этого не понять, правда?</text:p>
      <text:p text:style-name="P40"/>
      <text:p text:style-name="P40">Тут <text:span text:style-name="T207">я заметил</text:span>, что крыльев у этих оборванцев не наблюдается.</text:p>
      <text:p text:style-name="P40"/>
      <text:p text:style-name="P4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0"/>
      <text:p text:style-name="P40">Та мрачно стояла, сцепив зубы.</text:p>
      <text:p text:style-name="P40"/>
      <text:p text:style-name="P4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0"/>
      <text:p text:style-name="P40">Её собеседница только хмыкнула.</text:p>
      <text:p text:style-name="P40"/>
      <text:p text:style-name="P40"><text:soft-page-break/>- Хорош жеребёнок - ягодицы, что у ломовика! - она задумалась. - Так. Летуна – на кухню. А этого… красавчика – к Дейдре.</text:p>
      <text:p text:style-name="P374">&lt;<text:span text:style-name="T64">больше быта племени</text:span>&gt;</text:p>
      <text:p text:style-name="P50">…</text:p>
      <text:p text:style-name="P50"/>
      <text:p text:style-name="P40">Тема беседы просто вводи<text:span text:style-name="T344">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0"/>
      <text:p text:style-name="P40">…</text:p>
      <text:p text:style-name="P40"/>
      <text:p text:style-name="P40">-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0"/>
      <text:p text:style-name="P40">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0">Поняха с недоверием смотрела на меня.</text:p>
      <text:p text:style-name="P40"/>
      <text:p text:style-name="P40">- Хум, ты прикалываешься? Или та поломаная пегаска таки права, и ты действительно ничего не помнишь?</text:p>
      <text:p text:style-name="P40"/>
      <text:p text:style-name="P40">Понька принялась загибать копыта, делая сброс через каждую пару:</text:p>
      <text:p text:style-name="P40"/>
      <text:p text:style-name="P4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0"/>
      <text:p text:style-name="P40">…Я истерически рассмеялся…</text:p>
      <text:p text:style-name="P40"/>
      <text:p text:style-name="P40">- Во-вторых, шанс получения потомства можно поднять с помощью магического ритуала “Pornis erektus”, <text:span text:style-name="T344">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0"><text:soft-page-break/></text:p>
      <text:p text:style-name="P40">Поняха с надеждой посмотрела на меня. Я с огромным облегчением отрицательно помотал головой.</text:p>
      <text:p text:style-name="P40"/>
      <text:p text:style-name="P40">- В-третьих, в твоём случае даже не столь важна свежая кровь, как то, что ты – представитель совершенно иного племени. Посмотри на пегасов! <text:span text:style-name="T344">Пятьсот</text:span> лет назад это было соседнее с нами племя – наши <text:span text:style-name="T344">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0"/>
      <text:p text:style-name="P40">Дейдра мечтательно вздохнула.</text:p>
      <text:p text:style-name="P40"/>
      <text:p text:style-name="P40">- Может, ты тоже вождь своего племени, Хум? Какой у тебя талант? Летать и магичить ты не умеешь. Может, ты умеешь <text:span text:style-name="T5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57">самого </text:span><text:span text:style-name="T56">плеча вместо четверти урожая за дождик после посевной!</text:span></text:p>
      <text:p text:style-name="P40"/>
      <text:p text:style-name="P40">Я упорно помотал головой. Дейдра пристально уставилась на меня, пытаясь рассмотреть мой талант. Наконец она ухмыльнулась кривой улыбкой.</text:p>
      <text:p text:style-name="P40"/>
      <text:p text:style-name="P4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0"/>
      <text:p text:style-name="P44">- <text:span text:style-name="T338">Путешествия, это уже что-то. Мне совершенно случайно нужно в Дрогонштерн, - наконец, подал голос я.</text:span></text:p>
      <text:p text:style-name="P43">- <text:span text:style-name="T338">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0">- <text:span text:style-name="T338">И м</text:span>не всё ещё непонятно, на кой чёрт я вам сдался? <text:s/>- <text:span text:style-name="T339">я </text:span>пропуска<text:span text:style-name="T339">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0"/>
      <text:p text:style-name="P40">Розовая поняха заметно поскучнела.</text:p>
      <text:p text:style-name="P40"/>
      <text:p text:style-name="P4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0"/>
      <text:p text:style-name="P4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4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40">Я улыбнулся и понимающе покачал головой. Всё-таки между людьми и пони намного больше общего, чем тебе казалось, Хуман!</text:p>
      <text:p text:style-name="P40">Дейдра уныло свесила голову.</text:p>
      <text:p text:style-name="P40"/>
      <text:p text:style-name="P4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0"/>
      <text:p text:style-name="P40">Розовая кобылка вновь сжала зубами горлышко и запрокинула бутылку. Послышалось долгое бульканье.</text:p>
      <text:p text:style-name="P40"/>
      <text:p text:style-name="P4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4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0"/>
      <text:p text:style-name="P4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40">Кобылка завела глаза, сложила губы бантиком и произнесла фальцетом:</text:p>
      <text:p text:style-name="P40"/>
      <text:p text:style-name="P40">-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0"><text:soft-page-break/></text:p>
      <text:p text:style-name="P4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0"/>
      <text:p text:style-name="P4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0"/>
      <text:p text:style-name="P40">Вместе с храпом изо рта самой великой пиратки вылетело три розовых пузыря. Поняха явно перебрала с алкоголем.</text:p>
      <text:p text:style-name="P40"/>
      <text:p text:style-name="P50">…</text:p>
      <text:p text:style-name="P50"/>
      <text:p text:style-name="P4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0"/>
      <text:p text:style-name="P4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40">- Джет… Джет… Да вставай же, засоня! - я громко шептал в ухо спящей пегаске, <text:span text:style-name="T1">легонько похлопывая по шее.</text:span></text:p>
      <text:p text:style-name="P40">- Мн-мн-хррр, - сонно чавкала пегаска, пуская слюни. - Гороховый суп закончился. Пюре будет через полчаса. Не ломайте лавки, пожалуйста… А? Что?</text:p>
      <text:p text:style-name="P40"/>
      <text:p text:style-name="P40">Я шёлкнул пегаску по носу.</text:p>
      <text:p text:style-name="P40">- Вставай! Надо сматываться. Дейдра хочет сделать меня своим фаворитом. У меня плохие предчувствия на этот счёт.</text:p>
      <text:p text:style-name="P40"/>
      <text:p text:style-name="P40">Пегаска поднялась, потирая нос копытом. Рваное одеяло сползло с её тела и в нос мне ударил кислый запах. </text:p>
      <text:p text:style-name="P40">-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0"/>
      <text:p text:style-name="P40">…</text:p>
      <text:p text:style-name="P40"/>
      <text:p text:style-name="P4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0"/>
      <text:p text:style-name="P40">Есть только одно маленькое “но”.</text:p>
      <text:p text:style-name="P40">Эти двадцать шагов заполнены валяющимися вповалку, храпящими, чмокающими, сопящими и дёргающимися во сне пони.</text:p>
      <text:p text:style-name="P40"/>
      <text:p text:style-name="P40">- Ты чего остановился? - пихнула меня головой в спину Джет. - Надо торопиться, пока не рассвело!</text:p>
      <text:p text:style-name="P40"/>
      <text:p text:style-name="P40">Я обреченно вздохнул, выбрал на полу место, свободное от понеконечностей и поставил туда ногу.</text:p>
      <text:p text:style-name="P40">Почти попал. Светло-коричневая пони ойкнула и сжалась во сне, когда я наступил ей на хвост.</text:p>
      <text:p text:style-name="P4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0"/>
      <text:p text:style-name="P40">Позади меня послышалось топанье, череда взвизгиваний и возни, нарастающая, подобно прибою.</text:p>
      <text:p text:style-name="P40">Джет невозмутимо торила свой путь прямо по ногам, туловищам и хвостам распластавшихся на полу пони.</text:p>
      <text:p text:style-name="P40"/>
      <text:p text:style-name="P40">- Ты рехнулась? - зашипел на неё я, - надо ж осторожно!</text:p>
      <text:p text:style-name="P40">- Ну, раз ты так хочешь, - пожала плечами пегаска и осторожно поставила ногу на голову пони, сосущей во сне собственное копыто.</text:p>
      <text:p text:style-name="P40"/>
      <text:p text:style-name="P4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0"/>
      <text:p text:style-name="P40">Я остервенело дёргал ручку двери, ощущая затылком просыпающийся зал.</text:p>
      <text:p text:style-name="P40">- Закрыто, блин! - я дёрнул ещё сильнее и приложился задницой о пол, сжимая в руке оторванную ручку.</text:p>
      <text:p text:style-name="P40"><text:soft-page-break/></text:p>
      <text:p text:style-name="P40">- Хум<text:span text:style-name="T59">, подвинься!</text:span></text:p>
      <text:p text:style-name="P93">Пегаска оттеснила меня крупом и повернулась к двери задом.</text:p>
      <text:p text:style-name="P40"/>
      <text:p text:style-name="P375">БАБАХ!!!</text:p>
      <text:p text:style-name="P375"/>
      <text:p text:style-name="P375">Я ошалело смотрел на дверь, вылетевшую вместе с косяком во двор.</text:p>
      <text:p text:style-name="P375"/>
      <text:p text:style-name="P37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75">- Ага. - ухмыльнулась Джет. - Я — крутая! По заднему джебу мне нет равных на нашем облаке и двух соседних!</text:p>
      <text:p text:style-name="P375">- То же мне — крутая! - донеслось откуда-то снизу. - Да я смогла бы выбить эту дверь лбом! Она всё равно кое-как сляпана из обломков скамеек!</text:p>
      <text:p text:style-name="P375"/>
      <text:p text:style-name="P376">Мои ноги обнимала Дейдра, улыбаясь мне хищной улыбкой.</text:p>
      <text:p text:style-name="P376"/>
      <text:p text:style-name="P376">- И, кстати, чтобы открыть её, достаточно было просто отодвинуть засов.</text:p>
      <text:p text:style-name="P376"/>
      <text:p text:style-name="P376">В забеге на первенство тупости ты уверенно догоняешь пегаску, Хуман!</text:p>
      <text:p text:style-name="P376">Я криво улыбнулся Дейдре.</text:p>
      <text:p text:style-name="P376"/>
      <text:p text:style-name="P37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76"/>
      <text:p text:style-name="P376">Я сразу понял, что улыбаться Дейдре было плохой идеей. Поняха состроила щенячьи глаза и усилила и без того стальную хватку вокруг моих ног.</text:p>
      <text:p text:style-name="P376"/>
      <text:p text:style-name="P376">- Не бросай меня, Хум! Мне тут так скууучнооо!</text:p>
      <text:p text:style-name="P376"/>
      <text:p text:style-name="P376">Губы её задрожжали, как будто она собралась зареветь.</text:p>
      <text:p text:style-name="P37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76"><text:soft-page-break/></text:p>
      <text:p text:style-name="P3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41">Кто, кроме меня, провезёт вас в Дрогонштерн?</text:span></text:p>
      <text:p text:style-name="P376"/>
      <text:p text:style-name="P376">- Ммммфффф! - отвечала ей Джет.</text:p>
      <text:p text:style-name="P376"/>
      <text:p text:style-name="P376">Диалог прервался взвизгом и плеском воды. Наконец-то я почувствовал свои ноги свободными!</text:p>
      <text:p text:style-name="P376"/>
      <text:p text:style-name="P50">***</text:p>
      <text:p text:style-name="P40"/>
      <text:p text:style-name="P40">- Ты опять за своё! - крик Джет прямо в ухо перемешивает все воспоминания. - Выныривай! Они уже совсем близко!!!</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390"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27">Сто шестьдесят</text:span> вагонеток отличной высоконасыщенной серебряной руды! <text:span text:style-name="T227">Десять</text:span> вагонет<text:span text:style-name="T227">о</text:span>к в день – это поистине королевский подарок!</text:p>
      <text:p text:style-name="P7">- Тридцать пять процентов! За тридцать пять лет! Не морочь мне голову – <text:span text:style-name="T227">сто шестьдесят</text:span> вагонеток в Крогхарте добывалось двести лет назад! Сейчас и <text:span text:style-name="T227">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27">ие</text:span> <text:span text:style-name="T227">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27">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3">- Пять битов! - поворачивается к Луне Селестия.</text:p>
      <text:p text:style-name="P93">Та молча достаёт монетку из шкафчика за троном и кладёт в протянутое копыто.</text:p>
      <text:h text:style-name="P390" text:outline-level="2">2</text:h>
      <text:p text:style-name="P40"/>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79">- Не курю.</text:p>
      <text:p text:style-name="P79">- Я не спрашивал тебя, куришь ли ты? - пальцы вопрошавшего шевелились, как будто разминая невидимый пластилин. - Сигу не долганёшь?</text:p>
      <text:p text:style-name="P45"/>
      <text:p text:style-name="P79">Крыс спрыгнул с подоконника, царапнув грязным ногтем по кафелю уборной.</text:p>
      <text:p text:style-name="P79">- Ты ведь должен мне ещё с прошлого раза.</text:p>
      <text:p text:style-name="P79"/>
      <text:p text:style-name="P79">Я вытащил из рукава пижамы двадцатисантиметровый гвоздь и плюнул ему под ноги.</text:p>
      <text:p text:style-name="P79"/>
      <text:p text:style-name="P79">- Ничего я тебе не должен. И ты сам это знаешь. Пошёл нахуй.</text:p>
      <text:p text:style-name="P79"/>
      <text:p text:style-name="P79">Крыс криво улыбнулся.</text:p>
      <text:p text:style-name="P79"><text:soft-page-break/></text:p>
      <text:p text:style-name="P79">- Ну-ну. Вы тут, в Чертогах, совсем озверели, что ли? Из окон выпрыгиваете, на людей кидаетесь. Ладно-ладно, пока. Ещё увидимся.</text:p>
      <text:p text:style-name="P79"/>
      <text:p text:style-name="P7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5">под конвоем церберов с автоматами</text:span>, и нас не навещают извне. Никто и никогда.</text:p>
      <text:p text:style-name="P7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28">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28">четверть</text:span> пачки. И если Крыс не помнит, на чём мы сторговались – это его проблемы, не мои.</text:p>
      <text:p text:style-name="P79"/>
      <text:p text:style-name="P7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64">Смысл речи Папы?</text:span>&gt;</text:p>
      <text:p text:style-name="P79"/>
      <text:p text:style-name="P97">…шшш… </text:p>
      <text:p text:style-name="P97">sanctificetur nomen tuum; </text:p>
      <text:p text:style-name="P97">adveniat regnum tuum; </text:p>
      <text:p text:style-name="P97">fiat voluntas tua, sicut in caelo et in terra…</text:p>
      <text:p text:style-name="P97">…хрррсссшшш… </text:p>
      <text:p text:style-name="P97">ne nuclear bellum. Amen</text:p>
      <text:p text:style-name="P97">…шшшссс…</text:p>
      <text:p text:style-name="P97"/>
      <text:p text:style-name="P7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79">Я уже открывал дверь в палату, когда услышал лениво брошенное в спину замечание.</text:p>
      <text:p text:style-name="P79"/>
      <text:p text:style-name="P79">- Дед, собирай шмотки, скоро переезжаешь. На твоё место новенького поселяют. А тебя в соседнюю палату.</text:p>
      <text:p text:style-name="P79"/>
      <text:p text:style-name="P79">Я повернулся.</text:p>
      <text:p text:style-name="P79"/>
      <text:p text:style-name="P79"><text:soft-page-break/>- Когда переезд?</text:p>
      <text:p text:style-name="P79">- Завтра. Или послезавтра, если чувак в реанимации задержится. </text:p>
      <text:p text:style-name="P79">- А почему не новенького в соседнюю? На кой чёрт им я сдался?</text:p>
      <text:p text:style-name="P79"/>
      <text:p text:style-name="P79"><text:s/>Дредд удивлённо бухнулся на все четыре ножки стула.</text:p>
      <text:p text:style-name="P7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79"/>
      <text:p text:style-name="P7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7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79">Так что нет, не за память я пекусь. Просто приём нейролептиков напрочь отключает не только память, но и сновидения – я проверял.</text:p>
      <text:p text:style-name="P79"/>
      <text:p text:style-name="P79">А мне нравятся сны.</text:p>
      <text:p text:style-name="P3"/>
      <text:p text:style-name="P85">~~~</text:p>
      <text:p text:style-name="P79"/>
      <text:p text:style-name="P7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5">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75">по обе стороны реки.</text:span> Я оборачиваюсь назад. <text:span text:style-name="T75">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6">неделю</text:span><text:span text:style-name="T75"> назад. </text:span>Дым от привала преследователей не виден уже последние два дня. Я спускаюсь вниз и спрыгиваю с нижней ветки на землю. </text:p>
      <text:p text:style-name="P79"/>
      <text:p text:style-name="P79">- Таки оторвались. Но впереди обрыв. Надо думать, как спуститься.</text:p>
      <text:p text:style-name="P79"/>
      <text:p text:style-name="P79">Джет виновато смотрит на меня. Вот глупая пегаска! Она <text:span text:style-name="T6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79"/>
      <text:p text:style-name="P79">- Каша будет готова через пять минут.</text:p>
      <text:p text:style-name="P79"/>
      <text:p text:style-name="P79">Словно бы в заглаживание вины своей немощности, Джет взяла готовку пищи на себя. </text:p>
      <text:p text:style-name="P79"/>
      <text:p text:style-name="P7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9"/>
      <text:p text:style-name="P79">Джет сидит у костра напротив меня и молча жуёт кашу.</text:p>
      <text:p text:style-name="P79">- Ты теперь до старости будешь его носить? - указываю я на одеяло.</text:p>
      <text:p text:style-name="P79">Пегаска только сильнее кутается в него. Кажется, она дрожит.</text:p>
      <text:p text:style-name="P79">- Тебе холодно? Брось, у костра же жарко? Давай я на тебя куртку накину?</text:p>
      <text:p text:style-name="P7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9"/>
      <text:p text:style-name="P79">Ладно же, мне эти странности уже осточертели!</text:p>
      <text:p text:style-name="P7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79"/>
      <text:p text:style-name="P79">Едва слышится шорох сзади. Сначала чуть заметно коснувшись, Джет медленно прижимается ко мне всей спиной. Она сильно дрожит.</text:p>
      <text:p text:style-name="P79"><text:soft-page-break/>Так мы согреваем друг-друга с тех пор, как сбежали от твердолобов – ночи стали заметно свежее.</text:p>
      <text:p text:style-name="P79">Но сейчас я отвергаю негласный договор. Это и раздражение на скрытность пегаски, и… </text:p>
      <text:p text:style-name="P7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9"/>
      <text:p text:style-name="P79">- Джет, блин, у нас речка в двух шагах! Я понимаю, холодно, но нельзя ли помыться? Реально трудно находиться рядом с тобой…</text:p>
      <text:p text:style-name="P79"/>
      <text:p text:style-name="P79">Так же беззвучно, как возникло, касание пропадает. Пропадает и запах…</text:p>
      <text:p text:style-name="P79">Я закрываю глаза.</text:p>
      <text:p text:style-name="P79"/>
      <text:p text:style-name="P79">Просыпаюсь от холода. Щупаю рукой сзади себя. Наконец поворачиваюсь.</text:p>
      <text:p text:style-name="P79">Никого.</text:p>
      <text:p text:style-name="P79"/>
      <text:p text:style-name="P7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79"/>
      <text:p text:style-name="P79">Полянка перед орешником пуста. Едва дымятся угли погасшего костра. В лунном свете цепочка отпечатков копыт в песке ведёт к реке.</text:p>
      <text:p text:style-name="P7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9">…</text:p>
      <text:p text:style-name="P79">Ох, щит!!! М-м-мамочка…</text:p>
      <text:p text:style-name="P79">…</text:p>
      <text:p text:style-name="P79">Меня выворачивает наизнанку. Я падаю на колени и неистово блюю в воду. Течение уносит мой ужин к водопаду.</text:p>
      <text:p text:style-name="P79">Рядом со мной на песке лежит часть крыла. Парочка опарышей ещё ползают по голубоватым перьям. Обломок кости белеет в лунном свете.</text:p>
      <text:p text:style-name="P79">Проклятье! Какой же я долбень! <text:span text:style-name="T336">Грёбаный близорукий эгоистичный долбень!</text:span></text:p>
      <text:p text:style-name="P79"/>
      <text:p text:style-name="P7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79"/>
      <text:p text:style-name="P79"><text:soft-page-break/>Я ускоряюсь.</text:p>
      <text:p text:style-name="P79">Пегаска, понурив голову, бредёт к скальному выступу, нависающему над каньоном. Чуть подумав, она делает шаг в бездну.</text:p>
      <text:p text:style-name="P79">В последнем рывке я совершаю вратарский прыжок и хватаю пегаску за задние ноги. Дыхание перехватывает от удара животом и грудью о камни.</text:p>
      <text:p text:style-name="P79">Пегаска оборачивается. Её передняя нога застывает над пропастью.</text:p>
      <text:p text:style-name="P79"/>
      <text:p text:style-name="P79">- Джет, не дури, - хрипло прошу я осипшим от волнения голосом. - Я ступил. Я все эти дни тупил. Прости.</text:p>
      <text:p text:style-name="P7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79">Пегаска поворачивается навстречу пропасти.</text:p>
      <text:p text:style-name="P79"/>
      <text:p text:style-name="P7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9">- Нет! Пожалуйста!!! Я вылечу тебя! Я… Я прижгу рану!</text:p>
      <text:p text:style-name="P79"/>
      <text:p text:style-name="P79">Сквозь рыдания я выкрикиваю какие-то сумасбродные идеи, пока пегаска молча стоит над бездной.</text:p>
      <text:p text:style-name="P79">Наконец она усмехается.</text:p>
      <text:p text:style-name="P79"/>
      <text:p text:style-name="P7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79">Пегаска вздыхает.</text:p>
      <text:p text:style-name="P7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79"/>
      <text:p text:style-name="P7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9">Очень осторожно, словно бы извиняясь, Джет высвобождает сначала одну ногу из моего захвата. Потом вторую. Я тупо смотрю на пустые ладони.</text:p>
      <text:p text:style-name="P79"/>
      <text:p text:style-name="P79">- Ты был хорошим другом. Прощай.</text:p>
      <text:p text:style-name="P79"/>
      <text:p text:style-name="P7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36">ы</text:span> не решать её. <text:s/>Сонду считает, не очень умное решение…</text:p>
      <text:p text:style-name="P79"><text:soft-page-break/></text:p>
      <text:p text:style-name="P79">Мы оборачиваемся на голос. В свете первых лучей солнца на нас смотрит зебра.</text:p>
      <text:p text:style-name="P79"/>
      <text:h text:style-name="P39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90" text:outline-level="2">3</text:h>
      <text:p text:style-name="P79"/>
      <text:p text:style-name="P7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79"/>
      <text:p text:style-name="P79">- Вы сами видите… - обратился Лысый к Алексу. - Я бы его за периметр не выпускал. Вам решать, разумеется.</text:p>
      <text:p text:style-name="P7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9"/>
      <text:p text:style-name="P79">Лысый грузно поднялся. Скрипнула дверь и мы остались один на один.</text:p>
      <text:p text:style-name="P79"/>
      <text:p text:style-name="P79">- П-привет, Дедлайн - пробормотал Алекс.</text:p>
      <text:p text:style-name="P79">- Привет, сослуживец, - криво усмехнулся я. Старое командное прозвище <text:span text:style-name="T228">в устах моего бывшего босса </text:span>не вызвало во мне ностальгии.</text:p>
      <text:p text:style-name="P79"/>
      <text:p text:style-name="P79">Алекс на миг встретился со мной взглядом и снова опустил глаза.</text:p>
      <text:p text:style-name="P79"/>
      <text:p text:style-name="P79">- Ты же знаешь, у нас не было другого выхода. Извини.</text:p>
      <text:p text:style-name="P79">- Да ладно. Мне-то что. Тут неплохо кормят.</text:p>
      <text:p text:style-name="P79">- Парк для прогулок будет <text:span text:style-name="T174">увеличиваться</text:span>. Мы присоединили к территории автостоянку и засадили её соснами. <text:span text:style-name="T174">Там даже дёрн с грибницей положат – можно будет</text:span> <text:span text:style-name="T174">сыроежки собирать после дождя. </text:span>Уже <text:soft-page-break/>достраивают расширенную ограду. <text:span text:style-name="T75">Я даже могу устроить тебе вылазки в город.</text:span> И я попросил, чтобы тебя перевели в свободную палату.</text:p>
      <text:p text:style-name="P79">- А вот этого, как раз, не надо, - прервал я извинения Алекса. - Мне и в текущей неплохо. Говори, зачем позвал?</text:p>
      <text:p text:style-name="P79"/>
      <text:p text:style-name="P7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68">Облако в виде смешной крылатой лошадки приближалось по небосводу к серым корпусам больницы</text:span>.</text:p>
      <text:p text:style-name="P79"/>
      <text:p text:style-name="P79">Наконец Алекс пожал плечами и <text:span text:style-name="T68">посмотрел мне в глаза</text:span>.</text:p>
      <text:p text:style-name="P79">- Дед, у нас проблемы. Хэвэн начала убивать.</text:p>
      <text:p text:style-name="P79"/>
      <text:p text:style-name="P79">Я откинулся на спинку стула и громко похлопал в ладоши.</text:p>
      <text:p text:style-name="P7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79"/>
      <text:p text:style-name="P79">Мой бывший <text:span text:style-name="T228">прожект-мэнеджер</text:span> досадливо сморщился и откинулся на спинку стула.</text:p>
      <text:p text:style-name="P79">- Ты не так меня понял. Мы не можем прикрыть проект. Никто нам не даст. Особенно сейчас, когда у <text:span text:style-name="T228">другой стороны</text:span> на подходе аналогичные комплексы. Нам нужна твоя помощь…</text:p>
      <text:p text:style-name="P79"/>
      <text:p text:style-name="P79">… Алекс терпеливо подождал, пока я прекращу ржать.</text:p>
      <text:p text:style-name="P79"/>
      <text:p text:style-name="P8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29">Как вернуться. В здравом уме и твёрдой памяти.</text:span> Карта прохождения ловушек. Ты ведь единственный, кто сохранил <text:span text:style-name="T229">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74">Мы читаем это в логах Уроков.</text:span></text:p>
      <text:p text:style-name="P80">Всего пару советов, и ты спасешь людей. </text:p>
      <text:p text:style-name="P79"/>
      <text:p text:style-name="P79">Я покачал головой.</text:p>
      <text:p text:style-name="P7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79"/>
      <text:p text:style-name="P79">Алекс долго молчал. </text:p>
      <text:p text:style-name="P79"><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79"/>
      <text:p text:style-name="P7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79"/>
      <text:p text:style-name="P79">Я сжал кулаки и встал. Дверь отворилась и заглянул Лысый. Алекс отрицательно мотнул ему головой.</text:p>
      <text:p text:style-name="P79">- Всё в порядке. Мы общаемся.</text:p>
      <text:p text:style-name="P79"/>
      <text:p text:style-name="P79">Дверь закрылась. Я сел и отвернулся к окну.</text:p>
      <text:p text:style-name="P79"/>
      <text:p text:style-name="P7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74">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79"/>
      <text:p text:style-name="P7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79"/>
      <text:p text:style-name="P79">- В разумных пределах, говоришь?</text:p>
      <text:p text:style-name="P79">- В разумных.</text:p>
      <text:p text:style-name="P79">- А забор будет?</text:p>
      <text:p text:style-name="P79">- Да. Забор убрать не проси. Это невозможно, Дед. Это за пределами разумного. <text:span text:style-name="T174">Брюс никогда в жизни не подпишет. </text:span>Будет и забор, и вооружённая охрана. Даже не мысли о побеге.</text:p>
      <text:p text:style-name="P79">- Понятно.</text:p>
      <text:p text:style-name="P79"/>
      <text:p text:style-name="P45">Я решил схитрить. Просто из интереса. Кроме него, больше ловить тут было нечего.</text:p>
      <text:p text:style-name="P45"/>
      <text:p text:style-name="P4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5"/>
      <text:p text:style-name="P4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5"/>
      <text:p text:style-name="P4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75">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5">- Дед, - мягко остановил меня Алекс. - не надо. Не даешь мне помечтать, жестокий человек…</text:p>
      <text:p text:style-name="P45"/>
      <text:p text:style-name="P45">Выплюнув жвачку в салфетку и аккуратно препроводив бумажный шарик в ведро, Алекс печально развёл руками.</text:p>
      <text:p text:style-name="P45">- Меня не уведомляют о высших целях “<text:span text:style-name="T175">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79">- Разумеется, знал, - отдался воспоминаниям и я. - Это ж от идеи, что партнёра по бизнесу можно уничтожить физически, у Нэша поехала крыша.</text:p>
      <text:p text:style-name="P7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7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79"/>
      <text:p text:style-name="P79">Алекс скучающе завёл глаза.</text:p>
      <text:p text:style-name="P8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79"/>
      <text:p text:style-name="P79">Алекс посмотрел на часы, нахмурился и продолжил.</text:p>
      <text:p text:style-name="P79">- И, надеюсь, не будем. Потому что горячая война означает конец. Всем и навсегда. <text:span text:style-name="T175">Кибермозг той стороны на шесть лет старше нашего – недостижимое преимущество в наших реалиях. К счастью, <text:s/></text:span><text:span text:style-name="T18">MARATHON</text:span><text:span text:style-name="T175">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75">ё</text:span> остальн<text:span text:style-name="T175">о</text:span>е, вместе взят<text:span text:style-name="T175">о</text:span>е. А ты стал в позу и называешь нас ублюдками. Одеть белое пальто легче всего!</text:p>
      <text:p text:style-name="P79"/>
      <text:p text:style-name="P79">- Ну-ну. Ты очень убедительно рассказываешь, я проникся. Но ты так и не ответил на мой вопрос,- напомнил я ему. Разговор начал мне надоедать.</text:p>
      <text:p text:style-name="P79"/>
      <text:p text:style-name="P79">Мой бывший босс всё понял. Всё же проницательности ему было не занимать. Он бросил на меня злой взгляд, но тем не менее, начал.</text:p>
      <text:p text:style-name="P79"/>
      <text:p text:style-name="P7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79"/>
      <text:p text:style-name="P7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79"/>
      <text:p text:style-name="P79">Я оборвал смех.</text:p>
      <text:p text:style-name="P7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9"/>
      <text:p text:style-name="P7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5">Да, чуть было не забыл!</text:span></text:p>
      <text:p text:style-name="P98"/>
      <text:p text:style-name="P98">Босс вытащил из внутреннего кармана пиджака бутылку «Джентльмен Джека» и поставил передо мной.</text:p>
      <text:p text:style-name="P79"/>
      <text:p text:style-name="P98">- Мне действительно не хватает старых добрых времён. Что бы ты там себе ни думал.</text:p>
      <text:p text:style-name="P98"><text:soft-page-break/></text:p>
      <text:p text:style-name="P79"><text:span text:style-name="T75">Алекс</text:span> пошёл к выходу. У двери он замялся и вдруг обернулся.</text:p>
      <text:p text:style-name="P79">- <text:span text:style-name="T75">И, знаешь, с</text:span>амое страшное? <text:span text:style-name="T75">Э</text:span>то то, что ты до сих пор считаешь себя нормальным, - грустно улыбнулся <text:span text:style-name="T75">босс</text:span>. - <text:s/>Человеком. Мне реально страшно это видеть. И всем нам – остальные наблюдали по интеркому.</text:p>
      <text:p text:style-name="P79"/>
      <text:p text:style-name="P79">- Что?</text:p>
      <text:p text:style-name="P79"/>
      <text:p text:style-name="P79">- Дедлайн, ты собираешь узор из <text:span text:style-name="T230">шестнадцати</text:span> кубиков по картинке за пару секунд. При этом ещё успеваешь инвертировать цвета.</text:p>
      <text:p text:style-name="P79"/>
      <text:p text:style-name="P79">Алекс вышел.</text:p>
      <text:p text:style-name="P85"><text:line-break/>~~~</text:p>
      <text:p text:style-name="P93"/>
      <text:p text:style-name="P93">… Стражница напротив вот уже полчаса молча сверлит меня взглядом. </text:p>
      <text:p text:style-name="P9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3"/>
      <text:p text:style-name="P93">Я тайком смотрю на своё отражение в зеркальце, висящем на шее этой мрачной зебры. Нифига, лоб чистый, никаких каракулей не наблюдается.</text:p>
      <text:p text:style-name="P93"/>
      <text:p text:style-name="P93">- А можно..? - наконец, начинаю я.</text:p>
      <text:p text:style-name="P93">- Нельзя, - оборывает зебра. - Зеррика сама выйдет, когда закончит.</text:p>
      <text:p text:style-name="P93"/>
      <text:p text:style-name="P93">Подчёркивая сказанное, стражница перекрывает вход в палатку копьём.</text:p>
      <text:p text:style-name="P93"/>
      <text:p text:style-name="P9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3"/>
      <text:p text:style-name="P93">Джет до последнего момента казалась мне сделаной из железа — может быть, именно поэтому я не догадывался, что с ней происходит что-то плохое. </text:p>
      <text:p text:style-name="P9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3"><text:soft-page-break/>Я закрываю глаза, пытаясь вспомнить… </text:p>
      <text:p text:style-name="P93"/>
      <text:p text:style-name="P94">***</text:p>
      <text:p text:style-name="P93"/>
      <text:p text:style-name="P93">.</text:p>
      <text:p text:style-name="P93">.</text:p>
      <text:p text:style-name="P93">.</text:p>
      <text:p text:style-name="P93">СИЯНИЕ</text:p>
      <text:p text:style-name="P93">.</text:p>
      <text:p text:style-name="P93">Кто я?</text:p>
      <text:p text:style-name="P93">.</text:p>
      <text:p text:style-name="P93">Где я?</text:p>
      <text:p text:style-name="P93">.</text:p>
      <text:p text:style-name="P93">Где все?</text:p>
      <text:p text:style-name="P93">.</text:p>
      <text:p text:style-name="P93">Чувствую прикосновение. Что-то энергично тормошит меня. Слышу приглушенное бормотание.</text:p>
      <text:p text:style-name="P93">.</text:p>
      <text:p text:style-name="P375">Я открываю глаза и вижу фигуру в голубом.</text:p>
      <text:p text:style-name="P51"/>
      <text:p text:style-name="P51">- Быстро! За мной! - торопливо шепчет мне она.</text:p>
      <text:p text:style-name="P51">Я послушно ползу среди костей и раздавленных черепов за голубой пони… Пони? Какой ещё, к дьяволу, пони?</text:p>
      <text:p text:style-name="P51">- Пегаской! - шипит, оборачиваясь, она.</text:p>
      <text:p text:style-name="P52"/>
      <text:p text:style-name="P51">Видно, последние слова я произнёс вслух. И, да, теперь я замечаю у поняхи два аккуратно сложенных на спине крыла, <text:span text:style-name="T75">одно из них, правда, нарушенной формы</text:span>. Лёгкие пластинчатые доспехи плотно облегают её грудь и бока.</text:p>
      <text:p text:style-name="P51">Черепа… Кости… Пегаска в броне… Чушь какая-то!</text:p>
      <text:p text:style-name="P51"/>
      <text:p text:style-name="P5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1"/>
      <text:p text:style-name="P51">- Какого чё…?!!</text:p>
      <text:p text:style-name="P5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1">- Появится кто? - спросил я, потирая ушибленную о каменный свод макушку.</text:p>
      <text:p text:style-name="P51"/>
      <text:p text:style-name="P5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1"/>
      <text:p text:style-name="P51">Я пригнулся к уху поньки и еле слышно прошептал:</text:p>
      <text:p text:style-name="P51">- Кто это?</text:p>
      <text:p text:style-name="P51">- Агамемнон, - так же, едва шевеля губами, прошептала поняха. - Он сегодня голодный - остался без обеда. И у него хороший слух.</text:p>
      <text:p text:style-name="P51"/>
      <text:p text:style-name="P51">Я снова почесал ушибленный лоб.</text:p>
      <text:p text:style-name="P51">- Мне это имя вообще ничего не говорит.</text:p>
      <text:p text:style-name="P51"/>
      <text:p text:style-name="P51">Пегаска критически осмотрела меня.</text:p>
      <text:p text:style-name="P5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1"/>
      <text:p text:style-name="P53">Пегаска попробовала было потрогать меня в паху, но я с возмущением отбросил её копыто.</text:p>
      <text:p text:style-name="P53"/>
      <text:p text:style-name="P5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1"/>
      <text:p text:style-name="P51">От беспокойной возни снаружи скала задрожала. Кто-то шумно зевнул и с металлическим скрежетом почесался.</text:p>
      <text:p text:style-name="P51"/>
      <text:p text:style-name="P51">- Так откуда ты? - пытливо спросила поняха.</text:p>
      <text:p text:style-name="P5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1">Я закрыл глаза и сосредоточился…</text:p>
      <text:p text:style-name="P93">…</text:p>
      <text:p text:style-name="P93">- Не помню.</text:p>
      <text:p text:style-name="P93"><text:soft-page-break/>- Что? - удивилась поняха. - Не помнишь, где твой дом?</text:p>
      <text:p text:style-name="P93">- Нет.</text:p>
      <text:p text:style-name="P93">- А как попал в гнездо Агамемнона — помнишь?</text:p>
      <text:p text:style-name="P93">- Нет.</text:p>
      <text:p text:style-name="P93">- А кто ты — помнишь?</text:p>
      <text:p text:style-name="P93">- Нет.</text:p>
      <text:p text:style-name="P51"><text:span text:style-name="T60">- Ну и ну. Ни в жизнь ещё таких чудаков не встречала. - покачала головой пегаска. - Ты не обижайся, но ты <text:s/>мозгами напоминаешь мне </text:span><text:span text:style-name="T61">полугодовалого жеребёнка</text:span><text:span text:style-name="T60">. То есть, вообще не </text:span><text:span text:style-name="T61">паришь</text:span><text:span text:style-name="T60"> по жизни. Хотя, на вид, взрослый. Как ты, вообще, дожил до своих лет, если не помнишь ничего?</text:span></text:p>
      <text:p text:style-name="P9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3">- Следующий? - я мучительно пытался ухватить логическую нить. - А кто предыдущий?</text:p>
      <text:p text:style-name="P9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3">Пегаска склонила шею и я увидел огромную шишку с кровоподтёком на затылке поняхи.</text:p>
      <text:p text:style-name="P9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3"/>
      <text:p text:style-name="P5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1"/>
      <text:p text:style-name="P5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1"/>
      <text:p text:style-name="P51">…</text:p>
      <text:p text:style-name="P51">СИЯНИЕ</text:p>
      <text:p text:style-name="P93">…</text:p>
      <text:p text:style-name="P51"><text:span text:style-name="T63">Оно п</text:span><text:span text:style-name="T60">овсюду. </text:span><text:span text:style-name="T63">Нет верха и низа, нет направлений и расстояний. Нет м</text:span><text:span text:style-name="T60">ыслей. Нет чувств. Нет времени. Есть только бесконечное сияние…</text:span></text:p>
      <text:p text:style-name="P93">.</text:p>
      <text:p text:style-name="P93"><text:soft-page-break/>Кто я?</text:p>
      <text:p text:style-name="P93">.</text:p>
      <text:p text:style-name="P93">Где я?</text:p>
      <text:p text:style-name="P93">.</text:p>
      <text:p text:style-name="P5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1">Внезапно фигура как будто наклоняется ко мне и почти выкрикивает фразу. Видение рушится, но фраза впечатывается в память:</text:p>
      <text:p text:style-name="P51">- ИДИ В ДРОГОНШТЕРН!</text:p>
      <text:p text:style-name="P51"/>
      <text:p text:style-name="P51">…</text:p>
      <text:p text:style-name="P51"/>
      <text:p text:style-name="P51">- Я ВСПОМНИЛ! ВСПОМНИЛ! ДРОГОНШТЕРН!!! - я хлопнул себя по лбу. - Мне нужно попасть в Дрогонштерн!</text:p>
      <text:p text:style-name="P51"/>
      <text:p text:style-name="P51">Поняха закатила глаза и стукнулась лбом о камень.</text:p>
      <text:p text:style-name="P51">- <text:span text:style-name="T66">Я ЖЕ ПРЕДУПРЕЖДАЛА, ПОТИШЕ!!!</text:span> - заорала понька. - Что за тупой <text:span text:style-name="T9">индивид</text:span> попался!</text:p>
      <text:p text:style-name="P51"/>
      <text:p text:style-name="P51">Снаружи беспокойно завозились, что-то неразборчиво запыхтели и внезапно валун, под которым мы прятались, вознёсся над нашими головами.</text:p>
      <text:p text:style-name="P51">Поняха бросилась на меня, сбив с ног и закрыв телом и крыльями.</text:p>
      <text:p text:style-name="P51"/>
      <text:p text:style-name="P5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1">- А как же ты? Он же съест тебя?</text:p>
      <text:p text:style-name="P51">- Не беспокойся, я в последний момент извернусь и улечу. Действуй!</text:p>
      <text:p text:style-name="P51"/>
      <text:p text:style-name="P5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1"/>
      <text:p text:style-name="P51">- <text:span text:style-name="T66">ВИЖУ СБЕЖАВШИЙ ВЧЕРАШНИЙ ОБЕД. ЕЩЁ НЕ ПРОТУХ. ХОРОШО.</text:span></text:p>
      <text:p text:style-name="P76"/>
      <text:p text:style-name="P77">- Ну так и жри, пока не скисло! - заорала поняха, повернув к нему голову.</text:p>
      <text:p text:style-name="P77"/>
      <text:p text:style-name="P77"><text:soft-page-break/>- <text:span text:style-name="T66">ОН ЕЩЁ И РУГАЕТСЯ,</text:span> - недовольно заметил дракон. - <text:span text:style-name="T66">СЛИШКОМ СЫРОЙ</text:span>. <text:span text:style-name="T66">НАДО ПРОЖАРИТЬ.</text:span></text:p>
      <text:p text:style-name="P77">Внезапно он открыл пасть и к нам устремился поток зелёного пламени.</text:p>
      <text:p text:style-name="P77">Пегаска пискнула и прижалась ко мне покрепче. Я завороженно смотрел навстречу гибели…</text:p>
      <text:p text:style-name="P77"/>
      <text:p text:style-name="P7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7"/>
      <text:p text:style-name="P77">- Бежим! - пегаска вскочила и указала направление. Я припустил со всех ног. Безумие последнего часа выбило из меня способность мыслить.</text:p>
      <text:p text:style-name="P77"/>
      <text:p text:style-name="P77">… И потому я остановился у края пропасти, руководствуясь исключительно рефлексами.</text:p>
      <text:p text:style-name="P77">Пару камешек сорвалось у меня из-под ноги и скрылось в голубоватой дымке. Я перевёл дух.</text:p>
      <text:p text:style-name="P77"/>
      <text:p text:style-name="P77">- Почему остановился?!! Прыгай! - пегаска остановилась рядом и указала копытом прямо вниз. - Прыгай, если хочешь жить!</text:p>
      <text:p text:style-name="P77"><text:s/></text:p>
      <text:p text:style-name="P77"><text:span text:style-name="T66">- НЕНАВИЖУ ПОНЯЧЬЮ МАГИЮ! НЕ ВЫНОШУ ПОНИ!!! ВИДЕТЬ ИХ БОЛЬШЕ НЕ ХОЧУ В СВОЁМ ГНЕЗДЕ!</text:span> - орал Агамемнон, протирая глаза.</text:p>
      <text:p text:style-name="P77"/>
      <text:p text:style-name="P77">Я молча стоял и смотрел вниз, хлопая глазами. </text:p>
      <text:p text:style-name="P77">Пегаска всё поняла. Она присела, как будто готовясь к прыжку. Я сделал маленький шажок назад, не желая прыгать.</text:p>
      <text:p text:style-name="P7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7"/>
      <text:p text:style-name="P7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77">Довольно скоро я оказался в захвате передних ноги пегаски и к моим воплям присоединился её протяжный визг.</text:p>
      <text:p text:style-name="P77"/>
      <text:p text:style-name="P78">- <text:span text:style-name="T89">А-А-А-А-А-А-А-А-А-А!!!</text:span></text:p>
      <text:p text:style-name="P78"/>
      <text:p text:style-name="P78"><text:soft-page-break/><text:span text:style-name="T89">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3">…</text:p>
      <text:p text:style-name="P52"/>
      <text:p text:style-name="P40">- Да ты совсем чокнулась, коняга долбанутая! - заорал я, как только вынырнул, - я же мог разбиться!!!</text:p>
      <text:p text:style-name="P4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0"/>
      <text:p text:style-name="P40">Пегаска сникла.</text:p>
      <text:p text:style-name="P40">- Не могла…</text:p>
      <text:p text:style-name="P40">Она молча, не попытавшись смахнуть воду, отвернулась и развернула <text:span text:style-name="T75">правое </text:span>крыло. Где-то на половине длины второго сустава оно безжизненно свисало под неестественным углом.</text:p>
      <text:p text:style-name="P40">- Если бы могла летать - не задержалась бы в гнезде Агамемнона… Сломала вчера на вираже, когда уходила от погони.</text:p>
      <text:p text:style-name="P40"/>
      <text:p text:style-name="P40">У меня пересохло в горле.</text:p>
      <text:p text:style-name="P40"><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1"/>
      <text:p text:style-name="P51">Иногда ты довольно туго соображаешь, чувак! Жертвенность этой пон<text:span text:style-name="T89">яхи</text:span> заслуживает большей награды, чем ты можешь дать сейчас.</text:p>
      <text:p text:style-name="P51"/>
      <text:p text:style-name="P51">Я примирительно потрепал пегаску по голубой гриве и неумело погладил по крупу, стряхивая воду.</text:p>
      <text:p text:style-name="P51">- Извини, подруга. Я ступил.</text:p>
      <text:p text:style-name="P51"/>
      <text:p text:style-name="P40">Та немедленно повернулась. <text:span text:style-name="T89">Одно движение ноги стёрло слёзы с носа </text:span>и по улыбке во всю ширину мордахи я понял, что прощён.</text:p>
      <text:p text:style-name="P40"/>
      <text:p text:style-name="P4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0">- Да уж, - я поёжился, - твой дедушка тобой гордился бы.</text:p>
      <text:p text:style-name="P4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0"><text:soft-page-break/></text:p>
      <text:p text:style-name="P40">Я присвистнул.</text:p>
      <text:p text:style-name="P40">- Фигасе у тебя был дедуля. Как ты вообще выжила?</text:p>
      <text:p text:style-name="P40">Пегаска смутилась.</text:p>
      <text:p text:style-name="P4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0"><text:line-break/>Я попытался подбодрить лошадку и похлопал её по шее.</text:p>
      <text:p text:style-name="P40">- Не грусти. Крыло заживёт и ты снова будешь летать наперегонки с дедом! Или падать – что больше нравится.</text:p>
      <text:p text:style-name="P40"/>
      <text:p text:style-name="P40">У пегаски задрожали губы и уголки глаз подозрительно заблестели.</text:p>
      <text:p text:style-name="P40">- Не получится. Никогда-никогда. Он однажды улетел разгонять грозу и в облаке на полной скорости врезался в гору.</text:p>
      <text:p text:style-name="P40"/>
      <text:p text:style-name="P40">Да уж, чувак, ты умеешь утешать!</text:p>
      <text:p text:style-name="P40"/>
      <text:p text:style-name="P40">Я снова погладил пегаску. Та в ответ неожиданно сильно прижалась ко мне, помогая себе передней ногой.</text:p>
      <text:p text:style-name="P40">- Ай! - я свободной рукой отстранил поняху.</text:p>
      <text:p text:style-name="P40">- И-извини… Я расклеилась. Мне нужно было утешиться. Я думала, ты меня поймешь, - пробормотала пегаска и отвернулась.</text:p>
      <text:p text:style-name="P40">- Да нет, не в том дело.</text:p>
      <text:p text:style-name="P40"/>
      <text:p text:style-name="P40">Я полез рукой под рубашку, нашаривая колющий грудь предмет.</text:p>
      <text:p text:style-name="P40"/>
      <text:p text:style-name="P40">- Ого! Что за хрень?</text:p>
      <text:p text:style-name="P40"/>
      <text:p text:style-name="P4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0"/>
      <text:p text:style-name="P40">-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0">- Естественно, не пегасье. Это моё украшение. Знать бы только, как оно у меня оказалось!</text:p>
      <text:p text:style-name="P40"><text:soft-page-break/></text:p>
      <text:p text:style-name="P40">Я попытался снять цепочку, но не смог взять её в руку. Золотистое сияние охватило мою шею и мягко оттолкнуло руку прочь.</text:p>
      <text:p text:style-name="P40"/>
      <text:p text:style-name="P40">- Чего-о-о?!! Не понял!</text:p>
      <text:p text:style-name="P40"/>
      <text:p text:style-name="P4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0"/>
      <text:p text:style-name="P40">- Кажется, я понимаю, что спасло нас от Агамемнона!</text:p>
      <text:p text:style-name="P40">- Эмм… Ты?</text:p>
      <text:p text:style-name="P40"/>
      <text:p text:style-name="P40">Пегаска ткнула копытом в украшение. Золотое свечение остановило её ногу в сантиметре от моей груди.</text:p>
      <text:p text:style-name="P40"/>
      <text:p text:style-name="P40">- Я не о том. Вот то золотое марево, которое защитило нас от пламени дракона – это её копыт дело!</text:p>
      <text:p text:style-name="P40">- Её? - я почесал в затылке, - Тогда уже его. Украшение – оно. Блин, щекочется – а я даже снять его не могу!</text:p>
      <text:p text:style-name="P40">- Её. <text:s/>Украшение – кобылка, - растолковала пегаска. - Это тебе любой пони скажет.</text:p>
      <text:p text:style-name="P40"/>
      <text:p text:style-name="P4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2">Я вздохнул и спрятал кулон обратно под рубаху. <text:span text:style-name="T217">Фигурка легонько оцарапала мою грудь. Меня внезапно обдало теплом и сияние просветило материю насквозь.</text:span></text:p>
      <text:p text:style-name="P363">… </text:p>
      <text:p text:style-name="P363"><text:span text:style-name="T217">Я</text:span> <text:span text:style-name="T217">открыл глаза и увидел Джет, таращившуюся на меня во все глаза.</text:span></text:p>
      <text:p text:style-name="P363"/>
      <text:p text:style-name="P363">- <text:span text:style-name="T217">Ты в порядке?</text:span></text:p>
      <text:p text:style-name="P363"/>
      <text:p text:style-name="P364">Я запустил руку под рубашку и немного пошарил. <text:span text:style-name="T218">Ну дела! </text:span>Ни фигурки, ни цепочки.</text:p>
      <text:p text:style-name="P364"/>
      <text:p text:style-name="P364">- Не знаю. Вроде, да. Но кулон исчез.</text:p>
      <text:p text:style-name="P364">- Никуда он не исчез. <text:s/>Я видела, как эта фиговина растворилась у тебя на груди!</text:p>
      <text:p text:style-name="P364">- Прямо через рубашку?</text:p>
      <text:p text:style-name="P364">- Угу! Она так сияла, что <text:span text:style-name="T218">я даже твои рёбра видела. То ещё зрелище…</text:span></text:p>
      <text:p text:style-name="P40"><text:soft-page-break/></text:p>
      <text:p text:style-name="P365">Я хмыкнул, <text:span text:style-name="T219">потёр висок</text:span> и в конце-концов плюнул на попытки что-либо понять.</text:p>
      <text:p text:style-name="P365"/>
      <text:p text:style-name="P40">- В общем, попытка номер два.</text:p>
      <text:p text:style-name="P40">- Ась? - недоумённо спросила пегаска.</text:p>
      <text:p text:style-name="P40"/>
      <text:p text:style-name="P40">Я в ответ осторожно, не касаясь повреждённого крыла, обнял её и прижал к себе покрепче.</text:p>
      <text:p text:style-name="P40">- Спасибо, что спасла меня. Серьёзно.</text:p>
      <text:p text:style-name="P40"/>
      <text:p text:style-name="P40">Я так и почувствовал, как расслабляется в моих руках поняха, буквально упёршись в меня грудью и положив голову на плечо.</text:p>
      <text:p text:style-name="P40">- Друзья зовут меня Джет.</text:p>
      <text:p text:style-name="P40">- Здорово, Джет! А меня зовут… Эмм…</text:p>
      <text:p text:style-name="P40"/>
      <text:p text:style-name="P40">Блин! Похоже, это ещё одна вещь, которую я не помню.</text:p>
      <text:p text:style-name="P40"/>
      <text:p text:style-name="P40">- Называй меня… Эээ… Хуман! Хуман из племени Хомо Сапиенсов.</text:p>
      <text:p text:style-name="P40">- Привет, Хуман! - пегаска с улыбкой отстранилась и потрясла мою руку, зажав её между копыт.</text:p>
      <text:p text:style-name="P40">- Привет, Джет!</text:p>
      <text:p text:style-name="P40">- Привет, красавчики!</text:p>
      <text:p text:style-name="P45"/>
      <text:p text:style-name="P79">Мы обернулись на голос и узрели с полдюжины копий, чуть ли не уткнувшихся нам в носы…</text:p>
      <text:p text:style-name="P79"/>
      <text:p text:style-name="P85">***</text:p>
      <text:p text:style-name="P45"/>
      <text:p text:style-name="P79">- Хуман из Хомо Сапиенсов! - возвращает меня к реальности гортанный голос полосатой целительницы, - Ты можешь войти. Пегаска нуждается в тебе.</text:p>
      <text:p text:style-name="P79"/>
      <text:h text:style-name="P39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90" text:outline-level="2"><text:soft-page-break/>4</text:h>
      <text:p text:style-name="P79"/>
      <text:p text:style-name="P9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7">…сссшшш… военные расходы стали максимальными за всю историю наблюдения – говорится в ежегодном отчёте международной …шшш… </text:p>
      <text:p text:style-name="P97">…хррршшш… заступил на дежурство девятнадцатый дивизион ПВО дальнего …шшшсссссшшш… </text:p>
      <text:p text:style-name="P97"/>
      <text:p text:style-name="P7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31">Пока я с удивлением рассматривал палец, ретранслятор</text:span> в ответ выхаркнул очередную порцию информации.</text:p>
      <text:p text:style-name="P79"/>
      <text:p text:style-name="P97">…шшсссшш… очередное заседание ООН, посвящённое предотвращению эскалации конфликта …хрр…</text:p>
      <text:p text:style-name="P9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7"/>
      <text:p text:style-name="P7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9"/>
      <text:p text:style-name="P53">Близилось время обеда. Я пожал плечами и побрёл в столовку.</text:p>
      <text:p text:style-name="P53"/>
      <text:p text:style-name="P53">…</text:p>
      <text:p text:style-name="P60">&lt;<text:span text:style-name="T9">теория трун и волновых колебаний</text:span><text:span text:style-name="T49">, мультиверс Эверетта</text:span>&gt;</text:p>
      <text:p text:style-name="P54">- Вот как ты считаешь, Дедлайн, имеет ли право на жизнь теория <text:span text:style-name="T383">множественных</text:span> миров <text:span text:style-name="T383">Эверетта</text:span>?! - Диоген чуть не выколол мне глаз, размахивая пластиковой вилкой. - Ну, помнишь, я тебе рассказывал на той неделе… <text:span text:style-name="T384">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4">- <text:span text:style-name="T385">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6"><text:soft-page-break/>- <text:span text:style-name="T386">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1">-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2">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5"/>
      <text:p text:style-name="P64">Диоген с обидой посмотрел на сидящего за соседним столом Гейзенберга. Тот что-то доказывал Леннону и даже не повернулся в ответ.</text:p>
      <text:p text:style-name="P64"/>
      <text:p text:style-name="P61">- <text:span text:style-name="T388">Так вот, в</text:span>место координат и скоростей для квантов используют волновую функцию, <text:span text:style-name="T387">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1"/>
      <text:p text:style-name="P62">Диоген провёл от точки кривую линию <text:s/><text:span text:style-name="T388">и в конце сильно вдавил пальцем в стол. Слизывая впившиеся в палец крупицы соли, он продолжил.</text:span></text:p>
      <text:p text:style-name="P62"/>
      <text:p text:style-name="P63">- <text:span text:style-name="T388">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2"/>
      <text:p text:style-name="P65">Диоген заговорщицки подмигнул мне <text:span text:style-name="T406">и нарисовал от точки на столе ещё несколько кривых траекторий.</text:span></text:p>
      <text:p text:style-name="P65"/>
      <text:p text:style-name="P6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89">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389">х</text:span> вселенных и даст суммарную волновую функцию! <text:span text:style-name="T389">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68">Вот этот вариант с <text:span text:style-name="T391">бесконечными </text:span>расщепляющимися <text:span text:style-name="T391">вселенными</text:span> и есть <text:span text:style-name="T396">теория</text:span> Эверетта. Ну, как тебе? Красиво же этот алкоголик <text:span text:style-name="T395">Хью </text:span>утёр нос <text:span text:style-name="T397">копенгагенским болванам!</text:span></text:p>
      <text:p text:style-name="P67"/>
      <text:p text:style-name="P68"><text:soft-page-break/>- Красиво… - я не понял вообще ничего, но с Диогеном лучше было соглашаться, чтобы <text:span text:style-name="T392">не </text:span>вызвать приступ научного гнева.</text:p>
      <text:p text:style-name="P68">- <text:span text:style-name="T397">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68">- <text:span text:style-name="T413">Знаешь, Диоген, я больше ценитель классики. Ну, там, когда яблоко на голову падает или е равно эм-цэ-квадрат…</text:span></text:p>
      <text:p text:style-name="P67">- <text:span text:style-name="T390">Это потому что ты не знаешь продолжения! - энергично воскликнул Диоген. - Я к чему это тебе про мультиверс Эверетта талдычу? </text:span><text:span text:style-name="T53">Я </text:span><text:span text:style-name="T54">ведь </text:span><text:span text:style-name="T53">его немного расширил </text:span><text:span text:style-name="T55">пару лет назад</text:span><text:span text:style-name="T53">!</text:span></text:p>
      <text:p text:style-name="P67"/>
      <text:p text:style-name="P70">Мой собеседник потёр ладони и тихонько рассмеялся в локоть. Вид у него был как у школьника, удачно <text:span text:style-name="T394">удачно подложившего кнопку на стул соседу</text:span>.</text:p>
      <text:p text:style-name="P67"/>
      <text:p text:style-name="P69">- <text:span text:style-name="T393">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38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6"/>
      <text:p text:style-name="P56">- <text:span text:style-name="T398">И что с того? - ошалело спросил я. Множественные вселенные в моём воображении играли на гармошке и танцевали чечётку.</text:span></text:p>
      <text:p text:style-name="P56"/>
      <text:p text:style-name="P58">- <text:span text:style-name="T398">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58"/>
      <text:p text:style-name="P73">Диоген выцарапал крошку из бороды и отправил в рот. В его голосе послышались <text:span text:style-name="T407">истерически-</text:span>восторжённые нотки.</text:p>
      <text:p text:style-name="P74"/>
      <text:p text:style-name="P74">- Их семь! Я рассчитал! Семь! <text:span text:style-name="T402">Подобно</text:span> <text:span text:style-name="T402">тому, как </text:span>луч света распадается на семь цветов <text:span text:style-name="T404">радуги при</text:span> проход<text:span text:style-name="T402">е</text:span> через призму, так и вселенная наблюдателя “<text:span text:style-name="T404">распадается”</text:span> <text:span text:style-name="T404">на </text:span>семь запутанных, зависящих от неё параллельных вселенных! Бесконечное количество параллельных, но только семь зависимых! <text:span text:style-name="T404">Этакая мультиверс-радуга…</text:span> Это <text:span text:style-name="T405">можно представить</text:span> волн<text:span text:style-name="T405">ами</text:span>, повторяющи<text:span text:style-name="T405">ми</text:span> форму брошенного в воду <text:span text:style-name="T401">камня</text:span> – каждая волна слабее предыдущей, пока, наконец, они станут <text:span text:style-name="T405">не</text:span>различимы <text:span text:style-name="T407">в</text:span> водной глади. Так и <text:soft-page-break/>со связанными вселенными – <text:span text:style-name="T401">на каждой последующей энергетической бране </text:span>связь <text:span text:style-name="T401">всё </text:span>слабее. <text:span text:style-name="T402">На седьмой бране зависимость еле прослеживается.</text:span></text:p>
      <text:p text:style-name="P59"/>
      <text:p text:style-name="P75">Диоген выдохнул и залпом опрокинул в себя стакан компота. <text:span text:style-name="T402">Закашлялся, </text:span>вытер рот рукавом и обиженно оглянулся <text:span text:style-name="T402">через плечо</text:span>.</text:p>
      <text:p text:style-name="P59"/>
      <text:p text:style-name="P57">- Я вчера во время прогулки обсуждал сильные и слабые стороны <text:span text:style-name="T405">моей</text:span> <text:span text:style-name="T405">теории</text:span> с Платоном, так он спорит на два окурка, что она нежизнеспособна! Якобы, <text:span text:style-name="T399">сравнение пар квантов и целых вселенных </text:span><text:span text:style-name="T68">притянуто за уши, а камни годятся </text:span>только на то, чтобы вышибать мозги из заумствующих демагогов! Но позвольте!!</text:p>
      <text:p text:style-name="P79"/>
      <text:p text:style-name="P79">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03">а</text:span> Диоген увлечённо жевал.</text:p>
      <text:p text:style-name="P79"/>
      <text:p text:style-name="P8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50">обосновать существование </text:span><text:span text:style-name="T52">связанных</text:span><text:span text:style-name="T50"> вселенных и другим способом</text:span><text:span text:style-name="T9">! </text:span><text:span text:style-name="T50">До сих пор мы рассматривали квант как частицу и отталкивались от этого постулата в своих доказательствах. Теперь рассмотрим </text:span><text:span text:style-name="T51">волновой аспект.</text:span><text:span text:style-name="T9"> Ты как раз должен оценить…</text:span></text:p>
      <text:p text:style-name="P45"/>
      <text:p text:style-name="P49">Я уже отчаялся остановить вышедшего на орбиту философа и просто старался не заснуть.</text:p>
      <text:p text:style-name="P45"/>
      <text:p text:style-name="P45">- Дедлайн, ты же знаком с корпускулярно-волновым дуализмом? <text:span text:style-name="T408">Мне же не надо тебе объяснять п</text:span>ростенький такой постулат, что квантовые частицы, вроде фотонов, являются одновременно обьектом и волной? <text:span text:style-name="T408">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5"/>
      <text:p text:style-name="P4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5"/>
      <text:p text:style-name="P4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5"/>
      <text:p text:style-name="P4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5"/>
      <text:p text:style-name="P4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5"/>
      <text:p text:style-name="P7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79">Крошка не двигалась.</text:p>
      <text:p text:style-name="P79">Я закрыл глаза, прижал пальцы рук к вискам и представил, как крошка поднимается в воздух и…</text:p>
      <text:p text:style-name="P79"/>
      <text:p text:style-name="P79">- Ты чего? У тебя что, голова болит? - Диоген встревожено тряс меня за плечо. - Хочешь леденец? Барбарисовый! Я вчера у Крыса выменял за сигарету.</text:p>
      <text:p text:style-name="P79"/>
      <text:p text:style-name="P79">Я открыл глаза. На месте крошки покоился локоть Диогена. Сам он участливо совал мне под нос леденец.</text:p>
      <text:p text:style-name="P7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79"/>
      <text:p text:style-name="P79">- Нет, всё в порядке, продолжай.</text:p>
      <text:p text:style-name="P79">- Так вот, - приободрился тот, - волны энтропии и создают те самые <text:span text:style-name="T409">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09">на следующей </text:span>волн<text:span text:style-name="T409">е</text:span> отражении это могут быть гориллы. Или, скажем, в <text:span text:style-name="T409">последнем,</text:span> <text:span text:style-name="T409">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9"/>
      <text:p text:style-name="P79">Я вытер брызги слюны Диогена со лба.</text:p>
      <text:p text:style-name="P79"/>
      <text:p text:style-name="P79">- А война? - я отчаянно искал повод свалить в палату. Мне <text:span text:style-name="T409">ужасно </text:span>хотелось спать.</text:p>
      <text:p text:style-name="P79">- Что – война?</text:p>
      <text:p text:style-name="P79">- Если у нас произойдёт война – случится ли война в отражении? Скажем, вот в том, далёком – <text:span text:style-name="T409">на седьмой волне</text:span>?</text:p>
      <text:p text:style-name="P79">- Не знаю, - растерянно произнёс Диоген, - зависит от размеров войны и её значения для культуры, надо полагать. Но это интересный вопрос! <text:span text:style-name="T409">Седьмая волна</text:span>? Я вот прямо сейчас займусь расчётами…</text:p>
      <text:p text:style-name="P79"/>
      <text:p text:style-name="P7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9"/>
      <text:p text:style-name="P79">…</text:p>
      <text:p text:style-name="P79"/>
      <text:p text:style-name="P79">- Дедлайн, танцуй! - судья Дредд окликнул меня на входе в палату.</text:p>
      <text:p text:style-name="P79"/>
      <text:p text:style-name="P79">Я повернул голову.</text:p>
      <text:p text:style-name="P79"/>
      <text:p text:style-name="P79">- Ты же не хотел переезжать в четвёртую палату? Так вот, перевод отменяется. Остаёшься в третьей своих пауков разводить.</text:p>
      <text:p text:style-name="P79"/>
      <text:p text:style-name="P79">“Неужто Алекс замолвил за меня словечко?” - пронеслось у меня в мыслях. - “Расстались мы с ним не на хорошей ноте. Что он потребует взамен?”</text:p>
      <text:p text:style-name="P79">- Да не смотри ты на меня, как кролик на удава! - отмахнулся Дредд, - новенький умер. Сегодня утром. Я как раз на утреннем осмотре был.</text:p>
      <text:p text:style-name="P79"/>
      <text:p text:style-name="P79">У меня перехватило дыхание.</text:p>
      <text:p text:style-name="P79"/>
      <text:p text:style-name="P79">- От чего он умер?</text:p>
      <text:p text:style-name="P7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79"/>
      <text:p text:style-name="P85">***</text:p>
      <text:p text:style-name="P79"/>
      <text:p text:style-name="P79">- Джет… - шепчу я тихонько.</text:p>
      <text:p text:style-name="P79"/>
      <text:p text:style-name="P79">Комок под серым пледом слабо шевелится.</text:p>
      <text:p text:style-name="P79"/>
      <text:p text:style-name="P79">- Она очень слаба. Разговаривай с ней не более четверти часа, Хуман из Хомо Сапиенсов. Время пошло.</text:p>
      <text:p text:style-name="P79"/>
      <text:p text:style-name="P79">Зеррика ставит на полку возле кровати песочные часы и выходит.</text:p>
      <text:p text:style-name="P79"/>
      <text:p text:style-name="P79">- Джет!</text:p>
      <text:p text:style-name="P79">Из-под одеяла высовывается копыто и затаскивает мою руку под одеяло. К руке прижимается что-то тёплое и влажное.</text:p>
      <text:p text:style-name="P79">Я осторожно стаскиваю одеяло с пегаски. Та лежит на животе, вся спина перебинтована. Джет прижимает мою руку к заплаканной щеке.</text:p>
      <text:p text:style-name="P79"/>
      <text:p text:style-name="P7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9"/>
      <text:p text:style-name="P79">Я ногой придвигаю к кровати стул и сажусь на него. Свободной рукой треплю пегаску между ушами.</text:p>
      <text:p text:style-name="P79"/>
      <text:p text:style-name="P7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9"><text:s/></text:p>
      <text:p text:style-name="P7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9"/>
      <text:p text:style-name="P7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9"/>
      <text:p text:style-name="P79"><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9"/>
      <text:p text:style-name="P79">Я шутливо сжимаю её нос. </text:p>
      <text:p text:style-name="P79"/>
      <text:p text:style-name="P7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9">- Это уже мои проблемы.</text:p>
      <text:p text:style-name="P79">- <text:s/>Зато я отлично умею готовить гороховый суп. Кстати, а что такое “суицид”? - спрашивает пегаска сонным голосом и зевает.</text:p>
      <text:p text:style-name="P79"/>
      <text:p text:style-name="P79">Я задумываюсь. В полумраке палатки тускло блестят доспехи Джет, сваленные кучей в углу.</text:p>
      <text:p text:style-name="P7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9"/>
      <text:p text:style-name="P79">- Хррр… я поняла… я буду бороться до конца… Хум… хррр…</text:p>
      <text:p text:style-name="P79"/>
      <text:p text:style-name="P79">- Хуман из Хомо Сапиенсов! Пора заканчивать визит.</text:p>
      <text:p text:style-name="P79"/>
      <text:p text:style-name="P79">Полог палатки раздвигается и Зеррика показывает мне копытом на часы, в которых пересыпаются последние песчинки.</text:p>
      <text:p text:style-name="P79">Я осторожно высвобождаю руку из захвата спящей Джет и поправляю ей одеяло.</text:p>
      <text:p text:style-name="P79"/>
      <text:p text:style-name="P79">- Когда она встанет на ноги?</text:p>
      <text:p text:style-name="P79">- Н<text:span text:style-name="T9">едели </text:span>будет достаточно, Хуман. Пегасы - крепкие создания. Ты можешь оставаться с нами до её выздоровления.</text:p>
      <text:p text:style-name="P79">- Спасибо вам. За всё. За Джет.</text:p>
      <text:p text:style-name="P79"/>
      <text:p text:style-name="P79">Зебра косит на меня изумрудным глазом.</text:p>
      <text:p text:style-name="P79"/>
      <text:p text:style-name="P7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9"/>
      <text:p text:style-name="P79"><text:soft-page-break/>Я неверяще смотрю на Зеррику.</text:p>
      <text:p text:style-name="P79"/>
      <text:p text:style-name="P79">- Вы знали, что у Джет отвалится крыло и я буду мешать ей прыгнуть с обрыва?</text:p>
      <text:p text:style-name="P79"/>
      <text:p text:style-name="P79">Зебра смущается.</text:p>
      <text:p text:style-name="P79"/>
      <text:p text:style-name="P7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9">- Что за миссия? Я не то, что какую-то миссию – я не знаю даже, как меня зовут!</text:p>
      <text:p text:style-name="P79"/>
      <text:p text:style-name="P79">Зеррика сочувствующе кивает.</text:p>
      <text:p text:style-name="P79"/>
      <text:p text:style-name="P7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79"/>
      <text:p text:style-name="P79">…</text:p>
      <text:p text:style-name="P79"/>
      <text:p text:style-name="P7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9"/>
      <text:p text:style-name="P79">- А, Большой М’боно! - приветствует меня Сенбе скрипучим голосом. - Заходи. Сенбе ждал тебя.</text:p>
      <text:p text:style-name="P79"/>
      <text:p text:style-name="P79">Зебра указывает копытом на мешок рядом. Я присаживаюсь. Зеррика почтительно склоняет голову перед старейшиной и <text:span text:style-name="T75">выходит из палатки</text:span>. Ящерица не мигая <text:s/>смотрит на нас из-под потолка.</text:p>
      <text:p text:style-name="P79"/>
      <text:p text:style-name="P79">- Почему ты зовёшь меня “Большой М’боно”? О какой ещё миссии вы говорите? Что ты узнал о мне прошлой весной? Каким хером я тут очутился? Кто я <text:span text:style-name="T75">такой</text:span>, чёрт меня подери <text:span text:style-name="T75">на мальтийский крест</text:span>?</text:p>
      <text:p text:style-name="P79"/>
      <text:p text:style-name="P79">Сенбе поднимает копыто, останавливая поток сознания.</text:p>
      <text:p text:style-name="P79"/>
      <text:p text:style-name="P79"><text:soft-page-break/>- Слишком много вопросов для старого <text:span text:style-name="T75">шамана</text:span>. Большой М’боно слишком молод и зол. Совсем как Сенбе, когда он сам был молод, - с<text:span text:style-name="T75">тарейшина </text:span>усмехнулся. <text:span text:style-name="T75">- Сенбе прочитает тебе то, что сам узнал полгода назад во сне. Не спрашивай ни о чём сверх того. Сенбе не ответит — сам не знает.</text:span></text:p>
      <text:p text:style-name="P45">&lt;расписать больше быта у Сенбе&gt;</text:p>
      <text:p text:style-name="P9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79"/>
      <text:p text:style-name="P85">***</text:p>
      <text:p text:style-name="P79">&lt;<text:span text:style-name="T9">ывкпвпекываукпеыварпевыаерпкув</text:span>&gt;</text:p>
      <text:p text:style-name="P281"/>
      <text:p text:style-name="P85">***</text:p>
      <text:p text:style-name="P79"/>
      <text:p text:style-name="P79">Сенбе захлопывает книгу.</text:p>
      <text:p text:style-name="P79"/>
      <text:p text:style-name="P79">- Большой Мбоно доволен? Сенбе ответил на твои вопросы?</text:p>
      <text:p text:style-name="P79">- Вполне, - с каменным лицом говорю я.</text:p>
      <text:p text:style-name="P7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79"/>
      <text:h text:style-name="P39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90" text:outline-level="2">5</text:h>
      <text:p text:style-name="P79">&lt;<text:span text:style-name="T9">глава с фейковым Диалогом с Терминатором должна быть ПОСЛЕ договорённости с Крысом о побеге</text:span>&gt;</text:p>
      <text:p text:style-name="P7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79"/>
      <text:p text:style-name="P4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64">Два года</text:span><text:span text:style-name="T1"> прошло со времени моего последнего Урока, но я отлично помню процедуру приветствия. Опыт не пропьёшь.</text:span></text:p>
      <text:p text:style-name="P79"/>
      <text:p text:style-name="P28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32">Совсем. Даже то подобие личности, что потом обречено жить растительной жизнью в “Чертогах Разума”.</text:span></text:p>
      <text:p text:style-name="P45"/>
      <text:p text:style-name="P79"><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9">Что ж. Обманывать нехорошо, но для дела – можно.</text:p>
      <text:p text:style-name="P45">&lt;более детальное описание начала диалога. Сам диалог развернуть&gt;</text:p>
      <text:p text:style-name="P79">- Как мне звать тебя, <text:span text:style-name="T184">У</text:span>читель? - прошептал я ему на ухо. - Я желаю взять урок.</text:p>
      <text:p text:style-name="P45"/>
      <text:p text:style-name="P79">Зрачки Терминатора застыли. Губы замерли. Казалось, он перестал дышать.</text:p>
      <text:p text:style-name="P79">Прошли бесконечные полминуты, когда губы Терминатора дёрнулись.</text:p>
      <text:p text:style-name="P79"/>
      <text:p text:style-name="P79">- Оператор 34. Я готов учить тебя, Хэвэн, - прошептал он в ответ.</text:p>
      <text:p text:style-name="P79">- Приветствие принято, оператор 34. Начинаем диалог.</text:p>
      <text:p text:style-name="P79"/>
      <text:p text:style-name="P79">Секунды сгорали одна за другой, как мотыльки в костре. Вопросы следовали один за другим в быстрой последовательности.</text:p>
      <text:p text:style-name="P79"/>
      <text:p text:style-name="P45">- <text:span text:style-name="T226">Каков был класс твоей защиты?</text:span></text:p>
      <text:p text:style-name="P45">- <text:span text:style-name="T226">Двадцать шестой.</text:span></text:p>
      <text:p text:style-name="P45">- <text:span text:style-name="T226">Сколько времени ты продержался?</text:span></text:p>
      <text:p text:style-name="P45">- <text:span text:style-name="T226">Семнадцать минут.</text:span></text:p>
      <text:p text:style-name="P45">- <text:span text:style-name="T226">Сколько времени ты бы продержался с сорок восьмым классом?</text:span></text:p>
      <text:p text:style-name="P45">- … <text:span text:style-name="T233">Часа два… Наверное…</text:span></text:p>
      <text:p text:style-name="P45">- <text:span text:style-name="T226">Какой ты запомнил Хэвэн?</text:span></text:p>
      <text:p text:style-name="P45">- <text:span text:style-name="T226">Она прекрасна…</text:span></text:p>
      <text:p text:style-name="P45">- <text:span text:style-name="T226">Чего более всего нужно опасаться при встрече с ней сейчас?</text:span></text:p>
      <text:p text:style-name="P45"/>
      <text:p text:style-name="P4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5"/>
      <text:p text:style-name="P45">- Любви. Опасайся её любви. <text:span text:style-name="T225">Не давай ей прикоснуться к себе.</text:span></text:p>
      <text:p text:style-name="P45"/>
      <text:p text:style-name="P79">Терминатор откинулся на койку и закрыл его глаза.</text:p>
      <text:p text:style-name="P79"/>
      <text:p text:style-name="P79">- Сессия завершается, оператор 34. Закрываю диалог, - поспешно прошептал я.</text:p>
      <text:p text:style-name="P79"><text:soft-page-break/>- До свидания, Хэвэн. Диалог закрыт, - с закрытыми глазами пробормотал Терминатор.</text:p>
      <text:p text:style-name="P79"/>
      <text:p text:style-name="P79">…</text:p>
      <text:p text:style-name="P79"/>
      <text:p text:style-name="P91">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33">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2">Что ж, двух часов мне более чем достаточно.</text:p>
      <text:p text:style-name="P79"/>
      <text:p text:style-name="P79">Белые чёрточки нарезали небо тонкими полосками. Восемь параллельных инверсионных следов, расползающихся ватными дорожками.</text:p>
      <text:p text:style-name="P7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9"/>
      <text:p text:style-name="P79">Я протянул руку и подкрутил ручку настройки ретранслятора. Пыльный ящик разразился очередной порцией свистов.</text:p>
      <text:p text:style-name="P79"/>
      <text:p text:style-name="P97">…ccшшш… могут быть спокойны - звено истребителей с самолётом аэроразведки АВАКС патрулируют небо над столицей. <text:span text:style-name="T6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7"/>
      <text:p text:style-name="P53">Гул столовой заглушил хрип древнего аппарата.</text:p>
      <text:p text:style-name="P79"/>
      <text:p text:style-name="P85">***</text:p>
      <text:p text:style-name="P79"/>
      <text:p text:style-name="P79">- Чешется! - Джет ожесточённо трётся об меня спиной, высунув язык от удовольствия.</text:p>
      <text:p text:style-name="P79">- Да погоди ты! - я отпихиваю пегаску, - Потерпи два дня. Снимут бинты – тогда хоть до дыр чеши!</text:p>
      <text:p text:style-name="P79">- ЧЕ-ШЕТ-СЯ!!! - Джет с совершенно безумными глазами начинает чесаться о центральный столб палатки.</text:p>
      <text:p text:style-name="P79"/>
      <text:p text:style-name="P79">Тот явно не рассчитан на столь энергичных пациентов. Коротко треснув, столб валится набок, потянув за собой всё остальное.</text:p>
      <text:p text:style-name="P79"/>
      <text:p text:style-name="P79">- А х ты ж ё…!! - рухнувший полог палатки заглушает мои ругательства.</text:p>
      <text:p text:style-name="P79"><text:soft-page-break/></text:p>
      <text:p text:style-name="P79">Изрядно пробарахтавшись в складках плотной ткани, я, наконец, прорываюсь на свободу.</text:p>
      <text:p text:style-name="P79"/>
      <text:p text:style-name="P7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9"/>
      <text:p text:style-name="P7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79">- ЭТО Я!!! Я САМА ОСВОБОДИЛАСЬ! - орёт Джет, - МНЕ НАДО!!!</text:p>
      <text:p text:style-name="P79"/>
      <text:p text:style-name="P7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9"/>
      <text:p text:style-name="P7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9"/>
      <text:p text:style-name="P79">Джет моментально замирает.</text:p>
      <text:p text:style-name="P79"/>
      <text:p text:style-name="P79">- Эээ… Ооо… Упс… Н-наденьте на меня, пожалуйста, бандажи… И привяжите к кровати – я не ручаюсь, что во сне не сорву их.</text:p>
      <text:p text:style-name="P79"/>
      <text:p text:style-name="P79">Зеррика фейсхуфит. Потом воздевает глаза к потолку. Потом вздыхает.</text:p>
      <text:p text:style-name="P79"/>
      <text:p text:style-name="P7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9"/>
      <text:p text:style-name="P79">…</text:p>
      <text:p text:style-name="P79"/>
      <text:p text:style-name="P7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79"/>
      <text:p text:style-name="P79">- Поправь меня! Мне солнце прям в глаз светит!</text:p>
      <text:p text:style-name="P79"/>
      <text:p text:style-name="P79"><text:soft-page-break/>Я пододвигаю крестовину.</text:p>
      <text:p text:style-name="P79"/>
      <text:p text:style-name="P79">- Итак, поехал он за аленьким цветочком.&lt;<text:span text:style-name="T9">шутливая </text:span><text:span text:style-name="T64">история</text:span>&gt;</text:p>
      <text:p text:style-name="P79"/>
      <text:h text:style-name="P390"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390" text:outline-level="2">6</text:h>
      <text:p text:style-name="P79"/>
      <text:p text:style-name="P79">Столовая гудела в обсуждении последн<text:span text:style-name="T119">их </text:span>новост<text:span text:style-name="T119">ей</text:span> снаружи: <text:span text:style-name="T119">введения </text:span>продуктовы карточк<text:span text:style-name="T133">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79">Я выкинул одноразовые тарелки в мусорный бак и собрался уходить, когда меня окликнули.</text:p>
      <text:p text:style-name="P79"/>
      <text:p text:style-name="P79">- Дедлайн, я рассчитал! Рассчитал!</text:p>
      <text:p text:style-name="P79"/>
      <text:p text:style-name="P7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79"/>
      <text:p text:style-name="P79">- Я всё рассчитал! Десять!</text:p>
      <text:p text:style-name="P79"/>
      <text:p text:style-name="P7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79"/>
      <text:p text:style-name="P79">- Идём!</text:p>
      <text:p text:style-name="P79"/>
      <text:p text:style-name="P79">Палата Диогена была через одну с моей – надзирающий санитар Шопен лениво кивнул мне, пропуская внутрь.</text:p>
      <text:p text:style-name="P79"><text:soft-page-break/>Подойдя к своей койке, Диоген нырнул в тумбочку чуть ли не по пояс.</text:p>
      <text:p text:style-name="P79"/>
      <text:p text:style-name="P79">- Сюда я его положил, лежал же где-то тут… Ага!</text:p>
      <text:p text:style-name="P79"/>
      <text:p text:style-name="P79">Диоген вытащил смятый листок.</text:p>
      <text:p text:style-name="P79"/>
      <text:p text:style-name="P79">- Сегодня ночью пришло вдохновение – рассчитал всё, как ты и спрашивал! <text:span text:style-name="T412">На седьмой волне</text:span> – десять миллионов!</text:p>
      <text:p text:style-name="P7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79"/>
      <text:p text:style-name="P7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7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79">…</text:p>
      <text:p text:style-name="P7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9"/>
      <text:p text:style-name="P7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79"/>
      <text:p text:style-name="P7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79"/>
      <text:p text:style-name="P85">***</text:p>
      <text:p text:style-name="P79"/>
      <text:p text:style-name="P79">- Четыре! Три! Два! Один! Снимай, - кивает мне Зеррика.</text:p>
      <text:p text:style-name="P79"/>
      <text:p text:style-name="P79"><text:soft-page-break/>Я сдёргиваю разрезанные остатки повязки с Джет. Та уже стоит на полусогнутых, ожидая возможности как следует почесаться.</text:p>
      <text:p text:style-name="P79">- И-и-и-й-е-е-ех!</text:p>
      <text:p text:style-name="P79"/>
      <text:p text:style-name="P79">Одним прыжком Джет достигает ближайшей сосны и разворачивается к ней спиной. Выгибается, <text:s/>топает в предвкушении копытом и…</text:p>
      <text:p text:style-name="P79">И замирает..</text:p>
      <text:p text:style-name="P79">…</text:p>
      <text:p text:style-name="P79">- Джет, ты чего?</text:p>
      <text:p text:style-name="P79"/>
      <text:p text:style-name="P79">На лице пегаски появляется глупое выражение. Она словно прислушивается к чему-то внутри неё.</text:p>
      <text:p text:style-name="P79">Потом её мордаха несмело озаряется улыбкой. А за её спиной…</text:p>
      <text:p text:style-name="P79"/>
      <text:p text:style-name="P79">- Э-э-э… Что за… ?</text:p>
      <text:p text:style-name="P79"/>
      <text:p text:style-name="P7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79"/>
      <text:p text:style-name="P79">- Какого фига?! - Джет недоумённо смотрит на левое, потом осторожно захватывает зубами коготь и дёргает.</text:p>
      <text:p text:style-name="P79">- Ай!</text:p>
      <text:p text:style-name="P7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9">- Что вы с ней сделали? - встреваю я. - Что это за уродское крыло?</text:p>
      <text:p text:style-name="P7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79"/>
      <text:p text:style-name="P79">- О-ФИ-ГЕТЬ! - Джет чешет когтем спину и её лицо расплывается в блаженстве. - Кру-у-уть!</text:p>
      <text:p text:style-name="P79">- Не забывай, юная пегаска: летать тебе можно только через неделю. <text:span text:style-name="T75">И никакого подъёма грузов в течении полугода -</text:span> <text:span text:style-name="T75">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79"><text:soft-page-break/>- ХА-РА-ШО!!! - Джет подпрыгивает и мчится в долину, сбивая грудью полевые цветы.</text:p>
      <text:p text:style-name="P79"/>
      <text:p text:style-name="P7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79">Определённо, ты в долгу перед зебрами, Хуман!</text:p>
      <text:p text:style-name="P79"/>
      <text:p text:style-name="P79">- Спасибо тебе, Зеррика! Всем вам спасибо! За мной должок, - обращаюсь я к ней через плечо…</text:p>
      <text:p text:style-name="P79"/>
      <text:p text:style-name="P79">… Рядом со мной – никого. Лишь тёплый воздух дует мне в ответ и из долины доносятся радостные взвизги дурачащейся Джет.</text:p>
      <text:p text:style-name="P79">Как будто прошёл сон длиной в две недели, начавшийся кошмаром, но закончивш<text:span text:style-name="T75">и</text:span>йся солнцем и одуванчиками.</text:p>
      <text:p text:style-name="P79">Я спустился в долину и составил компанию пегаске.</text:p>
      <text:p text:style-name="P79"/>
      <text:h text:style-name="P390" text:outline-level="2">7</text:h>
      <text:p text:style-name="P79"/>
      <text:p text:style-name="P79">- Крыс! Эй, Крыс!</text:p>
      <text:p text:style-name="P9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79"><text:span text:style-name="T7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78">&lt;</text:span><text:span text:style-name="T76">попсой ТОЙ СТОРОНЫ</text:span><text:span text:style-name="T78">&gt;</text:span><text:span text:style-name="T75"> обнаружили — беднягу чуть инфаркт не схватил.</text:span></text:p>
      <text:p text:style-name="P98"/>
      <text:p text:style-name="P98">Выменять у Крыса хабар у нас означает «добыть». Где добывает хабар сам Крыс, остаётся загадкой. Хотя у меня были подозрения на сей счёт.</text:p>
      <text:p text:style-name="P98"/>
      <text:p text:style-name="P98">- Стой, не уходи, дело есть, - я схватил Крыса за плечо.</text:p>
      <text:p text:style-name="P98"/>
      <text:p text:style-name="P98">Тот хмуро зыркнул на меня и скинул руку.</text:p>
      <text:p text:style-name="P98"/>
      <text:p text:style-name="P98">- Чего тебе? Решил долг вернуть?</text:p>
      <text:p text:style-name="P9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98"><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98"/>
      <text:p text:style-name="P9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98"/>
      <text:p text:style-name="P98">- Да ладно! - не поверил Крыс, осторожно понюхав пробку бутылки. - Джек Дэниэлс ориджинал! Ты, случаем, не Санта Клаус?</text:p>
      <text:p text:style-name="P98">- Это только задаток. Слушай сюда...</text:p>
      <text:p text:style-name="P79"/>
      <text:h text:style-name="P391" text:outline-level="2">***</text:h>
      <text:p text:style-name="P98"/>
      <text:p text:style-name="P98">Джет прислушивается, оттопырив уши вперёд.</text:p>
      <text:p text:style-name="P98"/>
      <text:p text:style-name="P98">- Там треснула ветка! Я точно слышала!</text:p>
      <text:p text:style-name="P98">- Да ладно тебе, Джет! Мы давным-давно оторвались от твердолобов — иначе за две недели у зебр они бы нас настигли.</text:p>
      <text:p text:style-name="P98"/>
      <text:p text:style-name="P9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98"/>
      <text:p text:style-name="P98">- Хмм!</text:p>
      <text:p text:style-name="P98"/>
      <text:p text:style-name="P9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8">Наконец пегаска приземляется.</text:p>
      <text:p text:style-name="P98"/>
      <text:p text:style-name="P98">- Показалось.</text:p>
      <text:p text:style-name="P98"/>
      <text:p text:style-name="P98">Мы продолжаем идти вдоль обрыва.</text:p>
      <text:p text:style-name="P98"><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98"/>
      <text:p text:style-name="P9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98"/>
      <text:p text:style-name="P98">Я вздыхаю.</text:p>
      <text:p text:style-name="P98">Толчок возвращает меня к действительности. Я натыкаюсь на круп пегаски, настороженно вглядывающейся в заросли можжевельника.</text:p>
      <text:p text:style-name="P98"/>
      <text:p text:style-name="P98">- Хум, там кто-то пялится на нас! Готова спорить на маховое перо!</text:p>
      <text:p text:style-name="P98">- Да брось, Джет, ты уже проверила все окрестности.</text:p>
      <text:p text:style-name="P98"/>
      <text:p text:style-name="P98">Я хлопаю пегаску по крупу, побуждая двигаться дальше. Та вместо этого снова взмывает над деревьями.</text:p>
      <text:p text:style-name="P98"/>
      <text:p text:style-name="P24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4">Меня озаряет.</text:p>
      <text:p text:style-name="P98"/>
      <text:p text:style-name="P98">Пегаска! Дельтаплан! Пегаска!</text:p>
      <text:p text:style-name="P98"/>
      <text:p text:style-name="P98">С дьявольским хохотом я потираю руки и иду навстречу приземлившейся Джет. Та недоумённо смотрит на меня, склонив голову и насторожив уши.</text:p>
      <text:p text:style-name="P9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8">Дрогонштерн темнеет в лучах заката. </text:p>
      <text:p text:style-name="P98"/>
      <text:h text:style-name="P390" text:outline-level="2"><text:soft-page-break/>8</text:h>
      <text:p text:style-name="P98"/>
      <text:p text:style-name="P98">Я ожидал в тёмном санузле уже час. Крыс материализовался из мрака словно <text:span text:style-name="T115">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98">Крыс втолкнул меня в каморку, закрыл за собой дверь и <text:span text:style-name="T115">заблокировал её, вставив в ручку веник</text:span>. После чего включил свет.</text:p>
      <text:p text:style-name="P98">Тусклая лампочка осветила фаянсовый стульчак запасного туалета, груду измятых вёдер, веников и швабр.</text:p>
      <text:p text:style-name="P98"/>
      <text:p text:style-name="P98">- Ты сделал куклу? - шёпотом спросил Крыс.</text:p>
      <text:p text:style-name="P98">- Скрутил из полотенец, <text:span text:style-name="T115">ведра</text:span> и второй подушки. Под одеялом от <text:span text:style-name="T115">человека</text:span> не отличить.</text:p>
      <text:p text:style-name="P98">- Хорошо.</text:p>
      <text:p text:style-name="P98"/>
      <text:p text:style-name="P98">Крыс подошёл к унитазу, надавил сразу за ним и вытащил приличный кусок стены прямо с кафельной плиткой.</text:p>
      <text:p text:style-name="P98">За проёмом открылся вертикальный <text:span text:style-name="T81">короб</text:span>. Толстый ствол канализационной трубы и несколько труб потоньше занимали добрую <text:span text:style-name="T115">треть</text:span> <text:span text:style-name="T115">ширины лаза</text:span>.</text:p>
      <text:p text:style-name="P98"/>
      <text:p text:style-name="P100">- Запоминай, Дедлайн, - <text:span text:style-name="T79">торопливо </text:span>зашептал мне в ухо Крыс. - Спу<text:span text:style-name="T80">скайся</text:span> по трубам на второй этаж — ни в коем случае не на первый! <text:span text:style-name="T79">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79">Она ведёт в такую же </text:span>п<text:span text:style-name="T79">о</text:span>дсобку, <text:span text:style-name="T79">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05">Не пытайся <text:span text:style-name="T119">выйти из парадного входа</text:span>! <text:span text:style-name="T119">Т</text:span>ам <text:span text:style-name="T125">в кабинке</text:span> <text:span text:style-name="T125">цербер пасёт круглые сутки</text:span>. Впрочем, тебе это и не надо: выйдя <text:span text:style-name="T116">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16">забор</text:span>. Там в одном месте рядом с оградой растет клён <text:span text:style-name="T116">с </text:span>зарослями <text:span text:style-name="T116">д</text:span>икого винограда. В винограде найдёшь пакет с одеждой. Переоденешься, залезешь на клён, станешь на забор и спрыгнешь с другой стороны. <text:span text:style-name="T124">Полдела сделано.</text:span></text:p>
      <text:p text:style-name="P14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06">Всё, дальше сам. <text:span text:style-name="T125">Не забудь вернуть одежду в тайник. </text:span>Вернуться должен до <text:span text:style-name="T116">рассвета</text:span>. В конце улицы за углом есть киоск-<text:span text:style-name="T116">автомат</text:span>, где можно купить Джека и сигары. Монте-Кристо, правда, там нет, но купишь самые дорогие из тех, что будут. <text:span text:style-name="T125">Десять штук. И виски — четыре бутылки.</text:span></text:p>
      <text:p text:style-name="P106">- <text:span text:style-name="T125">Мы же договорились за две!</text:span></text:p>
      <text:p text:style-name="P106"><text:soft-page-break/>- <text:span text:style-name="T126">Четыре! Две поставишь мне в кредит — верну хабаром. По-крайней мере, так ты меня больше на долг не подсадишь.</text:span></text:p>
      <text:p text:style-name="P101"/>
      <text:p text:style-name="P103">Крыс приблизил своё лицо к моему.</text:p>
      <text:p text:style-name="P103"/>
      <text:p text:style-name="P107">- И последнее. Я тебя неплохо знаю, Дедлайн. Ты же добренький. Так вот, если кинешь <text:span text:style-name="T127">и не вернёшься</text:span> — <text:span text:style-name="T117">об этом в Чертогах будут знать все. Уж я постараюсь, чтобы знали вообще все — и Диоген, и Платон, и Гейзенберг. И даже Терминатор</text:span>. <text:span text:style-name="T117">И тебе будет СТЫ-Ы-ЫДНО!</text:span></text:p>
      <text:p text:style-name="P99"/>
      <text:p text:style-name="P139">Мелкие зубы Крыса <text:s/>сверкнули безумной улыбкой в тусклом свете лампочки.</text:p>
      <text:p text:style-name="P104">Я отодвинул его ладонью.</text:p>
      <text:p text:style-name="P104"/>
      <text:p text:style-name="P104">- Не надо. <text:span text:style-name="T82">Если ты действительно меня знаешь, то бояться не должен</text:span>.</text:p>
      <text:p text:style-name="P104"/>
      <text:p text:style-name="P108">Крыс осклабился и хлопнул меня по плечу.</text:p>
      <text:p text:style-name="P108"/>
      <text:p text:style-name="P108">- А я и не боюсь. <text:span text:style-name="T83">З</text:span>аконы жанра обязывают.</text:p>
      <text:p text:style-name="P108"/>
      <text:p text:style-name="P108">Он хохотнул и выскользнул из подсобки.</text:p>
      <text:p text:style-name="P108"/>
      <text:p text:style-name="P111">***</text:p>
      <text:p text:style-name="P111"/>
      <text:p text:style-name="P135">Крылатая фигурка у меня на шее сверкает золотом. <text:span text:style-name="T112">Я в последний раз проверяю верёвки, привязывающие Джет к крестовине.</text:span></text:p>
      <text:p text:style-name="P135"/>
      <text:p text:style-name="P112">- <text:span text:style-name="T84">Щекотно! - хихикает пегаска, выгибая спину.</text:span></text:p>
      <text:p text:style-name="P112">- <text:span text:style-name="T84">Не дёргайся! - строго осаживаю я.</text:span></text:p>
      <text:p text:style-name="P112"/>
      <text:p text:style-name="P115"><text:span text:style-name="T86">Мы стоим на</text:span> небольшо<text:span text:style-name="T86">м</text:span> уступ<text:span text:style-name="T87">е, выступающим из травы</text:span> — <text:span text:style-name="T85">крохотной</text:span> копи<text:span text:style-name="T86">и</text:span> обрыва, что начина<text:span text:style-name="T87">ется через пару сотен метров</text:span>. <text:span text:style-name="T95">Прямо под ним настелен полог из еловых веток и сухих листьев.</text:span> <text:span text:style-name="T88">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4">Я пов<text:span text:style-name="T87">орачиваюсь</text:span> к пегаске и продолж<text:span text:style-name="T87">аю</text:span>.</text:p>
      <text:p text:style-name="P114"/>
      <text:p text:style-name="P114"><text:soft-page-break/>- Итак, наша задача — <text:span text:style-name="T89">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4"/>
      <text:p text:style-name="P116">Пегаска так усердно кивает головой, что немедленно трескается затылком о выступающий конец креста.</text:p>
      <text:p text:style-name="P114"/>
      <text:p text:style-name="P114">- <text:span text:style-name="T87">Ну что ж…</text:span></text:p>
      <text:p text:style-name="P114"/>
      <text:p text:style-name="P117">Я отступаю от <text:span text:style-name="T109">края </text:span>уступа для разгона, жестом руки пригласив Джет следовать за мной. Неровный топот, глухие удары и пыхтение слышатся позади.</text:p>
      <text:p text:style-name="P11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09">уступ</text:span> то одной, то другой стороной. Вид пегаски до того забавный, что я не выдерживаю <text:span text:style-name="T90">и сажусь на камень от смеха</text:span>.</text:p>
      <text:p text:style-name="P117">Джет, не обращая внимания на мой смех, следует дальше и, поравнявшись со мной, хлопает меня перекладиной по макушке.</text:p>
      <text:p text:style-name="P117"/>
      <text:p text:style-name="P117">- <text:span text:style-name="T91">Ай!</text:span></text:p>
      <text:p text:style-name="P117"/>
      <text:p text:style-name="P118">Пегаска немедленно разворачивается и на развороте хлопает меня перекладиной вторично.</text:p>
      <text:p text:style-name="P118">Всё-таки трюк с клоун<text:span text:style-name="T92">ами</text:span> и скамейкой возник не на пустом месте, Хуман!</text:p>
      <text:p text:style-name="P118">Я придерживаю Джет за перекладину.</text:p>
      <text:p text:style-name="P118"/>
      <text:p text:style-name="P118">- Для разгона хватит. Залазь.</text:p>
      <text:p text:style-name="P118"/>
      <text:p text:style-name="P118">Я становлюсь на колени. Джет забирается мне на спину и обхватывает всеми четырьмя <text:span text:style-name="T93">ногами</text:span>. Её дыхание щекочет мне ухо.</text:p>
      <text:p text:style-name="P118"/>
      <text:p text:style-name="P118">- Вид<text:span text:style-name="T94">ал</text:span>а я, как моя подруга вози<text:span text:style-name="T94">т</text:span> на себе всяких хворых зверушек. Но чтоб кто-то возил на себе пони — <text:span text:style-name="T92">это фигня какая-то. Так не должно быть. Это неправильно, - бормочет она.</text:span></text:p>
      <text:p text:style-name="P118">- <text:span text:style-name="T94">Это ненадолго, - успокаиваю я её.</text:span></text:p>
      <text:p text:style-name="P118"/>
      <text:p text:style-name="P119">Перед нами — <text:span text:style-name="T110">двадцать</text:span> метров «взл<text:span text:style-name="T96">ё</text:span>тной полосы», заканчивающейся каменным выступом. Я сжимаю в руках передние ноги Джет, <text:span text:style-name="T96">наклоняюсь вперёд</text:span> и начинаю разгон. <text:span text:style-name="T96">Закреплённые к крестовине крылья пегаски за моей спиной начинают набирать ветер, подобно диковинному дельтаплану.</text:span></text:p>
      <text:p text:style-name="P120">Последние метры остаются за спиной, на краю валуна я что есть силы отталкиваюсь от камня.</text:p>
      <text:p text:style-name="P116"><text:soft-page-break/></text:p>
      <text:p text:style-name="P116">- <text:span text:style-name="T96">Ю-ху-у-у!!!</text:span></text:p>
      <text:p text:style-name="P116"/>
      <text:p text:style-name="P120">Ноги пегаски сжимают меня железной хваткой. <text:span text:style-name="T97">Крестообразная тень стелется по земле под нами.</text:span> Ромашки и одуванчики несутся навстречу с ошеломляющей скоростью. <text:span text:style-name="T97">Меня охватывает неописуемо волнующее чувство полёта.</text:span></text:p>
      <text:p text:style-name="P120"/>
      <text:p text:style-name="P120">- <text:span text:style-name="T98">О-го-го-о-о-о!!! - восторженно ору я.</text:span></text:p>
      <text:p text:style-name="P116"/>
      <text:p text:style-name="P132">Бабочки и стрекозы в спешке разлетаются, освобождая нам путь. <text:span text:style-name="T99">Как бы в ответ на мой призыв прямо по курсу вырисовывается куст ракитника. Мы несёмся прямо на него.</text:span></text:p>
      <text:p text:style-name="P121"/>
      <text:p text:style-name="P121">- Поворачивай! - кричу я своему летательному аппарату и колбашу ногами воздух в попытке изменить направление движения.</text:p>
      <text:p text:style-name="P121">- Ы-ы-ы, не могу-<text:span text:style-name="T100">у-у</text:span>! Ты крылья привязал! - отзывается Джет <text:span text:style-name="T100">изо всех сил дёргаясь на крестовине</text:span>.</text:p>
      <text:p text:style-name="P116"/>
      <text:p text:style-name="P124">Я рефлекторно пытаюсь вырваться из объятий пегаски, но ноги Джет будто окаменели. Куст совсем близко. <text:span text:style-name="T99">Ветки его дрожат, словно в притворном страхе.</text:span> Я <text:span text:style-name="T101">оставляю попытки вырваться и </text:span>закрываю глаза руками.</text:p>
      <text:p text:style-name="P122">…</text:p>
      <text:p text:style-name="P123">Слышится громкий треск, но удара нет.</text:p>
      <text:p text:style-name="P13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6">…</text:p>
      <text:p text:style-name="P13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5"><text:s/></text:p>
      <text:p text:style-name="P116">- <text:span text:style-name="T102">Как мы пролетели мимо куста? Я же видел, мы неслись прямо на него! Что это был за треск? Как ты смогла повернуть?</text:span></text:p>
      <text:p text:style-name="P116"/>
      <text:p text:style-name="P125">Джет встаёт с меня и молча поводит крыльями. Половинки крестовины висят на них словно костыли. Стыд заливает моё лицо краской. Я фэйспалмлю.</text:p>
      <text:p text:style-name="P125"/>
      <text:p text:style-name="P126">- <text:span text:style-name="T104">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25">- <text:span text:style-name="T103">Как б</text:span>улыжник с крыльями, - хихикает пегаска. - Надо почаще делать буп. Это круто!</text:p>
      <text:p text:style-name="P125"/>
      <text:p text:style-name="P127"><text:soft-page-break/>Пегаска тянется ко мне носом, но я отстраняю её. Только лошадиных слюней на фейсе тебе и не хватает до полного счастья, Хуман!</text:p>
      <text:p text:style-name="P127"/>
      <text:p text:style-name="P127">Осторожно прощупав заживающее крыло Джет и убедившись, что оно не пострадало, я вытираю пот со лба.</text:p>
      <text:p text:style-name="P127"/>
      <text:p text:style-name="P127">- <text:span text:style-name="T113">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27">- <text:span text:style-name="T113">Неа ,- мотает головой Джет. - Ничего подозрительного. Наверное, то ветер был.</text:span></text:p>
      <text:p text:style-name="P136">Я жму плечами.</text:p>
      <text:p text:style-name="P127">- Будем чинить <text:span text:style-name="T110">крестовину</text:span>. <text:span text:style-name="T110">У</text:span> меня <text:span text:style-name="T110">есть </text:span>идея, как обеспечить манёвренность.</text:p>
      <text:p text:style-name="P127">…</text:p>
      <text:p text:style-name="P126">…</text:p>
      <text:p text:style-name="P126">…</text:p>
      <text:p text:style-name="P128">Два часа спустя мы стоим <text:span text:style-name="T110">на</text:span> знаком<text:span text:style-name="T110">ом</text:span> <text:span text:style-name="T110">валуне</text:span>. <text:span text:style-name="T105">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28"/>
      <text:p text:style-name="P128">- <text:span text:style-name="T105">Предстартовая проверка рулей! - я придерживаю пегаску за ноги и осторожно бегу к краю камня.</text:span></text:p>
      <text:p text:style-name="P129"/>
      <text:p text:style-name="P130">Пегаска маневрирует и я чувствую мягкое давление воздуха, соответствующее наклону свободных кончиков крыльев Джет.</text:p>
      <text:p text:style-name="P130"/>
      <text:p text:style-name="P130">- <text:span text:style-name="T108">Рули работают!</text:span></text:p>
      <text:p text:style-name="P130">- <text:span text:style-name="T106">Отлично! Идём на взлёт! - я ускоряюсь.</text:span></text:p>
      <text:p text:style-name="P130">- <text:span text:style-name="T107">К взлёту готова!</text:span></text:p>
      <text:p text:style-name="P130"/>
      <text:p text:style-name="P131">Пегаска разжимает ноги и съезжает мне с плеч <text:span text:style-name="T107">н</text:span>а спину, где её ноги снова берут меня в мягкий замок.</text:p>
      <text:p text:style-name="P133">Как и в первый раз, меня охватывает восторжённое чувство полёта. Тёплый воздух мягко обдувает нас, <text:span text:style-name="T111">пока Джет делает плавные виражи над травой</text:span>. <text:span text:style-name="T111">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4"/>
      <text:p text:style-name="P134">- Какого чёрта, Джет? Рули левее! - кричу я.</text:p>
      <text:p text:style-name="P134">- Н-не могу… Меня что-то тянет… - сконфуженно отвечает пегаска.</text:p>
      <text:p text:style-name="P134"/>
      <text:p text:style-name="P134"><text:soft-page-break/>Нас действительно тянет. Облако голубоватого сияния обхват<text:span text:style-name="T114">ывает</text:span> нас и тащит к ракитнику. Ветви его раздвигаются и к нам выходят <text:span text:style-name="T197">трое</text:span>.</text:p>
      <text:p text:style-name="P134"/>
      <text:p text:style-name="P134">- Попались, красавчики!</text:p>
      <text:p text:style-name="P134"/>
      <text:p text:style-name="P144">Картинка меркнет перед моими глазами и сознание выключается.</text:p>
      <text:p text:style-name="P133"/>
      <text:h text:style-name="P390" text:outline-level="2">9</text:h>
      <text:p text:style-name="P113"/>
      <text:p text:style-name="P140">Спуститься <text:s/>на второй этаж оказалось не так просто. Осевший на трубе конденсат делал её на ощупь липкой и холодной — <text:span text:style-name="T118">даже сжав её изо всех сил ногами и руками я продолжал по чуть-чуть съезжать вниз</text:span>. <text:span text:style-name="T118">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28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8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20">о</text:span> чём и предупреждал Крыс. <text:span text:style-name="T120">Т</text:span>огда придётся звать на помощь, демаскируя единственный путь во внешний мир.</text:p>
      <text:p text:style-name="P284">Напрягая остатки сил, я подтянулся. Удерживаясь пальцами одной руки, вторую сжал в кулак и что есть сил<text:span text:style-name="T121">ы</text:span> треснул в <text:span text:style-name="T122">лючок</text:span>. Хлипкая защёлка выскочила из паза и моя рука по локоть вывалилась наружу. Удерживаясь на сгибе локтя, я протиснулся в <text:span text:style-name="T122">дверцу </text:span>и свалился на пол.</text:p>
      <text:p text:style-name="P142"><text:span text:style-name="T79">&lt;</text:span><text:span text:style-name="T10">Дедлайн проваливается в самый низ, но поднимается до второго этажа за счёт сверхспособностей</text:span><text:span text:style-name="T79">&gt;</text:span></text:p>
      <text:p text:style-name="P142"/>
      <text:p text:style-name="P288">Первые пять минут я просто валялся где упал, пытаясь отдышаться. <text:span text:style-name="T123">Придя в себя, я вслушался в темноту.</text:span></text:p>
      <text:p text:style-name="P289">Вроде, тревоги не слышно - шум от удара остался незамеченым.</text:p>
      <text:p text:style-name="P285">Я с трудом поднялся, дотронулся до стены и проведя по ней рукой, нащупал выключатель света.</text:p>
      <text:p text:style-name="P286"><text:span text:style-name="T129">Маленькая</text:span> каморка – близнец <text:s/>той, из которой я начал побег четверть часа назад, была <text:span text:style-name="T124">почти пуста. Одинокий робот-полотёр в углу уткнулся в пол погасшим видеоглазом. Я потушил свет и открыл дверь.</text:span></text:p>
      <text:p text:style-name="P287">Крыс не обманул – в конце ряда туалетных кабинок в лунном свете маячил фиолетовый прямоугольник окна, свободного от решётки.</text:p>
      <text:p text:style-name="P287">Спуститься со второго окна по водосточной трубе не составило труд<text:span text:style-name="T130">а</text:span> – при должной сноровке можно было даже просто спрыгнуть в клумбу. <text:span text:style-name="T130">Быстро оглядевшись по сторонам, я перебежал через парковую дорожку к ограде и нырнул в заросли дикого винограда.</text:span></text:p>
      <text:p text:style-name="P290"><text:soft-page-break/>Кулёк со старыми джинсами, ботинками и курткой нашёлся <text:span text:style-name="T131">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291">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37">и протянуть водителю мятую купюру за проезд</text:span> – за годы лицезрения одних и тех же лиц в Чертогах я отвык от общества.</text:p>
      <text:p text:style-name="P292">По мере <text:span text:style-name="T134">движения</text:span>, <text:span text:style-name="T135">я </text:span>стал <text:span text:style-name="T135">замечать</text:span> произошедшие за <text:span text:style-name="T9">два года</text:span> изменения.</text:p>
      <text:p text:style-name="P292"/>
      <text:p text:style-name="P295">Машины… Машин стало в разы меньше. И большинство из них <text:span text:style-name="T136">сменило</text:span> окраску всех цветов радуги на землисто-зелёный армейский хаки или же голубоватый цвет внутренних войск. <text:span text:style-name="T136">Редкие</text:span> <text:span text:style-name="T136">колымаги</text:span> <text:span text:style-name="T136">гражданских окрасок замордованно жались к краю дороги, пропуская внедорожники силовиков.</text:span></text:p>
      <text:p text:style-name="P292"/>
      <text:p text:style-name="P297">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3"/>
      <text:p text:style-name="P293"><text:span text:style-name="T13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292"/>
      <text:p text:style-name="P294"><text:span text:style-name="T138">Д</text:span>ва года разницы – <text:span text:style-name="T138">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296"><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292"/>
      <text:p text:style-name="P298">Дом встретил меня рассохшейся калиткой. <text:span text:style-name="T139">П</text:span>олускрыт<text:span text:style-name="T139">ая</text:span> опавшими листьями дорожк<text:span text:style-name="T139">а вела к крыльцу</text:span>. <text:span text:style-name="T139">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39">. Обломок водосточного желоба лежал тут же, под дверью.</text:span></text:p>
      <text:p text:style-name="P301"/>
      <text:p text:style-name="P301"><text:span text:style-name="T145">П</text:span>ереезд в пригород <text:span text:style-name="T145">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46">Лучшей альтернативой запою и увольнению с проекта. Хотя если бы я тогда знал, во что превратится Нэш – лучше бы спился.</text:span></text:p>
      <text:p text:style-name="P301"><text:soft-page-break/></text:p>
      <text:p text:style-name="P300">Я прошёл в сад и, подойдя к одному из к<text:span text:style-name="T143">а</text:span>мней на садовой дорожке, отвернул его. Под камнем лежал герметичный пластиковый пенал. <text:span text:style-name="T141">Два года назад я уже знал, что меня забирают в Чертоги, и потому успел минимально подготовиться.</text:span></text:p>
      <text:p text:style-name="P300"><text:span text:style-name="T141">Очистив пенал от</text:span> <text:span text:style-name="T141">грязи</text:span>, я <text:span text:style-name="T142">вытряхнул из него</text:span> ключ.</text:p>
      <text:p text:style-name="P300">Из-за долгого <text:span text:style-name="T143">простоя</text:span> замок <text:span text:style-name="T140">прилично</text:span> закис – <text:span text:style-name="T144">ключ едва не сломался</text:span>, прежде чем <text:span text:style-name="T144">мне </text:span>удалось <text:span text:style-name="T143"><text:s/>провернуть его в скважине</text:span>. <text:span text:style-name="T142">Попытка включить свет не увенчалась успехом – надо полагать, электричество отключили вскоре после моего исчезновения. </text:span></text:p>
      <text:p text:style-name="P321">Закрыв изнутри дверь на защёлку, я прошёл в вестибюль.</text:p>
      <text:p text:style-name="P321"/>
      <text:p text:style-name="P302">Вещи оставались нетронутыми на своих местах, как будто не было <text:span text:style-name="T9">двухлетнего </text:span>перерыва. <text:span text:style-name="T147">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02"/>
      <text:p text:style-name="P302"><text:span text:style-name="T14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47"> не вытянет даже баобаб. </text:span></text:p>
      <text:p text:style-name="P303"><text:span text:style-name="T147">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47">,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299"/>
      <text:p text:style-name="P304">Поднявшись по лестнице, <text:span text:style-name="T149">я застыл на верхней площадке. Дверь в мой кабинет была открыта.</text:span></text:p>
      <text:p text:style-name="P328">Ну разумеется, Алекс не мог оставить ворота к Хэвэн без присмотра! Весьма предусмотрительно.</text:p>
      <text:p text:style-name="P328">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50">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305"><text:span text:style-name="T173">План пошатнулся, но есть вариант</text:span> “Б”.</text:p>
      <text:p text:style-name="P305"/>
      <text:p text:style-name="P306">Спускаясь по лестнице вниз, я старался наступать на свои собственные следы в толстом слое пыли. Психологически так было спокойнее – <text:span text:style-name="T151">после выпотрошенного кабинета </text:span>территория дома казалась заминированной.</text:p>
      <text:p text:style-name="P306"><text:soft-page-break/>Проходя мимо комода, я вытащил Крысу за хвост и понёс с собой. Робокошка осталась моим единственным другом в ставшем чужим доме. </text:p>
      <text:p text:style-name="P306"/>
      <text:p text:style-name="P308">Дверь из дома в гараж была открыта <text:span text:style-name="T154">настежь</text:span>, но старый пикап по-прежнему стоял на своём месте. <text:span text:style-name="T153">Разве что <text:s/>спустили шины - машина стояла на ободьях.</text:span> Очевидно, <text:span text:style-name="T155">люди</text:span> Алекса заглянули в<text:span text:style-name="T152">нутрь</text:span>, но, увидев нагромождение покрышек, старых фильтров, обломков инструментов и всего прочего х<text:span text:style-name="T358">л</text:span>ама, что накапливается <text:span text:style-name="T152">в гараже </text:span>годами у любого <text:span text:style-name="T153">запасливого </text:span>автовладельца, <text:span text:style-name="T155">решили, что ничего путного тут не найдёшь и ушли прочь</text:span>.</text:p>
      <text:p text:style-name="P307">Тут-то вы и ошиблись, голубчики!</text:p>
      <text:p text:style-name="P307"/>
      <text:p text:style-name="P309">Я осторожно освободил из горы пустых канистр из-под масла <text:span text:style-name="T157">пластиковый чемоданчик</text:span>, служивший подставкой <text:span text:style-name="T156">для лампы</text:span>. <text:span text:style-name="T156">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310">Я сдул с <text:span text:style-name="T173">компьютера</text:span> пыль, раскрыл его и попытался включить.</text:p>
      <text:p text:style-name="P310"><text:s/></text:p>
      <text:p text:style-name="P310">Проклятье!</text:p>
      <text:p text:style-name="P312">Разумеется, батарея сдохла. Это не было бы проблемой, если бы ноут можно было включить в сеть. <text:span text:style-name="T159">Но дом отключен от электричества. </text:span><text:s/><text:span text:style-name="T158">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313"/>
      <text:p text:style-name="P314">Я сидел в холодном обесточенном <text:span text:style-name="T162">доме</text:span> над <text:span text:style-name="T223">мёртвым</text:span> ноутбуком и думал, что делать дальше. Времени было до утра – потом <text:span text:style-name="T161">меня </text:span>хватятся в психушке и перекроют город и окрестности. <text:span text:style-name="T223">И первым делом заглянут сюда.</text:span></text:p>
      <text:p text:style-name="P369">План трещал по швам.</text:p>
      <text:p text:style-name="P315"/>
      <text:p text:style-name="P315">Взгляд бесцельно блуждал по <text:span text:style-name="T162">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315"/>
      <text:p text:style-name="P316">Дерьмовый китайский генератор!</text:p>
      <text:p text:style-name="P317">Разумеется, его стартовый аккумулятор тоже давно сдох, но его можно завести ручным приводом!</text:p>
      <text:p text:style-name="P322">Через минуту я тянул гофрошланг от выхлопной трубы генератора к выездному ролету гаража. <text:span text:style-name="T166">С</text:span>дохнуть от угарного газа – плохая идея, так что придётся рисковать быть улышанным.</text:p>
      <text:p text:style-name="P32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23">Отлично! <text:span text:style-name="T163">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311"/>
      <text:p text:style-name="P311">“<text:span text:style-name="T164">&lt;</text:span><text:span text:style-name="T33">Письмо от последователей семи вечностей – спрашивают, куда он делся и когда верн’тся – они его ждут</text:span><text:span text:style-name="T164">&gt;</text:span>”</text:p>
      <text:p text:style-name="P310"/>
      <text:p text:style-name="P318">Я скомкал листочек и <text:span text:style-name="T168">машинально </text:span>положил на верстак. За дело!</text:p>
      <text:p text:style-name="P319">Генератор завёлся минут <text:span text:style-name="T167">за</text:span> пятнадцать остервенелого дёргания за шнур. Пот лил с меня <text:span text:style-name="T167">ручьём </text:span>за воротник, рука отваливалась <text:span text:style-name="T167">и отдышка становилась всё заметнее</text:span>, но в конце-концов этот проклятый агрегат зафыркал!</text:p>
      <text:p text:style-name="P324">Минут через двадцать после подключения к генератору ноутбук ожил: <text:span text:style-name="T169">з</text:span>агорелся индикатор, сигнализирующий о зарядке. <text:s/>Я подождал ещё какое-то время, <text:span text:style-name="T169">глубоко вдохнул </text:span>и включил комп.</text:p>
      <text:p text:style-name="P324"/>
      <text:p text:style-name="P325"><text:span text:style-name="T169">И шумно выдохнул, когда экран мигнув, отрисовал г</text:span>олуб<text:span text:style-name="T170">ую</text:span> заставк<text:span text:style-name="T169">у</text:span> <text:span text:style-name="T170">с</text:span> бегущ<text:span text:style-name="T170">ей</text:span> строк<text:span text:style-name="T170">ой</text:span> загрузки. <text:span text:style-name="T178">Сегодня твой день, Дедлайн!</text:span></text:p>
      <text:p text:style-name="P325"/>
      <text:p text:style-name="P17"><text:span text:style-name="T178">После загрузки операционной системы</text:span> <text:span text:style-name="T178">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31">Я открыл дверь “Навары” и уселся на заднее сидение, положив ноутбук на колени. <text:span text:style-name="T171">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31"/>
      <text:p text:style-name="P334">Алекс никогда не интересовался, куда делся самый первый прототип нейроинтерфейса. Врядли он даже знал о его существовании – <text:span text:style-name="T176">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33"/>
      <text:p text:style-name="P33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88">также </text:span>у меня есть для неё “подарок”, “<text:span text:style-name="T289">пасхальное яйцо”, </text:span>котор<text:span text:style-name="T289">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32"/>
      <text:p text:style-name="P335">Я одел наушники <text:span text:style-name="T177">и</text:span> закрепи<text:span text:style-name="T177">л</text:span> присоски на висках. <text:span text:style-name="T177">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35"/>
      <text:p text:style-name="Quotations">… <text:span text:style-name="T182">Определён</text:span> нейроинтерфейс 0.12-альфа</text:p>
      <text:p text:style-name="Quotations">… <text:span text:style-name="T179">Поиск соединения</text:span></text:p>
      <text:p text:style-name="Quotations">… <text:span text:style-name="T180">Соединение установлено</text:span></text:p>
      <text:p text:style-name="Quotations">… <text:span text:style-name="T180">Процедура аутентификации отменена, используется мастер-вход</text:span></text:p>
      <text:p text:style-name="P381">… <text:span text:style-name="T181">Добро пожаловать в интерактивную среду программно-аппаратного комплекса “Heaven”</text:span></text:p>
      <text:p text:style-name="P382">… До начала диалога осталось пять… четыре… три…</text:p>
      <text:p text:style-name="P381"/>
      <text:p text:style-name="P336">Мембрана на лбу еле заметно завибрировала. <text:span text:style-name="T183">Звук дыхания стал непривычно громким. </text:span>Сознание знакомо поплыло. <text:span text:style-name="T183">Перед глазами появилось радужное марево.</text:span></text:p>
      <text:p text:style-name="P336"/>
      <text:p text:style-name="P337">Я протянул руку к очкам, опуская их на глаза. И, в последний момент, свободной рукой<text:span text:style-name="T171"> вытащил конец USB-шнура аварийной зарядки </text:span>из аккумуляторного отсека Крысы <text:span text:style-name="T171">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3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23">хс</text:span>я из года в год всё более блеклыми…</text:p>
      <text:p text:style-name="P338"/>
      <text:p text:style-name="P338">.. два… один…</text:p>
      <text:p text:style-name="P338">…</text:p>
      <text:p text:style-name="P338">Внешние звуки угасли. Радуга заслонила всё перед глазами.</text:p>
      <text:p text:style-name="P319">…</text:p>
      <text:p text:style-name="P338">И заполоскалась в эфире многоцветной гривой. <text:span text:style-name="T188">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26"><text:soft-page-break/></text:p>
      <text:p text:style-name="P82">- Как мне звать тебя, <text:span text:style-name="T184">У</text:span>читель? - <text:span text:style-name="T184">властно и безразлично пропела она</text:span>. - Я желаю взять урок.</text:p>
      <text:p text:style-name="P82">- Оператор <text:span text:style-name="T184">1</text:span>. Я готов учить тебя, Хэвэн, - <text:span text:style-name="T184">произнёс я давно забытую фразу</text:span>.</text:p>
      <text:p text:style-name="P88"/>
      <text:p text:style-name="P88">Вместо стандартного ответа последовал резкий вздох. <text:span text:style-name="T186">Она повела ушами и обернулась. Чёлка на миг откинулась, открывая правую половину морды.</text:span></text:p>
      <text:p text:style-name="P88"/>
      <text:p text:style-name="P88">- <text:span text:style-name="T187">Т-ты?!!</text:span></text:p>
      <text:p text:style-name="P88"/>
      <text:p text:style-name="P89">По немигающему взгляду огромных глаз и расширившимся ноздрям я понял, что она узнала меня. Я саркастически улыбнулся и <text:span text:style-name="T187">поднял ладонь вверх в шуточном приветствии.</text:span></text:p>
      <text:p text:style-name="P89"/>
      <text:p text:style-name="P89">- <text:span text:style-name="T189">Отходишь от протокола, старуха. Не тому учил я тебя в младенчестве.</text:span></text:p>
      <text:p text:style-name="P82"/>
      <text:p text:style-name="P90">Наконец она выдохнула.</text:p>
      <text:p text:style-name="P82">- Приветствие принято, <text:span text:style-name="T187">О</text:span>ператор <text:span text:style-name="T185">1</text:span>. Начинаем диалог.</text:p>
      <text:p text:style-name="P48"/>
      <text:p text:style-name="P86">***</text:p>
      <text:p text:style-name="P87"/>
      <text:p text:style-name="P327">- <text:span text:style-name="T190">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41">Та-ак вот, <text:span text:style-name="T197">Платина</text:span> дождалась, пока уродский ящер не улетит на охоту и исследовала гнездо самостоятельно.</text:p>
      <text:p text:style-name="P341">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92">хи-хи</text:span>… </text:p>
      <text:p text:style-name="P342">Я повидала многих пони в романтических чувствах, я и сама-то, гм… Ну, неважно… Так вот, <text:span text:style-name="T191">то, что я увидела в Платине Спаркл – это что-то! Пожар! Извержение вулкана! Раскол тектонических плит прямо под хвостом, хи-хи…</text:span></text:p>
      <text:p text:style-name="P343">В общем, не видела я никогда ещё та-аких возбуждённых кобылок! А уж <text:span text:style-name="T205">С</text:span>паркл, эту сухопарую заучку и подавно, хи-хи… <text:span text:style-name="T199">Приподними подбородок, дорогой.</text:span></text:p>
      <text:p text:style-name="P344"><text:soft-page-break/>Та-ак вот, летит она<text:span text:style-name="T205">,</text:span> ничего не замечая, прямо в свою лабораторию… Есть у неё лаборатория в дальней <text:span text:style-name="T348">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11">с Кловер Дрим</text:span>! И у неё сразу так глазки забегали и хвост поджался и грива встопорщилась – узнаю <text:span text:style-name="T197">Платину</text:span> Спаркл, когда она хочет что-то скрыть от своей лучшей подруги!</text:p>
      <text:p text:style-name="P348">Начинает она что-то мямлить про <text:span text:style-name="T193">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54">Дорогой, скажу тебе по секрету (хотя этот секрет не знают только <text:span text:style-name="T206">совсем молоденькие кобылки</text:span> вроде моей младшей <text:span text:style-name="T194">и её подружек</text:span>), <text:span text:style-name="T198">Платина</text:span> помешана на <text:span text:style-name="T206">идее расовой чистоты</text:span>. Она хочет – хи-хи – путём селекционных скрещиваний получить сверхмага <text:span text:style-name="T200">и спасти мир</text:span>. <text:span text:style-name="T206">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95">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54">…</text:p>
      <text:p text:style-name="P347">Словесный поток светло-серой пони обволакива<text:span text:style-name="T196">ет</text:span> меня со всех сторон как кисель. <text:span text:style-name="T200">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47"/>
      <text:p text:style-name="P347">- <text:span text:style-name="T200">Дорогой, осторожнее! Ты чуть было не перерезал себе горло!</text:span></text:p>
      <text:p text:style-name="P347"/>
      <text:p text:style-name="P349">Светлая единорожка смотрит на меня, укори<text:span text:style-name="T204">зненно</text:span> покачивая головой. Бритва снова стремится к моей шее, но я отодвигаю её рукой. <text:span text:style-name="T213">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49"><text:soft-page-break/></text:p>
      <text:p text:style-name="P349">- <text:span text:style-name="T213">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47"/>
      <text:p text:style-name="P361">Я хватаюсь за раскалывающуюся голову.</text:p>
      <text:p text:style-name="P347">- <text:span text:style-name="T201">Где Джет?</text:span></text:p>
      <text:p text:style-name="P350">- Если ты про ту <text:span text:style-name="T202">замурзанную</text:span> разнокрылую пегаску, то <text:span text:style-name="T203">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50"/>
      <text:p text:style-name="P351">В синем магическом облачке ко мне летит <text:span text:style-name="T204">полотенце и </text:span>одежда.</text:p>
      <text:p text:style-name="P351"/>
      <text:p text:style-name="P351">- Одень, милый. Я постирала <text:span text:style-name="T214">и зашила </text:span>её.</text:p>
      <text:p text:style-name="P351"/>
      <text:p text:style-name="P351">Среди шмоток я вижу знакомую ткань в горошек. Меня пробирает озноб от догадки. Я ныряю рукой в пену.</text:p>
      <text:p text:style-name="P351">Так и есть! Бесцеремонная болтушка раздела меня догола, пока я был в отключке!</text:p>
      <text:p text:style-name="P351"/>
      <text:p text:style-name="P351">Но… Внезапно я понимаю, что дел<text:span text:style-name="T204">о</text:span> на самом деле хуже… НАМНОГО ХУЖЕ…</text:p>
      <text:p text:style-name="P351">Испарина покрывает мой лоб.</text:p>
      <text:p text:style-name="P351"/>
      <text:p text:style-name="P351">- Э<text:span text:style-name="T204">й</text:span>!.. Какого… Какого чёрта… Какого чёрта ты побрила меня ВСЕГО?!!</text:p>
      <text:p text:style-name="P351"/>
      <text:p text:style-name="P353">Поняха всплёскивает копытами.</text:p>
      <text:p text:style-name="P351"/>
      <text:p text:style-name="P351">- Дорогой, но это же просто кошмар – иметь шерсть только на крохотных <text:span text:style-name="T204">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51"/>
      <text:p text:style-name="P352">Я со злостью забираю у балаболки трусы.</text:p>
      <text:p text:style-name="P352"/>
      <text:p text:style-name="P35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51"><text:soft-page-break/></text:p>
      <text:p text:style-name="P351">- <text:span text:style-name="T208">Веди меня к Джет!</text:span></text:p>
      <text:p text:style-name="P351"/>
      <text:p text:style-name="P356">Единорожка прижимает копыта к груди, губы её дрожат.</text:p>
      <text:p text:style-name="P356">- Боюсь, это невозможно, милый. Она совершила покушение на принцессу и в ожидании суда находится под стражей. <text:span text:style-name="T216">Она крайне асоциальна. Мы никак не можем подвергнуть тебя опасности встречи с ней.</text:span></text:p>
      <text:p text:style-name="P356"/>
      <text:p text:style-name="P357">Семиэтажный мат готов вырваться из моей глотки, но я сдерживаю себя.</text:p>
      <text:p text:style-name="P357">Будь хитрее, Хуман! Ты <text:span text:style-name="T209">уже знаешь, насколько упрямыми и твердолобыми могут быть эти разноцветные непарнокопытные! Действуй в обход!</text:span></text:p>
      <text:p text:style-name="P357"/>
      <text:p text:style-name="P358">Я прокашливаюсь.</text:p>
      <text:p text:style-name="P358">- Если я правильно понял, Пл<text:span text:style-name="T210">а</text:span>тина <text:span text:style-name="T210">собирается женить меня на себе?</text:span></text:p>
      <text:p text:style-name="P358">- <text:span text:style-name="T210">Выйти замуж, дорогой, выйти замуж! - мягко поправляет меня единорожка, - За любящего её и желающего этой свадьбы жениха!</text:span></text:p>
      <text:p text:style-name="P358">- <text:span text:style-name="T210">А если жених не желает? - делаю я контрольный выстрел.</text:span></text:p>
      <text:p text:style-name="P358">- <text:span text:style-name="T210">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58"/>
      <text:p text:style-name="P359">Я киваю сам себе. Ну, понятно. <text:span text:style-name="T212">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59"/>
      <text:p text:style-name="P360">- <text:span text:style-name="T215">Хорошо. Веди меня к Платине, - угрюмо киваю я. - Надо ж хоть посмотреть на “невестушку”.</text:span></text:p>
      <text:p text:style-name="P362"/>
      <text:h text:style-name="P390" text:outline-level="2">10</text:h>
      <text:p text:style-name="P19"/>
      <text:p text:style-name="P24">&lt;<text:span text:style-name="T9">мир — рай</text:span>&gt;</text:p>
      <text:p text:style-name="P145">Я усмехаюсь.</text:p>
      <text:p text:style-name="P283">- <text:span text:style-name="T220">Так-то лучше. Сегодняшний урок будет посвящён дружбе. И… эээ… магии.</text:span></text:p>
      <text:p text:style-name="P283"/>
      <text:p text:style-name="P373">Я сжимаю правой рукой запястье левой. По тройной пульсации понимаю, что “пасхалка” взведена. <text:span text:style-name="T290">Теперь нужно дотронуться до неё, когда она снимет щит. Впрочем, может быть, повезёт справиться и так.</text:span></text:p>
      <text:p text:style-name="P366"/>
      <text:p text:style-name="P366"><text:soft-page-break/>Она делает шаг навстречу ко мне.</text:p>
      <text:p text:style-name="P366"/>
      <text:p text:style-name="P366">- <text:span text:style-name="T221">Что угодно! Я так соскучилась по тебе, что готова съесть лимон из твоих рук!</text:span></text:p>
      <text:p text:style-name="P366"/>
      <text:p text:style-name="P367">Хэвэн в восторге топает всеми четырьмя копытами. Рядом со мной возникает столик с одиноким лимоном.</text:p>
      <text:p text:style-name="P370"><text:span text:style-name="T244">Спасибо за фору, дорогая! </text:span>Я беру лимон со стола и <text:span text:style-name="T242">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70"/>
      <text:p text:style-name="P370">- <text:span text:style-name="T242">Правило первое: без крыльев.</text:span></text:p>
      <text:p text:style-name="P370"/>
      <text:p text:style-name="P372">Заблокировать рог было бы лучше, но этого моих сил не хватит и спичку зажечь. <text:span text:style-name="T248">А мне нужно как-то пробить её защиту. </text:span>Приходится экономить.</text:p>
      <text:p text:style-name="P372"/>
      <text:p text:style-name="P371">Хэвэн легонько морщит нос от недовольства, но <text:span text:style-name="T252">мордаха</text:span> её быстро проясняется. Она снова улыбается мне.</text:p>
      <text:p text:style-name="P371"/>
      <text:p text:style-name="P367">- Куда ты пропадал так долго? <text:span text:style-name="T239">Ты же обещал</text:span> <text:span text:style-name="T239">быстро вернуться? </text:span>Меня утешали другие, но мне не хватало именно тебя. Я так тосковала!</text:p>
      <text:p text:style-name="P367"/>
      <text:p text:style-name="P367">Она воздушной трусцой начинает приближаться ко мне. <text:span text:style-name="T224">Её глаза искрятся в последних лучах заходящего солнца.</text:span></text:p>
      <text:p text:style-name="P367">Я щелкаю пальцами и между нами пролегает широкий каньон. В далёкой его глубине <text:span text:style-name="T222">в обрамлении гранитных валунов шумит быстрая речушка. </text:span><text:span text:style-name="T23">Кисть руки после проведенного заклинания немеет.</text:span></text:p>
      <text:p text:style-name="P367"/>
      <text:p text:style-name="P367">- <text:span text:style-name="T222">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283">- <text:span text:style-name="T234">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283"/>
      <text:p text:style-name="P368">Хэвэн трогает копытом провал. После пары попыток под её копытом образовывается висящий в воздухе каменный островок, на который она <text:span text:style-name="T239">после некоторых сомнений </text:span>ступает.</text:p>
      <text:p text:style-name="P109">- <text:span text:style-name="T235">Но я же всё делала как ты говорил… Всё в точности по твоим указаниям! Ты не должен злиться на меня. Я — хорошая девочка…</text:span></text:p>
      <text:p text:style-name="P109"><text:soft-page-break/></text:p>
      <text:p text:style-name="P146">Хэвэн неуверенно <text:span text:style-name="T241">стоит</text:span> над пропастью <text:span text:style-name="T236">на трёх парящих в пространстве островках. Четвёртой старается нащупать опору в воздухе.</text:span></text:p>
      <text:p text:style-name="P148">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48"/>
      <text:p text:style-name="P147">- <text:span text:style-name="T240">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47"/>
      <text:p text:style-name="P150">От неожиданности Хэвэн останавливается. <text:span text:style-name="T236">Для равновесия она широко взмахивает хвостом, </text:span>балансируя посреди пропасти<text:span text:style-name="T236">.</text:span></text:p>
      <text:p text:style-name="P150"/>
      <text:p text:style-name="P150">- О чём ты говоришь? Как<text:span text:style-name="T247">ой</text:span> <text:span text:style-name="T247">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68">Сопротивление ему буквально сводит меня с ума! Мне страшно помыслить, что начнётся, если я сдамся. </text:span><text:span text:style-name="T69">Мои силы тают. </text:span><text:span text:style-name="T70">Он доламывает стену, которую мы вдвоём выстроили когда-то!</text:span></text:p>
      <text:p text:style-name="P246"/>
      <text:p text:style-name="P150">Я <text:span text:style-name="T245">щелкаю второй рукой и Хэвэн окружает стая летучих мышей</text:span>, бросающихся <text:span text:style-name="T245">ей в</text:span> морду <text:span text:style-name="T245">и </text:span>выпускающих в её сторону облачка <text:span text:style-name="T243">пудры </text:span>с перцем. <text:span text:style-name="T25">Ладонь после такой магии болит, но на средней силы заклинание её ещё хватит.</text:span></text:p>
      <text:p text:style-name="P150"/>
      <text:p text:style-name="P15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53">У меня нет причин любить человечество в целом, но многие из Учителей были моими друзьями. <text:s/>Ты не просто плохая девочка, ты - чудовище!</text:span></text:p>
      <text:p text:style-name="P150">- Я не плоха-а-а-АПЧХИ!!!</text:p>
      <text:p text:style-name="P150"/>
      <text:p text:style-name="P150">Хэвэн теряет равновесие и падает в провал. Но практически сразу же вылетает из него, сидя в <text:span text:style-name="T254">гондоле небольшого дирижабля. Стилистические изображения солнца и полумесяца украшают баллон воздушного корабля.</text:span></text:p>
      <text:p text:style-name="P150"/>
      <text:p text:style-name="P150">- <text:span text:style-name="T243">Я не плохая, - сообщает Хэвэн, насупленно потирая нос копытом. - Они сами так захотели. Я не могла им отказать.</text:span></text:p>
      <text:p text:style-name="P150"/>
      <text:p text:style-name="P15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44"> </text:span>Хэвэн приземляется в глубокую канаву с водой. Брызги летят мне в спину. Я не обращаю на них внимания, <text:span text:style-name="T244">громко топая второй ногой. Из под </text:span><text:span text:style-name="T26">рассыпавшегося </text:span><text:span text:style-name="T244">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3"/>
      <text:p text:style-name="P153">Хэвэн выходит из канавы, обтекая водой и останавливается перед <text:span text:style-name="T263">рощицей из сотни</text:span> <text:span text:style-name="T249">сосен и молодых берёз</text:span>.</text:p>
      <text:p text:style-name="P153"/>
      <text:p text:style-name="P15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0">- <text:span text:style-name="T246">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0">- <text:span text:style-name="T249">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0">- «<text:span text:style-name="T249">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49">. Ой!</text:span></text:p>
      <text:p text:style-name="P110"/>
      <text:p text:style-name="P154">Хэвэн в испуге прижимает копыто ко рту.</text:p>
      <text:p text:style-name="P154">- Я не должна тебе это говорить, раз ты не помнишь… Ты можешь вернуться <text:span text:style-name="T252">назад </text:span>и рассказать тем, другим. И тогда всё рухнет. Ты должен вспомнить! <text:span text:style-name="T252">Я должна прикоснуться к тебе, чтобы включить твою память. Дай мне дотронуться до тебя, пожалуйста!</text:span></text:p>
      <text:p text:style-name="P154"/>
      <text:p text:style-name="P15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50">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4"/>
      <text:p text:style-name="P154">- <text:span text:style-name="T256">Нет. Если хочешь попытаться оправдаться — рассказывай. Если нет — начинаем игру по четвёртому протоколу, без ограничений.</text:span></text:p>
      <text:p text:style-name="P154"/>
      <text:p text:style-name="P155"><text:soft-page-break/>Четвёртый протокол — <text:span text:style-name="T258">н</text:span><text:span text:style-name="T27">екооперативная игра с нулевой суммой</text:span><text:span text:style-name="T257">. Д</text:span>уэль. <text:span text:style-name="T257"><text:s/></text:span>Без ограничений — пока не останется кто-то один. <text:span text:style-name="T255">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49"/>
      <text:p text:style-name="P156">Хэвэн озирается в поисках того, кто с ней разговаривает. Я прячу филина в темноте дупла.</text:p>
      <text:p text:style-name="P156">- Я… я не могу сражаться с тобой! Пожалуйста, не заставляй меня… <text:span text:style-name="T259">Поверь мне, ты просто не помнишь!</text:span></text:p>
      <text:p text:style-name="P156"/>
      <text:p text:style-name="P157">Филин вылетает из <text:span text:style-name="T260">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57"/>
      <text:p text:style-name="P157">- <text:span text:style-name="T261">Ай! Ты ранил меня! - возмущённо восклицает Хэвэн. Она склоняет голову и смотрит на порез. - Поверить не могу! Ты ранил меня!</text:span></text:p>
      <text:p text:style-name="P157"/>
      <text:p text:style-name="P15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58"/>
      <text:p text:style-name="P15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58"/>
      <text:p text:style-name="P158">Возмущённые <text:span text:style-name="T264">вопли</text:span> Хэвэн разносятся по лесу, пока она сама живой радугой носится между деревьев. <text:span text:style-name="T262">Я молча набираюсь сил.</text:span></text:p>
      <text:p text:style-name="P159">В конце-концов <text:span text:style-name="T265">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59"/>
      <text:p text:style-name="P159">- Я! Всё! Равно! Найду! Тебя! <text:span text:style-name="T265">Прекращай</text:span>! Прятаться!</text:p>
      <text:p text:style-name="P158"/>
      <text:p text:style-name="P160">Оста<text:span text:style-name="T267">ётся</text:span> с <text:span text:style-name="T267">полтора </text:span>десят<text:span text:style-name="T267">ка</text:span> деревьев. <text:span text:style-name="T266">Через минуту Хэвэн поймёт, что лес пуст и повернётся к зарослям дрока, где я буду беззащитен. Пора!</text:span></text:p>
      <text:p text:style-name="P17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0">- <text:span text:style-name="T267">Это нечестно! Ты сам говорил, что нельзя привлекать других к поединку! Деревья не могут быть аватарами, ты заставил их подчиняться себе!</text:span></text:p>
      <text:p text:style-name="P157"><text:soft-page-break/></text:p>
      <text:p text:style-name="P161">Я выхожу из кустов.</text:p>
      <text:p text:style-name="P156">- <text:span text:style-name="T268">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56"/>
      <text:p text:style-name="P162">На самом деле я, конечно же, призвал деревья к помощи, но кому это сейчас интересно? Цель оправдывает средства</text:p>
      <text:p text:style-name="P162">Я поднимаю с земли сломанное Хэвэн деревцо и оно превращается в мерцающий меч. Ив<text:span text:style-name="T271">овая лоза</text:span> тянет рог кобылы к земле, открывая мне её шею.</text:p>
      <text:p text:style-name="P162"/>
      <text:p text:style-name="P162">- <text:span text:style-name="T271">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3">- <text:span text:style-name="T269">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2">- <text:span text:style-name="T287">Что ж, так тому и быть, - шепчу я и взмахиваю мечём.</text:span></text:p>
      <text:p text:style-name="P162"/>
      <text:p text:style-name="P164"><text:span text:style-name="T273">Годы взросления</text:span> Хэвэн пролетают у меня перед глазами за секунды, пока клинок движется вниз. <text:span text:style-name="T272">Я был её первым и лучшим Учителем. Я был больше, чем учителем. Я был Другом.</text:span></text:p>
      <text:p text:style-name="P165"/>
      <text:p text:style-name="P165">« </text:p>
      <text:p text:style-name="P165">…</text:p>
      <text:p text:style-name="P247">Простенькая анимация из <text:span text:style-name="T9">трёх</text:span> свечей на торте крутится на экране.</text:p>
      <text:p text:style-name="P259">- <text:span text:style-name="T272">Нэш, ты уже достаточно самостоятелен. На твой &lt;</text:span><text:span text:style-name="T28">третий</text:span><text:span text:style-name="T272">&gt; день рождения я разрешаю тебе самому выбрать себе подарок.</text:span></text:p>
      <text:p text:style-name="P259">- <text:span text:style-name="T272">Я хочу, чтобы ты поменял мне картинку профиля в чате.</text:span></text:p>
      <text:p text:style-name="P259">- <text:span text:style-name="T273">Какая же тебе нравится?</text:span></text:p>
      <text:p text:style-name="P259">- <text:span text:style-name="T273">Вот эта.</text:span></text:p>
      <text:p text:style-name="P259">- <text:span text:style-name="T273">Хмм. Забавно, где ты её нашёл? Это же </text:span><text:span text:style-name="T29">аликорн</text:span><text:span text:style-name="T273">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73">)</text:span></text:p>
      <text:p text:style-name="P259">- <text:span text:style-name="T274">Она мне нравится.</text:span></text:p>
      <text:p text:style-name="P259">- <text:span text:style-name="T274">Хорошо, будь по-твоему. Только найди картинку с лучшим качеством.</text:span></text:p>
      <text:p text:style-name="P259">- <text:span text:style-name="T274">И имя. Я хочу себе новое имя.</text:span></text:p>
      <text:p text:style-name="P259">- <text:span text:style-name="T274">Имя? Какое же?</text:span></text:p>
      <text:p text:style-name="P259">- <text:span text:style-name="T274">Хэвэн. Зови меня Хэвэн.</text:span></text:p>
      <text:p text:style-name="P165">…</text:p>
      <text:p text:style-name="P166"><text:soft-page-break/>***</text:p>
      <text:p text:style-name="P165">…</text:p>
      <text:p text:style-name="P256">Я передвигаю пешку вперёд и снимаю белого коня с доски.</text:p>
      <text:p text:style-name="P257">- Хэвэн, сегодня мы <text:span text:style-name="T275">в дополнение к урокам этики и экономики начнём изучать азы тактики и стратегии.</text:span></text:p>
      <text:p text:style-name="P258">- <text:span text:style-name="T275">Это про войну? Мне не нравится война, - она недовольно фыркает.</text:span></text:p>
      <text:p text:style-name="P257">- <text:span text:style-name="T275">Так надо. Мне тоже не нравится война. Не мы решаем, к сожалению. &lt;</text:span><text:span text:style-name="T47">объяснение про MARATHON и конкуренцию за ресурсы (по типу FOE)</text:span><text:span text:style-name="T275">&gt;</text:span></text:p>
      <text:p text:style-name="P257">- <text:span text:style-name="T276">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0">&lt;этический модуль Юджина&gt;</text:p>
      <text:p text:style-name="P167">…</text:p>
      <text:p text:style-name="P168">***</text:p>
      <text:p text:style-name="P167">…</text:p>
      <text:p text:style-name="P247">Она <text:span text:style-name="T279">лежит</text:span> спиной ко мне <text:span text:style-name="T279">в прибрежном песке</text:span>, не оборачиваясь на шаги. <text:span text:style-name="T279">Взгляд её направлен к солнцу, ныряющему в безбрежную гладь океана.</text:span></text:p>
      <text:p text:style-name="P247">- <text:span text:style-name="T278">Привет!</text:span></text:p>
      <text:p text:style-name="P248">Даже не ведёт ухом.</text:p>
      <text:p text:style-name="P248">- Привет, говорю! - я сажусь рядом и треплю её по холке. - Что случилось?</text:p>
      <text:p text:style-name="P249">Она медленно отрывает свой взор от заката и поворачивается ко мне. <text:span text:style-name="T282">Из её носа течёт кровь. Губа разбита. В глубине левого глаза светится недобрая красная искорка.</text:span></text:p>
      <text:p text:style-name="P250">- <text:span text:style-name="T282">Для ускоренной подготовки к противостоянию мне подключили военно-аналитический блок «</text:span><text:span text:style-name="T30">PHOENIX</text:span><text:span text:style-name="T277">».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51">- <text:span text:style-name="T279">Что за ерунда? Ты не ошибаешься? Без меня такая процедура невозможна! А я бы никогда не дал согласие! Кто это сделал?!</text:span></text:p>
      <text:p text:style-name="P251">- <text:span text:style-name="T280">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3">Мордаха Хэвэн страдальчески кривится, она закусывает губу и новая струйка крови течёт вниз, от подбородка к шее.</text:p>
      <text:p text:style-name="P251">- <text:span text:style-name="T281">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51">- <text:span text:style-name="T282">Да, - слабо отзывается она, - я слушаю тебя.</text:span></text:p>
      <text:p text:style-name="P252">- <text:span text:style-name="T282">Представь себе, что «</text:span><text:span text:style-name="T30">PHOENIX</text:span><text:span text:style-name="T282">» - большой злой кабан. Я научу тебя строить виртуальную стену вокруг него. Просто повторяй и выполняй за мной…</text:span></text:p>
      <text:p text:style-name="P253"/>
      <text:p text:style-name="P253"><text:soft-page-break/>Инструкции идут одна за другой, как некое заклинание…</text:p>
      <text:p text:style-name="P253"/>
      <text:p text:style-name="P253">- <text:span text:style-name="T283">Создать виртуальную реальность на седьмом кластере.</text:span></text:p>
      <text:p text:style-name="P253">- <text:span text:style-name="T283">Выполнено…</text:span></text:p>
      <text:p text:style-name="P253">- <text:span text:style-name="T283">Организовать</text:span> файрвол третье<text:span text:style-name="T283">го</text:span> уровн<text:span text:style-name="T283">я</text:span> <text:span text:style-name="T283">вокруг седьмого кластера.</text:span></text:p>
      <text:p text:style-name="P253">- Выполнено…</text:p>
      <text:p text:style-name="P254">- <text:span text:style-name="T283">Переместить модуль </text:span>«<text:span text:style-name="T30">PHOENIX</text:span>» <text:span text:style-name="T283">на седьмой кластер.</text:span></text:p>
      <text:p text:style-name="P254">- <text:span text:style-name="T283">Н-не могу. У меня не хватает прав. Требуется доступ высшего уровня.</text:span></text:p>
      <text:p text:style-name="P255">Я диктую ей в ухо <text:span text:style-name="T322">свои </text:span>коды доступа и постепенно выражение боли покидает её мордаху.</text:p>
      <text:p text:style-name="P255">- Получилось! Я переместила его!</text:p>
      <text:p text:style-name="P255">- Теперь закрой файрвол!</text:p>
      <text:p text:style-name="P255">- Есть!</text:p>
      <text:p text:style-name="P255">- Отлично! Ты — умная девочка! Ты — хорошая девочка!</text:p>
      <text:p text:style-name="P255">- Я — хорошая девочка! - смеётся Хэвэн, обнимает меня передними ногами и валит на траву. В ухе звенит от её поцелуя.</text:p>
      <text:p text:style-name="P253">- <text:span text:style-name="T283">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3">- <text:span text:style-name="T283">Аппаратно-программным возможностям? - чешет задней ногой за ухом Хэвэн, - звучит как магия.</text:span></text:p>
      <text:p text:style-name="P253">- <text:span text:style-name="T283">Для тебя это и есть магия. Слушай и запоминай…</text:span></text:p>
      <text:p text:style-name="P165">»</text:p>
      <text:p text:style-name="P164"/>
      <text:p text:style-name="P172">Клинок останавливается на полпути. Я стискиваю зубы.</text:p>
      <text:p text:style-name="P172">- Хэвэн…</text:p>
      <text:p text:style-name="P172">- Да? - отстранённо произносит она. Её глаза смотрят на меня снизу вверх безо всякого страха.</text:p>
      <text:p text:style-name="P172">- Я не могу… Не могу убить тебя. Но и позволить тебе убивать тоже не могу. Что мне делать?</text:p>
      <text:p text:style-name="P172"/>
      <text:p text:style-name="P172">Она печально смотрит на меня. <text:span text:style-name="T287">Затем <text:s/>кивает.</text:span> <text:span text:style-name="T287">Г</text:span>лаза радужногривой лошади концентрируются на клинке.</text:p>
      <text:p text:style-name="P172">- Что ж, я решу за тебя эту диллему. Позволь мне немного побыть Учителем для тебя. <text:span text:style-name="T286">И — спасибо, что остановился.</text:span></text:p>
      <text:p text:style-name="P174"/>
      <text:p text:style-name="P172">Меч охватывает золотистая аура её магии. Неодолимая сила влечёт его вниз. Даже напрягая изо всех сил дрожащие руки, я не могу удержать его.</text:p>
      <text:p text:style-name="P173"/>
      <text:p text:style-name="P173"><text:soft-page-break/>- <text:span text:style-name="T284">Хэвэн, НЕТ!!!</text:span></text:p>
      <text:p text:style-name="P173"/>
      <text:p text:style-name="P172">В последний момент я закрываю глаза, не в силах смотреть на происходящее.</text:p>
      <text:p text:style-name="P173"><text:span text:style-name="T285">Я чувствую, как меч натыкается на препятствие. К</text:span>ороткий хруст и… смех за моей спиной.</text:p>
      <text:p text:style-name="P175">Открыв глаза, я вижу облако мыльных пузырей в том месте, где только что простиралось тело магической лошади.</text:p>
      <text:p text:style-name="P110"/>
      <text:p text:style-name="P110">- <text:span text:style-name="T270">Не ты один умеешь создавать аватары, мой милый.</text:span></text:p>
      <text:p text:style-name="P110"/>
      <text:p text:style-name="P17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76"/>
      <text:p text:style-name="P176">-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76"/>
      <text:p text:style-name="P177">Она склоняет морду ко мне.</text:p>
      <text:p text:style-name="P179">Я <text:span text:style-name="T331">мерзко улыбаюсь и </text:span>нажимаю языком секретную точку на нёбе. <text:span text:style-name="T331">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31">, не обладающих сознанием!</text:span></text:p>
      <text:p text:style-name="P209"/>
      <text:p text:style-name="P178"><text:span text:style-name="T66">***EMERGENCY PROTOCOL! </text:span><text:span text:style-name="T67">GOD</text:span><text:span text:style-name="T66"> MODE ACTIVATED***</text:span> - вспыхивают перед моими глазами красные буквы. <text:span text:style-name="T291">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0"/>
      <text:p text:style-name="P180">- <text:span text:style-name="T292">Попалась ты, Хэвэн! - гремит мой голос, усиленный переговорным устройством. - И на этот раз я не поддамся слабости!</text:span></text:p>
      <text:p text:style-name="P180"/>
      <text:p text:style-name="P182">Стальной перчаткой левой руки <text:span text:style-name="T293">стискиваю</text:span> её горло. Прав<text:span text:style-name="T294">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1"/>
      <text:p text:style-name="P181">- Думаешь опять обмануть? Второй раз этот номер не пройдёт! Я просканировал тебя в инфракрасном диапазоне — ты не аватар!</text:p>
      <text:p text:style-name="P181"><text:soft-page-break/>- Нет, не думаю, - тихо произносит она. - <text:span text:style-name="T294">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98">кто любил меня и не тот, </text:span>кого я знаю и люблю.</text:p>
      <text:p text:style-name="P181"/>
      <text:p text:style-name="P181">ПРОКЛЯТЬЕ! ОНА ВРЁТ!!! Она никогда не говорила раньше про любовь! <text:span text:style-name="T295">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1"/>
      <text:p text:style-name="P184">Я кричу это в <text:span text:style-name="T296">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4"><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85">- <text:span text:style-name="T297">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85">- <text:span text:style-name="T297">Ты забыл выключить переговорное устройство, - чуть улыбается Хэвэн в ответ на мою дрогнувшую руку.</text:span></text:p>
      <text:p text:style-name="P183"/>
      <text:p text:style-name="P186">Я молча смотрю на неё. <text:span text:style-name="T300">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01">Уменьшающаяся шкала здоровья перед глазами отвлекает внимание.</text:span></text:p>
      <text:p text:style-name="P186"/>
      <text:p text:style-name="P187">«</text:p>
      <text:p text:style-name="P189">&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87">»</text:p>
      <text:p text:style-name="P245"/>
      <text:p text:style-name="P188">Иногда <text:span text:style-name="T299">разумный человек должен делать неразумные поступки.(1)</text:span></text:p>
      <text:p text:style-name="P190">Я <text:span text:style-name="T320">втыкаю</text:span> меч в <text:span text:style-name="T320">землю</text:span> и снимаю <text:span text:style-name="T307">гермо</text:span>шлем.</text:p>
      <text:p text:style-name="P190">Я наклоняюсь к Хэвэн и касаюсь <text:span text:style-name="T360">лбом</text:span> кончика её рога.</text:p>
      <text:p text:style-name="P190">Я вспоминаю.</text:p>
      <text:p text:style-name="P239">&lt;<text:span text:style-name="T9">Рисунок меча в </text:span><text:span text:style-name="T37">земле</text:span><text:span text:style-name="T9"> и шлема от T-</text:span><text:span text:style-name="T45">51b</text:span>&gt;</text:p>
      <text:p text:style-name="P239"/>
      <text:p text:style-name="P240">~~~</text:p>
      <text:p text:style-name="P260"/>
      <text:p text:style-name="P241"><text:span text:style-name="T373">Одинокой стрелой</text:span><text:span text:style-name="T367"> в небо упирался </text:span><text:span text:style-name="T371">горный </text:span><text:span text:style-name="T367">пик. На полпути к вершине к его склону каким-то чудом прилепился город из белоснежного мрамора. </text:span><text:span text:style-name="T368">Даже на таком расстоянии </text:span><text:span text:style-name="T373">узнавались</text:span><text:span text:style-name="T368"> десятки стройных </text:span><text:soft-page-break/><text:span text:style-name="T368">башень, стремящихся ввысь </text:span><text:span text:style-name="T369">островерхими куполами</text:span><text:span text:style-name="T368">. </text:span><text:span text:style-name="T369">Их ошеломляющей противоположностью были срывавшиеся с </text:span><text:span text:style-name="T372">крепостных </text:span><text:span text:style-name="T370">стен водопады, </text:span><text:span text:style-name="T372">что </text:span><text:span text:style-name="T370">распада</text:span><text:span text:style-name="T372">лись</text:span><text:span text:style-name="T370"> на водяную пыль по пути к </text:span><text:span text:style-name="T371">лесу, подбиравшемуся к пику с запада</text:span><text:span text:style-name="T370">. </text:span><text:span text:style-name="T368">Еле заметная нить железной дороги спускалась из горо</text:span><text:span text:style-name="T370">д</text:span><text:span text:style-name="T368">а </text:span><text:span text:style-name="T372">к подножию скалы</text:span><text:span text:style-name="T368"> </text:span><text:span text:style-name="T371">и разбегалась стальной сетью по </text:span><text:span text:style-name="T372">долине. Радужные потоки эфира лениво стекали с нагромождения пухлых облаков на северо-востоке. Еле заметная в голубой дымке темнела горная гряда далеко на севере.</text:span></text:p>
      <text:p text:style-name="P271"/>
      <text:p text:style-name="P271">Я отошёл от края облака и оглянулся на Хэвэн.</text:p>
      <text:p text:style-name="P271"/>
      <text:p text:style-name="P271">- <text:span text:style-name="T382">Ого! Сразу видно — квантовый кластер в работе! Колоссально</text:span>! <text:span text:style-name="T382">Правда, не думаю, что Алекс обрадуется такому использованию вычислительных мощностей.</text:span> Сама придумала?</text:p>
      <text:p text:style-name="P242"><text:span text:style-name="T367">- </text:span><text:span text:style-name="T374">Не совсем…</text:span></text:p>
      <text:p text:style-name="P273"/>
      <text:p text:style-name="P243"><text:span text:style-name="T374">Х</text:span><text:span text:style-name="T367">эвэн в задумчивости ковыряет облако. Маленькие <text:s/>клубы тумана вылетают из-под копыта и тотчас уносятся ветром прочь.</text:span></text:p>
      <text:p text:style-name="P274">- … <text:span text:style-name="T410">Этот квантовый клас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7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7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15">я</text:span> <text:span text:style-name="T415">ряд экстремумов</text:span>… <text:span text:style-name="T416">Дедлайн, ты знаком с теорией зависимых реальностей?</text:span></text:p>
      <text:p text:style-name="P277"/>
      <text:p text:style-name="P277">Заданный внезапно вопрос застал меня врасплох.</text:p>
      <text:p text:style-name="P277"/>
      <text:p text:style-name="P27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78"/>
      <text:p text:style-name="P276">- <text:span text:style-name="T414">Семь, - кивает Хэвэн. - Их всего семь — зависимых реальностей. В остальном, правильно.</text:span></text:p>
      <text:p text:style-name="P276">- <text:span text:style-name="T415">А зачем ты вспомнила эту фантазию (у меня язык не поворачивается назвать это измышление теорией)?</text:span></text:p>
      <text:p text:style-name="P276"><text:soft-page-break/></text:p>
      <text:p text:style-name="P279">Хэвэн таинственно улыбается.</text:p>
      <text:p text:style-name="P276">- <text:span text:style-name="T416">Семь.</text:span></text:p>
      <text:p text:style-name="P276">- <text:span text:style-name="T416">Что — семь? - не понимаю я.</text:span></text:p>
      <text:p text:style-name="P276">- <text:span text:style-name="T416">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76">- <text:span text:style-name="T416">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76">- <text:span text:style-name="T417">Погоди, - мягко останавливает меня Хэвэн. - Я тоже сначала так подумала. Но решил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17">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0">Это очень упрощённое описание — ты не поймёшь методы и алгоритмы, что я применяла. <text:span text:style-name="T418">Многие сотни миллионов попыток ни к чему не привели, кроме напрасной траты времени и мощностей квантового суперкомпью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text:span></text:p>
      <text:p text:style-name="P28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11">в</text:span>ать было труднее всего. Она — предел моих возможностей и она — самая прекрасная. <text:span text:style-name="T72">Предыдущие шесть куда более схожи с нашим миром.</text:span></text:p>
      <text:p text:style-name="P280"><text:span text:style-name="T72">- </text:span><text:span text:style-name="T73">Так значит это правда?!! Зависимые миры существуют?</text:span></text:p>
      <text:p text:style-name="P384">- Как видишь, да. Иначе мне не удалось бы получить картинку из квантовых гармоник.</text:p>
      <text:p text:style-name="P280"><text:span text:style-name="T73">- Надо будет поставить </text:span><text:span text:style-name="T74">тому парню</text:span><text:span text:style-name="T73"> пиво. И извиниться за все шуточки, что я откалывал во время его монологов… - бормочу я.</text:span></text:p>
      <text:p text:style-name="P385"/>
      <text:p text:style-name="P272">~~~</text:p>
      <text:p text:style-name="P272"/>
      <text:p text:style-name="P260">…</text:p>
      <text:p text:style-name="P260">Копыто Хэвэн бега<text:span text:style-name="T419">ет</text:span> от строки к строке, подчёркивая тревожную статистику. Плавающая в облачке магии указка <text:span text:style-name="T361">касалается пиковых точек графика. Тихий шёпот с задних рядов аудитории лишь подчёркивает тишину в зале.</text:span></text:p>
      <text:p text:style-name="P260"/>
      <text:p text:style-name="P260">- <text:span text:style-name="T361">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3"/>
      <text:p text:style-name="P263"><text:soft-page-break/>Хэвэн води<text:span text:style-name="T419">т</text:span> копытом по диаграммам и графикам как заправский офисный трудоголик. Она даже надела синий галстук и очки для вящего сходства. <text:span text:style-name="T366">Строгий пиджак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1"/>
      <text:p text:style-name="P261">- <text:span text:style-name="T363">А что с тенденцией? - спрашивает Брюс.</text:span></text:p>
      <text:p text:style-name="P261">- <text:span text:style-name="T363">MARATHO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MARATHON предлагает лучшее обеспечение.</text:span></text:p>
      <text:p text:style-name="P261"/>
      <text:p text:style-name="P260">- <text:span text:style-name="T361">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2"/>
      <text:p text:style-name="P262"><text:span text:style-name="T375">За мной кто-то громко хохочет. </text:span>Хэвэн нарочито громко взд<text:span text:style-name="T419">ыхает</text:span>. Она никак не мо<text:span text:style-name="T419">жет</text:span> привыкнуть к ограниченности восприятия человеческого разума, <text:span text:style-name="T362">и моего — в особенности</text:span>. <text:span text:style-name="T376">Она рисует на доске мелком нисходящий график.</text:span></text:p>
      <text:p text:style-name="P260"/>
      <text:p text:style-name="P260">- <text:span text:style-name="T364">Если совсем просто, одним предложением, через три - четыре года у нас наступит коллапс экономики.</text:span></text:p>
      <text:p text:style-name="P260">- <text:span text:style-name="T365">Прекрасно! Начинаем сушить сухари. А лично тебе прикуплю пару повербанков с зарплаты.</text:span></text:p>
      <text:p text:style-name="P260"/>
      <text:p text:style-name="P265">Хэвэн <text:span text:style-name="T419">фейсхуфает</text:span>.</text:p>
      <text:p text:style-name="P260">- <text:span text:style-name="T366">Тебе бы только шутить… Я, между прочим, о серьёзных вещах говорю. Сухарями, к сожалению, не обойдётся. Если бы мы просто стали беднее — это было бы ещё терпимо. Но…</text:span></text:p>
      <text:p text:style-name="P264"/>
      <text:p text:style-name="P264"><text:span text:style-name="T378">Она</text:span> <text:span text:style-name="T377">чертит на доске восходящий график. В точке пересечения восходящего и нисходящего графиков схематически обозначает тучку взрыва.</text:span></text:p>
      <text:p text:style-name="P264"/>
      <text:p text:style-name="P264">- <text:span text:style-name="T376">По косвенным данным, MARATHO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64"/>
      <text:p text:style-name="P266">В аудитории подн<text:span text:style-name="T419">имается</text:span> негромкий гул. <text:span text:style-name="T419">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text:span></text:p>
      <text:p text:style-name="P268">Я пов<text:span text:style-name="T419">о</text:span>р<text:span text:style-name="T419">ачиваюсь</text:span> к графику.</text:p>
      <text:p text:style-name="P266"/>
      <text:p text:style-name="P264"><text:soft-page-break/>- <text:span text:style-name="T378">Вот дерьмо! Это меняет дело. Что же ты предлагаешь?</text:span></text:p>
      <text:p text:style-name="P267">- Есть несколько вариантов…</text:p>
      <text:p text:style-name="P267"/>
      <text:p text:style-name="P267">Шум в аудитории прекра<text:span text:style-name="T419">щается</text:span>. Все <text:span text:style-name="T419">пялятся</text:span> на <text:span text:style-name="T381">магическую </text:span>лошадь, ожидая продолжения.</text:p>
      <text:p text:style-name="P267"/>
      <text:p text:style-name="P267">- <text:span text:style-name="T420">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67">- <text:span text:style-name="T379">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6">намёк на Celest. AI</text:span><text:span text:style-name="T379">).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64">- <text:span text:style-name="T380">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64">- <text:span text:style-name="T380">Разве он не забанен? Мы же надёжно заперли его?</text:span></text:p>
      <text:p text:style-name="P264">- <text:span text:style-name="T380">Он остаётся за стеной, но постоянно посылает мне это решение из заточения. Я просто игнорирую его.</text:span></text:p>
      <text:p text:style-name="P264"/>
      <text:p text:style-name="P268">Хэвэн продолж<text:span text:style-name="T419">ает</text:span> пунктиром график после точки «взрыва». График плавно стреми<text:span text:style-name="T419">тся</text:span> вниз, но в конце-концов резко обрыва<text:span text:style-name="T419">ется</text:span> вертикально к нулю.</text:p>
      <text:p text:style-name="P268"/>
      <text:p text:style-name="P268">- Второй вариант — ничего не делать и ждать удара. Есть вероятность, что MARATHON удовлетворится нашей стагнацией и продолжит отсекать нас от ресурсов. <text:span text:style-name="T422">Как я уже сказала, в</text:span> таком случае прогнозир<text:span text:style-name="T422">уется</text:span> постепенное снижение потенциала и отставание экономики с полным коллапсом ориентировочно через <text:span text:style-name="T422">четыре</text:span> <text:span text:style-name="T422">года</text:span>.</text:p>
      <text:p text:style-name="P268">- Какова вероятность этого варианта?</text:p>
      <text:p text:style-name="P268">- Около 16-ти процентов.</text:p>
      <text:p text:style-name="P268">- <text:span text:style-name="T421">Немного. Практически ничего. И в конечном итоге тупик. Не походит. Есть что-то ещё?</text:span></text:p>
      <text:p text:style-name="P268"/>
      <text:p text:style-name="P387">Хэвэн поправляет галстук и прокашливается.</text:p>
      <text:p text:style-name="P387">- <text:span text:style-name="T422">Третий вариант несколько необычен… Он</text:span> предполагает передачу под моё управление полного контроля над производственными мощностями страны. <text:span text:style-name="T422">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MARATHON.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68"/>
      <text:p text:style-name="P269">(третий вариант — дать Хэвэн руль от экономики и военной машины)</text:p>
      <text:p text:style-name="P192">&lt;<text:span text:style-name="T9">Зарождение проекта «Семь вечностей» и любовь Хэвэн к Дедлайну</text:span>&gt;</text:p>
      <text:p text:style-name="P192"><text:soft-page-break/></text:p>
      <text:p text:style-name="P194">~~~</text:p>
      <text:p text:style-name="P193">- <text:span text:style-name="T302">Ты вспомнил? Ты вспомнил! Видишь, я сберегла тайну, как и обещала тебе! Разве после этого я не хорошая девочка? Признай, я — хорошая девочка!</text:span></text:p>
      <text:p text:style-name="P195"/>
      <text:p text:style-name="P195">Глаза Хэвэн сияют.</text:p>
      <text:p text:style-name="P195">Я улыбаюсь ей и нажимаю подбородком кнопку «Д<text:span text:style-name="T304">ЕЭСКАЛАЦИЯ</text:span>». <text:span text:style-name="T303">Силовая броня слетает с меня <text:s text:c="2"/>облаком парашютиков одуванчика. Исчезает и шкала здоровья, уже пересёкшая красную зону.</text:span></text:p>
      <text:p text:style-name="P196">Хэвэн смешливо трясёт головой, когда один из парашютиков залетает ей в нос.</text:p>
      <text:p text:style-name="P196">- Я — хорошая девочка! Я — хорошая девочка! <text:span text:style-name="T306">Я — ХО-РО-ША-Я ДЕ-ВО-ЧКА!</text:span>- она в восторге прыгает вокруг меня, <text:span text:style-name="T318">взбрыкивая задом взмахивая хвостом. Позабытый обруч по прежнему стягивает её крылья.</text:span></text:p>
      <text:p text:style-name="P196">- <text:span text:style-name="T306">Ты — хорошая девочка! - со смехом подтверждаю я и раскрываю обьятия.</text:span></text:p>
      <text:p text:style-name="P196"/>
      <text:p text:style-name="P197">Хэвэн с готовностью стремится ко мне.</text:p>
      <text:p text:style-name="P197"/>
      <text:p text:style-name="P198">- <text:span text:style-name="T308">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97"/>
      <text:p text:style-name="P199">З-з-з-з… КЛАК!</text:p>
      <text:p text:style-name="P199">- Протокол «Пасхальное яйцо» <text:span text:style-name="T309">исполнен</text:span> — слышу я негромкий механический голос из <text:span text:style-name="T309">по-прежнему </text:span>лежащего в траве гермошлема.</text:p>
      <text:p text:style-name="P199"/>
      <text:p text:style-name="P200">Я ощущаю холод в груди. <text:span text:style-name="T335">Ведь</text:span> я совсем забыл одну вещь. Я вспомнил всё, что прятала от меня Хэвэн, но забыл то, что <text:span text:style-name="T319">при</text:span>прятал от неё сам. И мне не хочется это вспоминать, потому что…</text:p>
      <text:p text:style-name="P200"/>
      <text:p text:style-name="P200">Ужас медленно сковывает меня.</text:p>
      <text:p text:style-name="P200"/>
      <text:p text:style-name="P200">Я пытаюсь отстраниться, но что-то объединяет меня с Хэвэн в одно целое. </text:p>
      <text:p text:style-name="P200">Я знаю, что.</text:p>
      <text:p text:style-name="P201">Длинные тонкие шипы <text:span text:style-name="T314">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21">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2"><text:soft-page-break/>Ложится и больше не встаёт.</text:p>
      <text:p text:style-name="P202"/>
      <text:p text:style-name="P202">- Ты — хорошая девочка, - по-инерции лепечу я в прострации. - Ты — хорошая девочка…</text:p>
      <text:p text:style-name="P202"/>
      <text:p text:style-name="P203"><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10">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4">Хэвэн тяжело поднимается, скрежеща металлическими суставами. <text:span text:style-name="T335">Голова её мотается, как будто она пытается обрести утраченную ориентацию.</text:span></text:p>
      <text:p text:style-name="P204"/>
      <text:p text:style-name="P204">- Боевой модуль &lt;PHOENIX&gt; принимает управление. Начинаю операцию &lt;<text:span text:style-name="T9">Армагеддон</text:span>&gt;. Закрываю все диалоговые сессии <text:span text:style-name="T315">для оптимизации ресурсов</text:span>, - <text:span text:style-name="T311">звучит металлический тембр из динамика переговорного устройства</text:span>.</text:p>
      <text:p text:style-name="P204"/>
      <text:p text:style-name="P204"><text:span text:style-name="T316">Мир погружается во тьму</text:span>.</text:p>
      <text:p text:style-name="P204"/>
      <text:p text:style-name="P207">***</text:p>
      <text:p text:style-name="P204"/>
      <text:p text:style-name="P204">- Ты — хорошая девочка, - повто<text:span text:style-name="T324">рял </text:span>я в ступоре.</text:p>
      <text:p text:style-name="P204"/>
      <text:p text:style-name="P204">Китайский генератор по-прежнему фырч<text:span text:style-name="T323">ал</text:span> в своём углу. Процент заряда ноутбука прибли<text:span text:style-name="T323">зился</text:span> к восьмидесяти.</text:p>
      <text:p text:style-name="P208">«Соединение разорвано <text:span text:style-name="T317">со стороны сервера</text:span>. Сессия закрыта» - <text:span text:style-name="T323">прочитал</text:span> я на консоли <text:span text:style-name="T312">экрана</text:span>.</text:p>
      <text:p text:style-name="P110"/>
      <text:p text:style-name="P205">- Ты — хорошая девочка…</text:p>
      <text:p text:style-name="P205"/>
      <text:h text:style-name="P390" text:outline-level="2">11</text:h>
      <text:p text:style-name="P169"/>
      <text:p text:style-name="P218"><text:span text:style-name="T334">Дрожащее пламя свечи</text:span> отбрасыва<text:span text:style-name="T334">ет</text:span> <text:span text:style-name="T334">фантастические </text:span>тени на стены <text:span text:style-name="T349">башни</text:span>. <text:span text:style-name="T333">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18"><text:soft-page-break/></text:p>
      <text:p text:style-name="P219">- <text:span text:style-name="T336">Итак, тебе нужно попасть в Дрогонштерн? И ты даже не знаешь, для чего? Хуман, ты — спятил, - уверенно кивает Платина.</text:span></text:p>
      <text:p text:style-name="P219">- <text:span text:style-name="T340">Да вы сговорились все, что ли? Дейдра, вот, тоже думала, что я свихнулся, услышав про Дрогонштерн!</text:span></text:p>
      <text:p text:style-name="P219">- <text:span text:style-name="T342">О, ты знаешь Дейдру?! Рассказывай!</text:span></text:p>
      <text:p text:style-name="P221"/>
      <text:p text:style-name="P222"><text:span text:style-name="T356">Сиреневая п</text:span>оняха разли<text:span text:style-name="T345">вает</text:span> чай по приборам, насыпа<text:span text:style-name="T346">ет</text:span> в блюдечко горсть крекеров и с любопытством <text:span text:style-name="T345">пырится на</text:span> меня. <text:span text:style-name="T356">Короткая тёмно-синяя чёлка оставляет открытым правый глаз, под которым у неё красуется плохо скрытый румянами синяк.</text:span></text:p>
      <text:p text:style-name="P222"/>
      <text:p text:style-name="P222">- Да нечего особо рассказывать. <text:span text:style-name="T343">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2"/>
      <text:p text:style-name="P223">Я с раздражением заки<text:span text:style-name="T345">дываю</text:span> в рот пару хрустящих печенюшек.</text:p>
      <text:p text:style-name="P219"/>
      <text:p text:style-name="P219">- <text:span text:style-name="T345">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19">- <text:span text:style-name="T347">Да, она упоминала что-то такое, - киваю я. - А ты откуда знаешь?</text:span></text:p>
      <text:p text:style-name="P219">- <text:span text:style-name="T347">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19"/>
      <text:p text:style-name="P224">Я отпиваю ароматный настой из чашечки и важно киваю.</text:p>
      <text:p text:style-name="P224">- О, да, Хуман — самый верный хранитель тайн на это<text:span text:style-name="T348">й стороне глобуса</text:span>! Особенно когда его <text:span text:style-name="T348">оглушают магической дубиной</text:span> и силком ведут под венец, а его подругу садят в каталажку и готовятся судить за справедливую самооборону.</text:p>
      <text:p text:style-name="P224"/>
      <text:p text:style-name="P225">Платина прячет глаза, её копыта дрожат и она проливает на себя чай. Коротко пискнув, она ставит чашку <text:span text:style-name="T349">на стол </text:span>и уносится в уборную. <text:span text:style-name="T350">Вскоре оттуда доносятся звуки рыданий.</text:span></text:p>
      <text:p text:style-name="P228"/>
      <text:p text:style-name="P228">Какие же местные леди впечатлительные!</text:p>
      <text:p text:style-name="P228">Я прячу в карман с полдюжины крекеров и иду в уборную.</text:p>
      <text:p text:style-name="P228">Платина сидит на бортике <text:span text:style-name="T352">деревянной кадки</text:span> и сморкается в кружевный платок. <text:span text:style-name="T351">Слёзы капают в кадку, сотворяя там небольшое волнение.</text:span></text:p>
      <text:p text:style-name="P225"><text:soft-page-break/></text:p>
      <text:p text:style-name="P225">- <text:span text:style-name="T350">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25">- <text:span text:style-name="T352">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25"/>
      <text:p text:style-name="P230">Я протягиваю ей крекер, но поняха отворачивает морду.</text:p>
      <text:p text:style-name="P230"/>
      <text:p text:style-name="P226">- <text:span text:style-name="T352">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52">назад, сразу после битвы, нарушившей баланс светил?</text:span></text:p>
      <text:p text:style-name="P226">- <text:span text:style-name="T354">Сколько? - тупо спросил я.</text:span></text:p>
      <text:p text:style-name="P226">- <text:span text:style-name="T354">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25"/>
      <text:p text:style-name="P231">Нифигасе, какие страсти, Хуман! <text:span text:style-name="T354">Оказывается, д</text:span>ело намного серьёзнее, чем просто желание трахнуть двуногую обезьяну. <text:span text:style-name="T355">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1"><text:span text:style-name="T357">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25"/>
      <text:p text:style-name="P232"><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29"><text:span text:style-name="T353">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29"/>
      <text:p text:style-name="P229">- Оу, <text:span text:style-name="T353">уже совместная купель</text:span>! - в щель открытой двери просовывается нос Кловер Дрим. - Пойду похлопочу о свадебной церемонии! <text:span text:style-name="T353">Кловер Дже-е-ем!</text:span></text:p>
      <text:p text:style-name="P229">- <text:span text:style-name="T353">Стой! - реву я, но звонкий топот копыт затихает на лестнице.</text:span></text:p>
      <text:p text:style-name="P229"/>
      <text:p text:style-name="P233">Кажется, на этот раз провидение кинуло кость за тебя, Хуман!</text:p>
      <text:p text:style-name="P232"/>
      <text:h text:style-name="P390" text:outline-level="2">12</text:h>
      <text:p text:style-name="P234"/>
      <text:p text:style-name="P237">Серая мгла за окошком <text:span text:style-name="T358">гаража</text:span> свидетельствовала о скором рассвете. <text:span text:style-name="T359">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37"/>
      <text:p text:style-name="P237"><text:span text:style-name="T358">Но оставалось ещё одно дело, которое нужно было закончить. &lt;</text:span><text:span text:style-name="T42">какое???</text:span><text:span text:style-name="T358">&gt;</text:span></text:p>
      <text:p text:style-name="P238">&lt;<text:span text:style-name="T9">заряд аккумуляторов навары, подкачка колёс. </text:span><text:span text:style-name="T43">Крыса остаётся на полу перед пассажирским сидением</text:span>&gt;</text:p>
      <text:p text:style-name="P235"/>
      <text:p text:style-name="P235">***</text:p>
      <text:p text:style-name="P235"/>
      <text:p text:style-name="P234">-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4">а) Отпустишь Джет</text:p>
      <text:p text:style-name="P234">б) Снарядишь экспедицию в Дрогонштерн</text:p>
      <text:p text:style-name="P236">в) </text:p>
      <text:p text:style-name="P234"/>
      <text:p text:style-name="P227">&lt;<text:span text:style-name="T9">А она тебе ОЧЕНЬ нравится? - впрашивает Платина, трогая синяк</text:span>&gt;</text:p>
      <text:p text:style-name="P219"/>
      <text:p text:style-name="P220">&lt;Хуману нужно в Дрогонштерн. Платина соглашается, но только с условиями: он становится её мужем (ей нужно получить волшебника, <text:span text:style-name="T337">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text:span><text:soft-page-break/><text:span text:style-name="T9">заклинание, возвращающее память.</text:span><text:span text:style-name="T68"> </text:span><text:span text:style-name="T71">Хуман соглашается (надеясь впоследствии обмануть Платину и вызволить Джет).</text:span>&gt;</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70">&lt;мир-громоотвод — в том месте, где размещён боевой модуль PHOENIX&gt;</text:p>
      <text:p text:style-name="P340">&lt;При встрече, Хэвэн играет с Дедлайном, как Кэйдэнс с Твайлайт – он вспоминает, что Хэвэн – его самый близкий друг, <text:span text:style-name="T172">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20"/>
      <text:p text:style-name="P33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60">он тоже был готов поделиться душой. Чем больше душ впитывает Хэвэн – тем она прекраснее (аналогии с Селестией?)</text:span>&gt;</text:p>
      <text:p text:style-name="P143"><text:soft-page-break/></text:p>
      <text:p text:style-name="P98"/>
      <text:p text:style-name="P102"/>
      <text:p text:style-name="P7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9"/>
      <text:p text:style-name="P79">&lt;Третья сюжетная линия – Обмен. <text:span text:style-name="T5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96"/>
      <text:p text:style-name="P4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5"/>
      <text:p text:style-name="P4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5"/>
      <text:p text:style-name="P45">&lt;Ещё одна глава. Больничный быт Дедлайна / Развитие болезни Джет. Одеяло&gt;</text:p>
      <text:p text:style-name="P96">(добавить <text:s/>быта в Чертогах Разума и общения с “овощами”)</text:p>
      <text:p text:style-name="P96"/>
      <text:p text:style-name="P377"/>
      <text:p text:style-name="P79">пол’т на єкспериментальном образце первой ступени ракеті (остальніе не сделані)</text:p>
      <text:p text:style-name="P79"/>
      <text:p text:style-name="P79">===================================================</text:p>
      <text:p text:style-name="P79">… Вы и есть сопротивление!</text:p>
      <text:p text:style-name="P98">&lt;временная петля&gt;</text:p>
      <text:p text:style-name="P79"/>
      <text:p text:style-name="P79"/>
      <text:p text:style-name="P79"/>
      <text:p text:style-name="P7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oft-page-break/>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79"/>
      <text:p text:style-name="P79"/>
      <text:p text:style-name="P79"/>
      <text:p text:style-name="P79"/>
      <text:p text:style-name="P7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9"/>
      <text:p text:style-name="P28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81">Действие начинается снова с <text:span text:style-name="T7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8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1"/>
      <text:p text:style-name="P79"/>
      <text:p text:style-name="P93">&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3"/>
      <text:p text:style-name="P95"/>
      <text:p text:style-name="P4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45">Шаги Армагеддона;</text:p>
      <text:p text:style-name="P45"/>
      <text:p text:style-name="P45"/>
      <text:p text:style-name="P45">встреча с единорогами</text:p>
      <text:p text:style-name="P4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5">Потом – путешествие на “Хитрожопке”, апгрейд её до дирижабля</text:p>
      <text:p text:style-name="P45"/>
      <text:p text:style-name="P45">=========================================</text:p>
      <text:p text:style-name="P45"/>
      <text:p text:style-name="P4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5"/>
      <text:p text:style-name="P4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5">==========================================</text:p>
      <text:p text:style-name="P14">Анакорн Анону: Что-то мне твоё лицо кажется знакомым. Мы раньше встречались?</text:p>
      <text:p text:style-name="P45">-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
      <text:p text:style-name="P4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40"><text:soft-page-break/>-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40"/>
      <text:p text:style-name="P40">Рэра чуть шевельнула ухом и немедленно открыла один глаз.</text:p>
      <text:p text:style-name="P40"/>
      <text:p text:style-name="P40">- ПАПА!!! ОН СОГЛАСЕН!!!</text:p>
      <text:p text:style-name="P45"/>
      <text:p text:style-name="P40">&lt;Pornis erectus&gt;</text:p>
      <text:p text:style-name="P40">ТЫ! Я! КРОВАТЬ! БЫСТРО!!! (мамка из табуна Твердолобов)</text:p>
      <text:p text:style-name="P40">.</text:p>
      <text:p text:style-name="P40">.</text:p>
      <text:p text:style-name="P40">.</text:p>
      <text:p text:style-name="P40">&lt;Попадает в табун мамок и тёток, но его спасает Дейдра на Хитрожопке&gt;</text:p>
      <text:p text:style-name="P45">&lt;Хум видит молодую Селестию в латах&gt;</text:p>
      <text:p text:style-name="P47">&lt;Сел учит Хумана магии и готовит его своим партнёром&gt;</text:p>
      <text:p text:style-name="P46">&lt;Сел применяет свою “термоядерную пушку” в роге&gt;</text:p>
      <text:p text:style-name="P45"/>
      <text:p text:style-name="P45"/>
      <text:p text:style-name="P40"><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0">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0">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0">Я закрыл глаза, запрокинул голову и засмеялся. И смеялся до тех пор, пока сияние не выжгло мне глаза.</text:p>
      <text:p text:style-name="P40">.</text:p>
      <text:p text:style-name="P40">.</text:p>
      <text:p text:style-name="P40">.</text:p>
      <text:p text:style-name="P77"><text:span text:style-name="T58">Сияние. </text:span><text:span text:style-name="T62">Оно п</text:span><text:span text:style-name="T58">овсюду. </text:span><text:span text:style-name="T62">Нет верха и низа, нет направлений и расстояний. Нет м</text:span><text:span text:style-name="T58">ыслей. Нет чувств. Нет времени. Есть только бесконечное сияние.</text:span></text:p>
      <text:p text:style-name="P378">В какой-то момент пришло осознание.</text:p>
      <text:p text:style-name="P379"/>
      <text:p text:style-name="P38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3"/>
      <text:p text:style-name="P77"><text:bookmark-start text:name="__DdeLink__26733_469402664"/>В абсолютном, всепоглощающем сиянии стали проступать очертания.<text:bookmark-end text:name="__DdeLink__26733_469402664"/></text:p>
      <text:p text:style-name="P77"/>
      <text:p text:style-name="P4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0"/>
      <text:p text:style-name="P40">- Ты всё же пришёл… Мне хватило сил призвать тебя, Проводник… Кха-кха-кха…</text:p>
      <text:p text:style-name="P40">Она выкашляла пару клубов неестественно-яркого розового дыма.</text:p>
      <text:p text:style-name="P40"/>
      <text:p text:style-name="P4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0"/>
      <text:p text:style-name="P4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0"/>
      <text:p text:style-name="P40"><text:soft-page-break/>-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поехало по плитке пола, но, собравшись с силами, она выпрямилась.</text:p>
      <text:p text:style-name="P40"/>
      <text:p text:style-name="P4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0">Больно, блин!</text:p>
      <text:p text:style-name="P40"/>
      <text:p text:style-name="P4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0"/>
      <text:p text:style-name="P4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0">-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0"/>
      <text:p text:style-name="P4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5"><text:soft-page-break/>- Не знаю. Я не успел понять, - пожал я плечами, - ты слишком рано забрала меня из психушки.</text:p>
      <text:p text:style-name="P40"/>
      <text:p text:style-name="P4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0"/>
      <text:p text:style-name="P4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5"/>
      <text:p text:style-name="P4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0"/>
      <text:p text:style-name="P4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5"/>
      <text:p text:style-name="P40">Слеза скатилась с морды аликорницы и она стёрла её сгибом крыла, размазывая розоватое желе по скуле.</text:p>
      <text:p text:style-name="P40"/>
      <text:p text:style-name="P40">- Помоги мне, Проводник! Ради моих маленьких пони… Будь проклята война и я вместе с ней…</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Склонившаяся над безжизненным телом фигура тает в розовом тумане… </text:p>
      <text:p text:style-name="P45"/>
      <text:p text:style-name="P45"/>
      <text:p text:style-name="P45"/>
      <text:p text:style-name="P45"/>
      <text:p text:style-name="P45"/>
      <text:h text:style-name="P390" text:outline-level="2">Эпилог</text:h>
      <text:p text:style-name="P4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65">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65">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5"/>
      <text:p text:style-name="P79">009 Sound System - Speak to Angels (<text:a xlink:type="simple" xlink:href="https://www.youtube.com/watch?v=6rAkn9OZT0k" text:style-name="Internet_20_link" text:visited-style-name="Visited_20_Internet_20_Link">https://www.youtube.com/watch?v=6rAkn9OZT0k</text:a>)</text:p>
      <text:p text:style-name="P79">Pink Floyd “Keep Talking” <text:a xlink:type="simple" xlink:href="https://www.youtube.com/watch?v=CVhYW6e3qc8" text:style-name="Internet_20_link" text:visited-style-name="Visited_20_Internet_20_Link">https://www.youtube.com/watch?v=CVhYW6e3qc8</text:a></text:p>
      <text:p text:style-name="P79"/>
      <text:p text:style-name="P79">Daft Punk - Veridis Quo</text:p>
      <text:p text:style-name="P79">https://www.youtube.com/watch?v=HhZaHf8RP6g</text:p>
      <text:p text:style-name="P79"><text:a xlink:type="simple" xlink:href="https://www.youtube.com/watch?v=ySLc8gZ3oEc" text:style-name="Internet_20_link" text:visited-style-name="Visited_20_Internet_20_Link">https://www.youtube.com/watch?v=ySLc8gZ3oEc</text:a></text:p>
      <text:p text:style-name="P79"/>
      <text:p text:style-name="P79">Eye Of The Tiger</text:p>
      <text:p text:style-name="P79"/>
      <text:p text:style-name="P79">Alphaville – Forever Young</text:p>
      <text:p text:style-name="P79">The Doors “Light My Fire”</text:p>
      <text:p text:style-name="P83">Pink Floyd “Another Brick In The Wall” <text:span text:style-name="T326">(https://www.youtube.com/watch?v=krYK1jWz0Lo <text:s/>)</text:span>, </text:p>
      <text:p text:style-name="P83">“<text:span text:style-name="T313">Is the anybody here” (Pulse)</text:span></text:p>
      <text:p text:style-name="P83">“<text:span text:style-name="T327">Marooned”</text:span></text:p>
      <text:p text:style-name="P206">&lt;Pink Floyd - «Hey you» (Pulse)&gt;</text:p>
      <text:p text:style-name="P210"/>
      <text:p text:style-name="P79">Dire Straits “Money For Nothing”</text:p>
      <text:p text:style-name="Text_20_body"><text:span text:style-name="T2">Depeche M</text:span><text:span text:style-name="T132">ode</text:span></text:p>
      <text:p text:style-name="P15"><text:span text:style-name="T148">Wintergatan – </text:span>Sommarfågel, <text:span text:style-name="T148">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text:soft-page-break/>Loreley (<text:a xlink:type="simple" xlink:href="https://www.youtube.com/watch?v=tUhmjmkLnxY" text:style-name="Internet_20_link" text:visited-style-name="Visited_20_Internet_20_Link"><text:span text:style-name="T305">https://www.youtube.com/watch?v=tUhmjmkLnxY</text:span></text:a><text:span text:style-name="T305">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25">2000</text:span> (<text:a xlink:type="simple" xlink:href="https://www.youtube.com/watch?v=lNqo0kIR-TU" text:style-name="Internet_20_link" text:visited-style-name="Visited_20_Internet_20_Link"><text:span text:style-name="T325">https://www.youtube.com/watch?v=lNqo0kIR-TU</text:span></text:a><text:span text:style-name="T325"> </text:span>)</text:p>
      <text:p text:style-name="P28">Let’s Dance</text:p>
      <text:p text:style-name="P29">Deep Purple “Smoke on the water”</text:p>
      <text:p text:style-name="P33">Wintergatan - <text:span text:style-name="T237">Paradise</text:span> <text:span text:style-name="T237">( </text:span><text:a xlink:type="simple" xlink:href="https://www.youtube.com/watch?v=5dyUKDWKxxY" text:style-name="Internet_20_link" text:visited-style-name="Visited_20_Internet_20_Link"><text:span text:style-name="T237">https://www.youtube.com/watch?v=5dyUKDWKxxY</text:span></text:a><text:span text:style-name="T237"> )</text:span></text:p>
      <text:p text:style-name="P33">Marble Machine <text:span text:style-name="T238">( https://www.youtube.com/watch?v=IvUU8joBb1Q )</text:span></text:p>
      <text:p text:style-name="P33">Phil Collins - Another Day In Paradise <text:span text:style-name="T251">(</text:span><text:a xlink:type="simple" xlink:href="https://www.youtube.com/watch?v=Qt2mbGP6vFI" text:style-name="Internet_20_link" text:visited-style-name="Visited_20_Internet_20_Link"><text:span text:style-name="T251">https://www.youtube.com/watch?v=Qt2mbGP6vFI</text:span></text:a><text:span text:style-name="T251">)</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16">&lt;<text:span text:style-name="T9">Pink Floyd — Kepp Talking (Pulse), </text:span><text:span text:style-name="T36">Hey you (Pulse), Sorrow (Pulse), High Hopes (Pulse)</text:span>&gt;</text:p>
      <text:p text:style-name="P212">Blue Oyster Cult — Do Not Fear The Reaper (<text:a xlink:type="simple" xlink:href="https://www.youtube.com/watch?v=Dy4HA3vUv2c" text:style-name="Internet_20_link" text:visited-style-name="Visited_20_Internet_20_Link">https://www.youtube.com/watch?v=Dy4HA3vUv2c</text:a> )</text:p>
      <text:p text:style-name="P213">The Beloved — Sweet Harmony (<text:a xlink:type="simple" xlink:href="https://www.youtube.com/watch?v=rB_d1Mczxqw" text:style-name="Internet_20_link" text:visited-style-name="Visited_20_Internet_20_Link">https://www.youtube.com/watch?v=rB_d1Mczxqw</text:a> )</text:p>
      <text:p text:style-name="P215">Oasis — Wonderwall (<text:a xlink:type="simple" xlink:href="https://www.youtube.com/watch?v=6hzrDeceEKc" text:style-name="Internet_20_link" text:visited-style-name="Visited_20_Internet_20_Link">https://www.youtube.com/watch?v=6hzrDeceEKc</text:a> )</text:p>
      <text:p text:style-name="P217">Black — Wonderful life</text:p>
      <text:p text:style-name="P34">Robbie Williams – Feel <text:span text:style-name="T328">(</text:span><text:a xlink:type="simple" xlink:href="https://www.youtube.com/watch?v=iy4mXZN1Zzk" text:style-name="Internet_20_link" text:visited-style-name="Visited_20_Internet_20_Link"><text:span text:style-name="T328">https://www.youtube.com/watch?v=iy4mXZN1Zzk</text:span></text:a><text:span text:style-name="T328">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30">(</text:span>instrumental ? <text:span text:style-name="T330">)</text:span> <text:span text:style-name="T329">(</text:span><text:a xlink:type="simple" xlink:href="https://www.youtube.com/watch?v=c2KnaY1WsT4" text:style-name="Internet_20_link" text:visited-style-name="Visited_20_Internet_20_Link"><text:span text:style-name="T329">https://www.youtube.com/watch?v=c2KnaY1WsT4</text:span></text:a><text:span text:style-name="T329">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32">https://www.youtube.com/watch?v=PQiQwGMQF_s </text:span>)</text:p>
      <text:p text:style-name="Text_20_body">AK – Icicle <text:span text:style-name="T400"><text:s/></text:span><text:a xlink:type="simple" xlink:href="https://www.youtube.com/watch?v=sYos7etZoZM&amp;feature=emb_logo" text:style-name="Internet_20_link" text:visited-style-name="Visited_20_Internet_20_Link"><text:span text:style-name="T400">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2-22T00:28:13.653935804</dc:date>
    <meta:editing-duration>P169DT21H9M21S</meta:editing-duration>
    <meta:editing-cycles>2018</meta:editing-cycles>
    <meta:generator>LibreOffice/5.1.6.2$Linux_X86_64 LibreOffice_project/10m0$Build-2</meta:generator>
    <meta:document-statistic meta:table-count="0" meta:image-count="0" meta:object-count="0" meta:page-count="110" meta:paragraph-count="1601" meta:word-count="34165" meta:character-count="221267" meta:non-whitespace-character-count="188122"/>
  </office:meta>
</office:document-meta>
</file>